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4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6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7" style:family="paragraph" style:parent-style-name="Základný_20_text_20__28_5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8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9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1635f"/>
    </style:style>
    <style:style style:name="P1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11" style:family="paragraph" style:parent-style-name="Základný_20_text_20__28_6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12" style:family="paragraph" style:parent-style-name="Záhlavie_20__23_1" style:master-page-name="PageStyle0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3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4" style:family="paragraph" style:parent-style-name="Záhlavie_20__23_1" style:list-style-name="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15" style:family="paragraph" style:parent-style-name="Záhlavie_20__23_1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11635f"/>
    </style:style>
    <style:style style:name="P16" style:family="paragraph" style:parent-style-name="Záhlavie_20__23_1" style:list-style-name="">
      <style:paragraph-properties fo:margin-left="0cm" fo:margin-right="0cm" fo:line-height="150%" fo:text-align="start" style:justify-single-word="false" fo:text-indent="0.635cm" style:auto-text-indent="false" style:writing-mode="page"/>
    </style:style>
    <style:style style:name="P17" style:family="paragraph" style:parent-style-name="Záhlavie_20__23_1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18" style:family="paragraph" style:parent-style-name="Záhlavie_20__23_1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</style:style>
    <style:style style:name="P19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20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39fd6"/>
    </style:style>
    <style:style style:name="P21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22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23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29080"/>
    </style:style>
    <style:style style:name="P24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4.42cm"/>
        </style:tab-stops>
      </style:paragraph-properties>
      <style:text-properties officeooo:paragraph-rsid="00129080"/>
    </style:style>
    <style:style style:name="P25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39fd6"/>
    </style:style>
    <style:style style:name="P26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41c69"/>
    </style:style>
    <style:style style:name="P2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2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29080"/>
    </style:style>
    <style:style style:name="P2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4.42cm"/>
        </style:tab-stops>
      </style:paragraph-properties>
      <style:text-properties officeooo:paragraph-rsid="00129080"/>
    </style:style>
    <style:style style:name="P3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39fd6"/>
    </style:style>
    <style:style style:name="P3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41c69"/>
    </style:style>
    <style:style style:name="P3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3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39fd6"/>
    </style:style>
    <style:style style:name="P34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</style:style>
    <style:style style:name="P35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139fd6"/>
    </style:style>
    <style:style style:name="P36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  <style:text-properties officeooo:paragraph-rsid="00139fd6"/>
    </style:style>
    <style:style style:name="P37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/>
      <style:text-properties officeooo:paragraph-rsid="00139fd6"/>
    </style:style>
    <style:style style:name="P38" style:family="paragraph" style:parent-style-name="Iné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39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T1" style:family="text">
      <style:text-properties fo:color="#000000" style:font-name="Arial" fo:font-size="14pt" fo:background-color="#80ffff" loext:char-shading-value="0" style:font-size-asian="14pt" style:font-size-complex="14pt"/>
    </style:style>
    <style:style style:name="T2" style:family="text">
      <style:text-properties fo:color="#000000" style:font-name="Arial" fo:font-size="14pt" officeooo:rsid="00129080" fo:background-color="#80ffff" loext:char-shading-value="0" style:font-size-asian="14pt" style:font-size-complex="14pt"/>
    </style:style>
    <style:style style:name="T3" style:family="text">
      <style:text-properties fo:color="#000000" style:font-name="Arial" fo:font-size="14pt" officeooo:rsid="00139fd6" fo:background-color="#80ffff" loext:char-shading-value="0" style:font-size-asian="14pt" style:font-size-complex="14pt"/>
    </style:style>
    <style:style style:name="T4" style:family="text">
      <style:text-properties fo:color="#000000" style:font-name="Arial" fo:font-size="14pt" officeooo:rsid="00141c69" fo:background-color="#80ffff" loext:char-shading-value="0" style:font-size-asian="14pt" style:font-size-complex="14pt"/>
    </style:style>
    <style:style style:name="T5" style:family="text">
      <style:text-properties fo:color="#000000" style:font-name="Arial" fo:font-size="14pt" fo:language="en" fo:country="US" officeooo:rsid="00139fd6" fo:background-color="#80ffff" loext:char-shading-value="0" style:font-size-asian="14pt" style:font-size-complex="14pt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style:font-name="Arial" fo:font-size="14pt" officeooo:rsid="0011635f" style:font-size-asian="14pt" style:font-size-complex="14pt"/>
    </style:style>
    <style:style style:name="T8" style:family="text">
      <style:text-properties style:font-name="Arial" fo:font-size="14pt" officeooo:rsid="00129080" style:font-size-asian="14pt" style:font-size-complex="14pt"/>
    </style:style>
    <style:style style:name="T9" style:family="text">
      <style:text-properties style:font-name="Arial" fo:font-size="14pt" officeooo:rsid="00139fd6" style:font-size-asian="14pt" style:font-size-complex="14pt"/>
    </style:style>
    <style:style style:name="T10" style:family="text">
      <style:text-properties style:font-name="Arial" fo:font-size="14pt" fo:background-color="#80ffff" loext:char-shading-value="0" style:font-size-asian="14pt" style:font-size-complex="14pt"/>
    </style:style>
    <style:style style:name="T11" style:family="text">
      <style:text-properties style:font-name="Arial" fo:font-size="14pt" fo:language="en" fo:country="US" officeooo:rsid="00139fd6" style:font-size-asian="14pt" style:font-size-complex="14pt"/>
    </style:style>
    <style:style style:name="Sect1" style:family="section">
      <style:section-properties fo:margin-left="0.635cm" fo:margin-right="1.776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h text:style-name="P12" text:outline-level="1"><text:bookmark-start text:name="bookmark0"/><text:span text:style-name="CharStyle10"><text:span text:style-name="T6">Ján Kostra</text:span></text:span><text:bookmark-end text:name="bookmark0"/></text:h>
        <text:h text:style-name="P13" text:outline-level="1"><text:bookmark-start text:name="bookmark2"/><text:span text:style-name="CharStyle10"><text:span text:style-name="T6">ZA TEN M</text:span></text:span><text:span text:style-name="CharStyle10"><text:span text:style-name="T7">Á</text:span></text:span><text:span text:style-name="CharStyle10"><text:span text:style-name="T6">J</text:span></text:span><text:bookmark-end text:name="bookmark2"/></text:h>
        <text:p text:style-name="P4"><text:span text:style-name="CharStyle12"><text:span text:style-name="T6"/></text:span></text:p>
        <text:p text:style-name="P8"><text:span text:style-name="CharStyle12"><text:span text:style-name="T6"/></text:span></text:p>
        <text:p text:style-name="P9"><text:span text:style-name="CharStyle12"><text:span text:style-name="T7">I.</text:span></text:span></text:p>
        <text:p text:style-name="P9"><text:span text:style-name="CharStyle12"><text:span text:style-name="T6"/></text:span></text:p>
        <text:h text:style-name="P15" text:outline-level="1"><text:span text:style-name="CharStyle10"><text:span text:style-name="T6">Za ten máj</text:span></text:span></text:h>
        <text:h text:style-name="P15" text:outline-level="1"><text:span text:style-name="CharStyle10"><text:span text:style-name="T6"/></text:span></text:h>
        <text:h text:style-name="P17" text:outline-level="1"><text:bookmark-start text:name="bookmark4"/><text:span text:style-name="CharStyle10"><text:span text:style-name="T6">Za ten máj</text:span></text:span><text:bookmark-end text:name="bookmark4"/></text:h>
        <text:p text:style-name="P5"><text:span text:style-name="CharStyle16"><text:span text:style-name="T6"/></text:span></text:p>
        <text:p text:style-name="P23"><text:span text:style-name="CharStyle16"><text:span text:style-name="T6">Je v mojej duši kdesi skrytý</text:span></text:span></text:p>
        <text:p text:style-name="P23"><text:span text:style-name="CharStyle16"><text:span text:style-name="T6">od prapočiatku máj.</text:span></text:span></text:p>
        <text:p text:style-name="P28"><text:span text:style-name="CharStyle16"><text:span text:style-name="T6">Vráskami ošľahaný, vekmi bitý</text:span></text:span></text:p>
        <text:p text:style-name="P23"><text:span text:style-name="CharStyle16"><text:span text:style-name="T6">nesiem ho mrazmi, hromobitím</text:span></text:span></text:p>
        <text:p text:style-name="P23"><text:span text:style-name="CharStyle16"><text:span text:style-name="T6">aj spočiniem v ňom nebodaj.</text:span></text:span></text:p>
        <text:p text:style-name="P5"><text:span text:style-name="CharStyle16"><text:span text:style-name="T6"/></text:span></text:p>
        <text:p text:style-name="P23"><text:span text:style-name="CharStyle16"><text:span text:style-name="T6">Keď som smrť zbadal celkom blízko,</text:span></text:span></text:p>
        <text:p text:style-name="P23"><text:span text:style-name="CharStyle16"><text:span text:style-name="T6">keď som bol celkom sám,</text:span></text:span></text:p>
        <text:p text:style-name="P23"><text:span text:style-name="CharStyle16"><text:span text:style-name="T6">preklenul som ním priepadlisko,</text:span></text:span></text:p>
        <text:p text:style-name="P23"><text:span text:style-name="CharStyle16"><text:span text:style-name="T6">jak eskamotér na javisko</text:span></text:span></text:p>
        <text:p text:style-name="P23"><text:span text:style-name="CharStyle16"><text:span text:style-name="T6">keď kúzli ruží klam.</text:span></text:span></text:p>
        <text:p text:style-name="P5"><text:span text:style-name="CharStyle16"><text:span text:style-name="T6"/></text:span></text:p>
        <text:p text:style-name="P23"><text:span text:style-name="CharStyle16"><text:span text:style-name="T6">Lenže môj máj to nie sú klamy,</text:span></text:span></text:p>
        <text:p text:style-name="P23"><text:span text:style-name="CharStyle16"><text:span text:style-name="T6">to nie je iba sen.</text:span></text:span></text:p>
        <text:p text:style-name="P28"><text:span text:style-name="CharStyle16"><text:span text:style-name="T6">To </text:span></text:span><text:span text:style-name="CharStyle16"><text:span text:style-name="T1">je</text:span></text:span><text:span text:style-name="CharStyle16"><text:span text:style-name="T6"> môj život dorúbaný,</text:span></text:span></text:p>
        <text:p text:style-name="P23"><text:span text:style-name="CharStyle16"><text:span text:style-name="T6">rozkvitajúci z každej rany</text:span></text:span></text:p>
        <text:p text:style-name="P23"><text:span text:style-name="CharStyle16"><text:span text:style-name="T6">k pravde a ku kráse.</text:span></text:span></text:p>
        <text:p text:style-name="P3"><text:span text:style-name="CharStyle7"><text:span text:style-name="T6"/></text:span></text:p>
        <text:p text:style-name="P28"><text:span text:style-name="CharStyle16"><text:span text:style-name="T6">Rozvíjal som ho proti smrti</text:span></text:span></text:p>
        <text:p text:style-name="P23"><text:span text:style-name="CharStyle16"><text:span text:style-name="T6">a proti mrazným tmám</text:span></text:span><text:span text:style-name="CharStyle16"><text:span text:style-name="T1">,</text:span></text:span></text:p>
        <text:p text:style-name="P23"><text:span text:style-name="CharStyle16"><text:span text:style-name="T6">š</text:span></text:span><text:span text:style-name="CharStyle16"><text:span text:style-name="T2">ľ</text:span></text:span><text:span text:style-name="CharStyle16"><text:span text:style-name="T6">ahaly z neho zakvitnuté prúty</text:span></text:span></text:p>
        <text:p text:style-name="P23"><text:span text:style-name="CharStyle16"><text:span text:style-name="T6">a ja som vedel: vrah ma neuškrtí,</text:span></text:span></text:p>
        <text:p text:style-name="P23"><text:span text:style-name="CharStyle16"><text:span text:style-name="T6">kým ja máj v sebe mám.</text:span></text:span></text:p>
        <text:p text:style-name="P5"><text:span text:style-name="CharStyle16"><text:span text:style-name="T6"/></text:span></text:p>
        <text:p text:style-name="P23"><text:soft-page-break/><text:span text:style-name="CharStyle16"><text:span text:style-name="T6">Potom som stretol mnoho dobrých </text:span></text:span><text:span text:style-name="CharStyle16"><text:span text:style-name="T1">ľ</text:span></text:span><text:span text:style-name="CharStyle16"><text:span text:style-name="T6">udí</text:span></text:span></text:p>
        <text:p text:style-name="P23"><text:span text:style-name="CharStyle16"><text:span text:style-name="T6">a odokryl som najtajnejší taj:</text:span></text:span></text:p>
        <text:p text:style-name="P23"><text:span text:style-name="CharStyle16"><text:span text:style-name="T6">tiež mali skrytý kdesi v hrudi</text:span></text:span></text:p>
        <text:p text:style-name="P23"><text:span text:style-name="CharStyle16"><text:span text:style-name="T6">dúhovo vyklenutý májový kraj.</text:span></text:span></text:p>
        <text:p text:style-name="P5"><text:span text:style-name="CharStyle16"><text:span text:style-name="T6"/></text:span></text:p>
        <text:p text:style-name="P23"><text:span text:style-name="CharStyle16"><text:span text:style-name="T6">Čím nešťastnejší, čím viac bití boli,</text:span></text:span></text:p>
        <text:p text:style-name="P23"><text:span text:style-name="CharStyle16"><text:span text:style-name="T6">tým mocnejšie v nich prekvital.</text:span></text:span></text:p>
        <text:p text:style-name="P23"><text:span text:style-name="CharStyle16"><text:span text:style-name="T6">Dnes zastali sme na bitevnom poli,</text:span></text:span></text:p>
        <text:p text:style-name="P23"><text:span text:style-name="CharStyle16"><text:span text:style-name="T6">na brehu nových zúrodnených rolí,</text:span></text:span></text:p>
        <text:p text:style-name="P23"><text:span text:style-name="CharStyle16"><text:span text:style-name="T6">vo vľúdnom svetle továrenských hál</text:span></text:span></text:p>
        <text:p text:style-name="P23"><text:span text:style-name="CharStyle16"><text:span text:style-name="T6"/></text:span></text:p>
        <text:p text:style-name="P23"><text:span text:style-name="CharStyle16"><text:span text:style-name="T6">za ten máj, ktorý v srdciach ľudí</text:span></text:span></text:p>
        <text:p text:style-name="P23"><text:span text:style-name="CharStyle16"><text:span text:style-name="T6">od prapočiatku zrel.</text:span></text:span></text:p>
        <text:p text:style-name="P28"><text:span text:style-name="CharStyle16"><text:span text:style-name="T6">A staviame ho ponad temné prúdy</text:span></text:span></text:p>
        <text:p text:style-name="P23"><text:span text:style-name="CharStyle16"><text:span text:style-name="T6">jak oblúk dúhy vyklenutý</text:span></text:span></text:p>
        <text:p text:style-name="P23"><text:span text:style-name="CharStyle16"><text:span text:style-name="T6">zo spravodlivých čistých čiel.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7" text:outline-level="1"><text:bookmark-start text:name="bookmark6"/><text:span text:style-name="CharStyle10"><text:span text:style-name="T6">Bratislavská jar</text:span></text:span><text:bookmark-end text:name="bookmark6"/></text:h>
        <text:p text:style-name="P5"><text:span text:style-name="CharStyle16"><text:span text:style-name="T6"/></text:span></text:p>
        <text:p text:style-name="P23"><text:span text:style-name="CharStyle16"><text:span text:style-name="T6">Aká to bola jar! Dejiny nezabudnú</text:span></text:span></text:p>
        <text:p text:style-name="P23"><text:span text:style-name="CharStyle16"><text:span text:style-name="T6">jej príchod s výbuchmi v ovocných záhradách.</text:span></text:span></text:p>
        <text:p text:style-name="P23"><text:span text:style-name="CharStyle16"><text:span text:style-name="T6">Do vône fialiek miešal sa pušný prach.</text:span></text:span></text:p>
        <text:p text:style-name="P28"><text:span text:style-name="CharStyle16"><text:span text:style-name="T6">A tí, čo zaliezli do hrobov celkom ku dnu,</text:span></text:span></text:p>
        <text:p text:style-name="P23"><text:span text:style-name="CharStyle16"><text:span text:style-name="T6"/></text:span></text:p>
        <text:p text:style-name="P23"><text:span text:style-name="CharStyle16"><text:span text:style-name="T6">v tretí deň zdvihli sa, počujúc ruskú reč</text:span></text:span></text:p>
        <text:p text:style-name="P23"><text:span text:style-name="CharStyle16"><text:span text:style-name="T6">a vyšli na svetlo. Cez stromy rozkvitnuté</text:span></text:span></text:p>
        <text:p text:style-name="P23"><text:span text:style-name="CharStyle16"><text:span text:style-name="T6">zazreli neznámych vojakov na zákrute,</text:span></text:span></text:p>
        <text:p text:style-name="P23"><text:span text:style-name="CharStyle16"><text:span text:style-name="T6">tamho</text:span></text:span><text:span text:style-name="CharStyle16"><text:span text:style-name="T1">re</text:span></text:span><text:span text:style-name="CharStyle16"><text:span text:style-name="T6"> ulicou, jak zimu ženú preč.</text:span></text:span></text:p>
        <text:p text:style-name="P5"><text:span text:style-name="CharStyle16"><text:span text:style-name="T6"/></text:span></text:p>
        <text:p text:style-name="P23"><text:span text:style-name="CharStyle16"><text:span text:style-name="T6">Okvetia voňaly a ešte počuť bolo</text:span></text:span></text:p>
        <text:p text:style-name="P23"><text:span text:style-name="CharStyle16"><text:span text:style-name="T6">priam z vekov hlbiny ponuro dunieť </text:span></text:span><text:span text:style-name="CharStyle16"><text:span text:style-name="T1">l</text:span></text:span><text:span text:style-name="CharStyle16"><text:span text:style-name="T6">ad.</text:span></text:span></text:p>
        <text:p text:style-name="P28"><text:span text:style-name="CharStyle16"><text:span text:style-name="T6">V mumlavom orchestri bubnových kanonád</text:span></text:span></text:p>
        <text:p text:style-name="P23"><text:span text:style-name="CharStyle16"><text:span text:style-name="T6">do výšok vytiahol škovránok tenké sólo.</text:span></text:span></text:p>
        <text:p text:style-name="P3"><text:soft-page-break/><text:span text:style-name="CharStyle7"><text:span text:style-name="T6"/></text:span></text:p>
        <text:p text:style-name="P19"><text:span text:style-name="CharStyle7"><text:span text:style-name="T6"/></text:span></text:p>
        <text:h text:style-name="P17" text:outline-level="1"><text:bookmark-start text:name="bookmark8"/><text:span text:style-name="CharStyle10"><text:span text:style-name="T6">Vianoce 1945</text:span></text:span><text:bookmark-end text:name="bookmark8"/></text:h>
        <text:p text:style-name="P5"><text:span text:style-name="CharStyle16"><text:span text:style-name="T6"/></text:span></text:p>
        <text:p text:style-name="P23"><text:span text:style-name="CharStyle16"><text:span text:style-name="T6">Tenučké skielko slova pokoj</text:span></text:span></text:p>
        <text:p text:style-name="P23"><text:span text:style-name="CharStyle16"><text:span text:style-name="T6">do vetiev básne zavesiť</text:span></text:span></text:p>
        <text:p text:style-name="P23"><text:span text:style-name="CharStyle16"><text:span text:style-name="T6">ako </text:span></text:span><text:span text:style-name="CharStyle16"><text:span text:style-name="T1">je</text:span></text:span><text:span text:style-name="CharStyle16"><text:span text:style-name="T6"> ťažko, tažko ešte.</text:span></text:span></text:p>
        <text:p text:style-name="P23"><text:span text:style-name="CharStyle16"><text:span text:style-name="T6">Vytratil sa mi z prstov cit.</text:span></text:span></text:p>
        <text:p text:style-name="P23"><text:span text:style-name="CharStyle16"><text:span text:style-name="T6">Sú také k</text:span></text:span><text:span text:style-name="CharStyle16"><text:span text:style-name="T8">ľ</text:span></text:span><text:span text:style-name="CharStyle16"><text:span text:style-name="T6">avé ako kliešte</text:span></text:span></text:p>
        <text:p text:style-name="P23"><text:span text:style-name="CharStyle16"><text:span text:style-name="T6">a celkom iste na polceste</text:span></text:span></text:p>
        <text:p text:style-name="P23"><text:span text:style-name="CharStyle16"><text:span text:style-name="T6">musím to slovo rozpučiť.</text:span></text:span></text:p>
        <text:p text:style-name="P5"><text:span text:style-name="CharStyle16"><text:span text:style-name="T6"/></text:span></text:p>
        <text:p text:style-name="P23"><text:span text:style-name="CharStyle16"><text:span text:style-name="T6">Herodes, čierny, chmúrny kat,</text:span></text:span></text:p>
        <text:p text:style-name="P23"><text:span text:style-name="CharStyle16"><text:span text:style-name="T6">premieta sa mi do pamäti</text:span></text:span></text:p>
        <text:p text:style-name="P23"><text:span text:style-name="CharStyle16"><text:span text:style-name="T6">a dvíha vybielený hnát.</text:span></text:span></text:p>
        <text:p text:style-name="P5"><text:span text:style-name="CharStyle16"><text:span text:style-name="T6">Ve</text:span></text:span><text:span text:style-name="CharStyle16"><text:span text:style-name="T1">ľvra</text:span></text:span><text:span text:style-name="CharStyle16"><text:span text:style-name="T6">h detí.</text:span></text:span></text:p>
        <text:p text:style-name="P5"><text:span text:style-name="CharStyle16"><text:span text:style-name="T6"/></text:span></text:p>
        <text:p text:style-name="P23"><text:span text:style-name="CharStyle16"><text:span text:style-name="T6">Herodes, hrobár, hrdlorez,</text:span></text:span></text:p>
        <text:p text:style-name="P23"><text:span text:style-name="CharStyle16"><text:span text:style-name="T6">hryzavý hroznýš histórie,</text:span></text:span></text:p>
        <text:p text:style-name="P23"><text:span text:style-name="CharStyle16"><text:span text:style-name="T6">ten hysterický bes,</text:span></text:span></text:p>
        <text:p text:style-name="P23"><text:span text:style-name="CharStyle16"><text:span text:style-name="T6">nepriate</text:span></text:span><text:span text:style-name="CharStyle16"><text:span text:style-name="T8">ľ</text:span></text:span><text:span text:style-name="CharStyle16"><text:span text:style-name="T6"> všetkého, čo žije</text:span></text:span></text:p>
        <text:p text:style-name="P3"><text:span text:style-name="CharStyle7"><text:span text:style-name="T6"/></text:span></text:p>
        <text:p text:style-name="P28"><text:span text:style-name="CharStyle16"><text:span text:style-name="T1">a</text:span></text:span><text:span text:style-name="CharStyle16"><text:span text:style-name="T6"> čo sa ešte narodí,</text:span></text:span></text:p>
        <text:p text:style-name="P23"><text:span text:style-name="CharStyle16"><text:span text:style-name="T6">Herodes čihá vo tmách sveta,</text:span></text:span></text:p>
        <text:p text:style-name="P23"><text:span text:style-name="CharStyle16"><text:span text:style-name="T6">chve</text:span></text:span><text:span text:style-name="CharStyle16"><text:span text:style-name="T1">jú</text:span></text:span><text:span text:style-name="CharStyle16"><text:span text:style-name="T6"> sa strachom národy</text:span></text:span></text:p>
        <text:p text:style-name="P23"><text:span text:style-name="CharStyle16"><text:span text:style-name="T6">a pacholiatko, sladké dieťa.</text:span></text:span></text:p>
        <text:p text:style-name="P5"><text:span text:style-name="CharStyle16"><text:span text:style-name="T6"/></text:span></text:p>
        <text:p text:style-name="P23"><text:span text:style-name="CharStyle16"><text:span text:style-name="T6">Tenučké skielko slova pokoj</text:span></text:span></text:p>
        <text:p text:style-name="P23"><text:span text:style-name="CharStyle16"><text:span text:style-name="T6">do vetiev stromu vianočného</text:span></text:span></text:p>
        <text:p text:style-name="P23"><text:span text:style-name="CharStyle16"><text:span text:style-name="T6">spojenou nehou zavesíme,</text:span></text:span></text:p>
        <text:p text:style-name="P23"><text:span text:style-name="CharStyle16"><text:span text:style-name="T6">spojenou nehou</text:span></text:span></text:p>
        <text:p text:style-name="P23"><text:span text:style-name="CharStyle16"><text:span text:style-name="T6">celého sveta zmučeného.</text:span></text:span></text:p>
        <text:p text:style-name="P5"><text:span text:style-name="CharStyle16"><text:span text:style-name="T6"/></text:span></text:p>
        <text:p text:style-name="P23"><text:span text:style-name="CharStyle16"><text:span text:style-name="T6">H</text:span></text:span><text:span text:style-name="CharStyle16"><text:span text:style-name="T2">ľ</text:span></text:span><text:span text:style-name="CharStyle16"><text:span text:style-name="T6">a, nežná hviezda po krvavej</text:span></text:span></text:p>
        <text:p text:style-name="P23"><text:soft-page-break/><text:span text:style-name="CharStyle16"><text:span text:style-name="T6">dvíha sa ponad snežný závej.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7" text:outline-level="1"><text:bookmark-start text:name="bookmark10"/><text:span text:style-name="CharStyle10"><text:span text:style-name="T6">D</text:span></text:span><text:span text:style-name="CharStyle10"><text:span text:style-name="T1">ú</text:span></text:span><text:span text:style-name="CharStyle10"><text:span text:style-name="T6">pä</text:span></text:span><text:bookmark-end text:name="bookmark10"/></text:h>
        <text:h text:style-name="P16" text:outline-level="1"><text:span text:style-name="CharStyle10"><text:span text:style-name="T6"/></text:span></text:h>
        <text:p text:style-name="P28"><text:span text:style-name="CharStyle16"><text:span text:style-name="T6">Dorúbaný, dosekaný</text:span></text:span></text:p>
        <text:p text:style-name="P23"><text:span text:style-name="CharStyle16"><text:span text:style-name="T6">lieči sa svet </text:span></text:span><text:span text:style-name="CharStyle16"><text:span text:style-name="T2">z</text:span></text:span><text:span text:style-name="CharStyle16"><text:span text:style-name="T6"> prašiny.</text:span></text:span></text:p>
        <text:p text:style-name="P23"><text:span text:style-name="CharStyle16"><text:span text:style-name="T6">Tí, čo ešte žili vlani,</text:span></text:span></text:p>
        <text:p text:style-name="P23"><text:span text:style-name="CharStyle16"><text:span text:style-name="T6">ceria </text:span></text:span><text:span text:style-name="CharStyle16"><text:span text:style-name="T8">z</text:span></text:span><text:span text:style-name="CharStyle16"><text:span text:style-name="T6">uby </text:span></text:span><text:span text:style-name="CharStyle16"><text:span text:style-name="T8">z</text:span></text:span><text:span text:style-name="CharStyle16"><text:span text:style-name="T6">pod hliny </text:span></text:span><text:span text:style-name="CharStyle16"><text:span text:style-name="T1">—</text:span></text:span></text:p>
        <text:p text:style-name="P23"><text:span text:style-name="CharStyle16"><text:span text:style-name="T2">z</text:span></text:span><text:span text:style-name="CharStyle16"><text:span text:style-name="T6">akopaní, zahrabaní</text:span></text:span></text:p>
        <text:p text:style-name="P23"><text:span text:style-name="CharStyle16"><text:span text:style-name="T6">ľudia, kone, mrciny.</text:span></text:span></text:p>
        <text:p text:style-name="P23"><text:span text:style-name="CharStyle16"><text:span text:style-name="T6">Kto to všetko zavinil?</text:span></text:span></text:p>
        <text:p text:style-name="P5"><text:span text:style-name="CharStyle16"><text:span text:style-name="T6"/></text:span></text:p>
        <text:p text:style-name="P23"><text:span text:style-name="CharStyle16"><text:span text:style-name="T6">Spravodlivosť tisícruká</text:span></text:span></text:p>
        <text:p text:style-name="P23"><text:span text:style-name="CharStyle16"><text:span text:style-name="T6">vyťahuje špagátom</text:span></text:span></text:p>
        <text:p text:style-name="P23"><text:span text:style-name="CharStyle16"><text:span text:style-name="T6">z ľudskej kože zvera-vlka</text:span></text:span></text:p>
        <text:p text:style-name="P23"><text:span text:style-name="CharStyle16"><text:span text:style-name="T6">s náležitým obradom:</text:span></text:span></text:p>
        <text:p text:style-name="P23"><text:span text:style-name="CharStyle16"><text:span text:style-name="T6">dívajte sa, ako zdrugá.</text:span></text:span></text:p>
        <text:p text:style-name="P23"><text:span text:style-name="CharStyle16"><text:span text:style-name="T6">V krutom hneve presvätom —</text:span></text:span></text:p>
        <text:p text:style-name="P23"><text:span text:style-name="CharStyle16"><text:span text:style-name="T6">spravodlivosť v svete tom.</text:span></text:span></text:p>
        <text:p text:style-name="P3"><text:span text:style-name="CharStyle7"><text:span text:style-name="T6"/></text:span></text:p>
        <text:p text:style-name="P28"><text:span text:style-name="CharStyle16"><text:span text:style-name="T6">Chceme určiť </text:span></text:span><text:span text:style-name="CharStyle16"><text:span text:style-name="T1">je</text:span></text:span><text:span text:style-name="CharStyle16"><text:span text:style-name="T6">dnoznačne:</text:span></text:span></text:p>
        <text:p text:style-name="P23"><text:span text:style-name="CharStyle16"><text:span text:style-name="T6">tu je dúpä prašiny.</text:span></text:span></text:p>
        <text:p text:style-name="P28"><text:span text:style-name="CharStyle16"><text:span text:style-name="T6">Nech sa teraz vskutku začne</text:span></text:span></text:p>
        <text:p text:style-name="P23"><text:span text:style-name="CharStyle16"><text:span text:style-name="T6">život nový, bez viny.</text:span></text:span></text:p>
        <text:p text:style-name="P28"><text:span text:style-name="CharStyle16"><text:span text:style-name="T6">Nech sa rodia v lebkách básne,</text:span></text:span></text:p>
        <text:p text:style-name="P23"><text:span text:style-name="CharStyle16"><text:span text:style-name="T6">nech už nieto príčiny</text:span></text:span></text:p>
        <text:p text:style-name="P23"><text:span text:style-name="CharStyle16"><text:span text:style-name="T6">zadupať ich do hliny.</text:span></text:span></text:p>
        <text:p text:style-name="P5"><text:span text:style-name="CharStyle16"><text:span text:style-name="T6"/></text:span></text:p>
        <text:p text:style-name="P23"><text:span text:style-name="CharStyle16"><text:span text:style-name="T6">Vykúrime toto dúpä,</text:span></text:span></text:p>
        <text:p text:style-name="P23"><text:span text:style-name="CharStyle16"><text:span text:style-name="T6">zneškodníme zárody,</text:span></text:span></text:p>
        <text:p text:style-name="P23"><text:span text:style-name="CharStyle16"><text:span text:style-name="T6">aby nikdy lebky tupé,</text:span></text:span></text:p>
        <text:p text:style-name="P23"><text:span text:style-name="CharStyle16"><text:span text:style-name="T6">z ktorých vražda vychodí,</text:span></text:span></text:p>
        <text:p text:style-name="P23"><text:soft-page-break/><text:span text:style-name="CharStyle16"><text:span text:style-name="T6">nezdvihly sa na postupe</text:span></text:span></text:p>
        <text:p text:style-name="P23"><text:span text:style-name="CharStyle16"><text:span text:style-name="T6">proti sadom slobody </text:span></text:span><text:span text:style-name="CharStyle16"><text:span text:style-name="T1">—</text:span></text:span></text:p>
        <text:p text:style-name="P23"><text:span text:style-name="CharStyle16"><text:span text:style-name="T6">na mestá a národy.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7" text:outline-level="1"><text:bookmark-start text:name="bookmark12"/><text:span text:style-name="CharStyle10"><text:span text:style-name="T6">30 rokov</text:span></text:span><text:bookmark-end text:name="bookmark12"/></text:h>
        <text:p text:style-name="P5"><text:span text:style-name="CharStyle16"><text:span text:style-name="T6"/></text:span></text:p>
        <text:p text:style-name="P23"><text:span text:style-name="CharStyle16"><text:span text:style-name="T6">V hurtujúcom víchre času,</text:span></text:span></text:p>
        <text:p text:style-name="P23"><text:span text:style-name="CharStyle16"><text:span text:style-name="T6">keď sa temní obzor zemný,</text:span></text:span></text:p>
        <text:p text:style-name="P23"><text:span text:style-name="CharStyle16"><text:span text:style-name="T6">rubínová hviezda horí</text:span></text:span></text:p>
        <text:p text:style-name="P23"><text:span text:style-name="CharStyle16"><text:span text:style-name="T6">na kopuli Krem</text:span></text:span><text:span text:style-name="CharStyle16"><text:span text:style-name="T1">ľ</text:span></text:span><text:span text:style-name="CharStyle16"><text:span text:style-name="T6">u.</text:span></text:span></text:p>
        <text:p text:style-name="P5"><text:span text:style-name="CharStyle16"><text:span text:style-name="T6"/></text:span></text:p>
        <text:p text:style-name="P23"><text:span text:style-name="CharStyle16"><text:span text:style-name="T6">Až sem počuť prudkú pieseň:</text:span></text:span></text:p>
        <text:p text:style-name="P23"><text:span text:style-name="CharStyle16"><text:span text:style-name="T6">duje do zástav.</text:span></text:span></text:p>
        <text:p text:style-name="P28"><text:span text:style-name="CharStyle16"><text:span text:style-name="T6">Dunia kroky po ploščadi,</text:span></text:span></text:p>
        <text:p text:style-name="P23"><text:span text:style-name="CharStyle16"><text:span text:style-name="T6">pochodujú živí, mŕtvi.</text:span></text:span></text:p>
        <text:p text:style-name="P5"><text:span text:style-name="CharStyle16"><text:span text:style-name="T6"/></text:span></text:p>
        <text:p text:style-name="P23"><text:span text:style-name="CharStyle16"><text:span text:style-name="T6">Čo my vieme o tých rokoch,</text:span></text:span></text:p>
        <text:p text:style-name="P23"><text:span text:style-name="CharStyle16"><text:span text:style-name="T6">o tých rokoch tridsiatich,</text:span></text:span></text:p>
        <text:p text:style-name="P23"><text:span text:style-name="CharStyle16"><text:span text:style-name="T6">ktoré teraz defilujú</text:span></text:span></text:p>
        <text:p text:style-name="P23"><text:span text:style-name="CharStyle16"><text:span text:style-name="T6">pred Stalinom</text:span></text:span><text:span text:style-name="CharStyle16"><text:span text:style-name="T1">?!</text:span></text:span></text:p>
        <text:p text:style-name="P5"><text:span text:style-name="CharStyle16"><text:span text:style-name="T6"/></text:span></text:p>
        <text:p text:style-name="P23"><text:span text:style-name="CharStyle16"><text:span text:style-name="T6">Ako veľká neznáma</text:span></text:span></text:p>
        <text:p text:style-name="P23"><text:span text:style-name="CharStyle16"><text:span text:style-name="T6">sála sila Ruska k nám.</text:span></text:span></text:p>
        <text:p text:style-name="P28"><text:span text:style-name="CharStyle16"><text:span text:style-name="T6">V revolučnom ohni kuje</text:span></text:span></text:p>
        <text:p text:style-name="P23"><text:span text:style-name="CharStyle16"><text:span text:style-name="T6">Lenin človeka.</text:span></text:span></text:p>
        <text:p text:style-name="P5"><text:span text:style-name="CharStyle16"><text:span text:style-name="T6"/></text:span></text:p>
        <text:p text:style-name="P23"><text:span text:style-name="CharStyle16"><text:span text:style-name="T6">V hlade blokád, v mraze bied</text:span></text:span></text:p>
        <text:p text:style-name="P23"><text:span text:style-name="CharStyle16"><text:span text:style-name="T6">rastie ríša socializmu.</text:span></text:span></text:p>
        <text:p text:style-name="P28"><text:span text:style-name="CharStyle16"><text:span text:style-name="T6">Jak indukčným prúdom zažne</text:span></text:span></text:p>
        <text:p text:style-name="P23"><text:span text:style-name="CharStyle16"><text:span text:style-name="T6">svetlo v metropolách sveta.</text:span></text:span></text:p>
        <text:p text:style-name="P5"><text:span text:style-name="CharStyle16"><text:span text:style-name="T6"/></text:span></text:p>
        <text:p text:style-name="P23"><text:span text:style-name="CharStyle16"><text:span text:style-name="T6">A keď príde temný vpád,</text:span></text:span></text:p>
        <text:p text:style-name="P23"><text:span text:style-name="CharStyle16"><text:span text:style-name="T6">železná päsť teutónska,</text:span></text:span></text:p>
        <text:p text:style-name="P23"><text:soft-page-break/><text:span text:style-name="CharStyle16"><text:span text:style-name="T6">spŕchne rosa s lupienkov</text:span></text:span></text:p>
        <text:p text:style-name="P23"><text:span text:style-name="CharStyle16"><text:span text:style-name="T6">zakvietených šírych záhrad,</text:span></text:span></text:p>
        <text:p text:style-name="P5"><text:span text:style-name="CharStyle16"><text:span text:style-name="T6"/></text:span></text:p>
        <text:p text:style-name="P23"><text:span text:style-name="CharStyle16"><text:span text:style-name="T6">ale slzu nevyroní</text:span></text:span></text:p>
        <text:p text:style-name="P23"><text:span text:style-name="CharStyle16"><text:span text:style-name="T6">človek-milión pribitý</text:span></text:span></text:p>
        <text:p text:style-name="P23"><text:span text:style-name="CharStyle16"><text:span text:style-name="T6">na hákový kríž</text:span></text:span></text:p>
        <text:p text:style-name="P23"><text:span text:style-name="CharStyle16"><text:span text:style-name="T6">v rumoviskách miest a dedín.</text:span></text:span></text:p>
        <text:p text:style-name="P5"><text:span text:style-name="CharStyle16"><text:span text:style-name="T6"/></text:span></text:p>
        <text:p text:style-name="P23"><text:span text:style-name="CharStyle16"><text:span text:style-name="T6">Čaká na štart stalingradský:</text:span></text:span></text:p>
        <text:p text:style-name="P23"><text:span text:style-name="CharStyle16"><text:span text:style-name="T6">Na Berlín!</text:span></text:span></text:p>
        <text:p text:style-name="P28"><text:span text:style-name="CharStyle16"><text:span text:style-name="T2">Ó</text:span></text:span><text:span text:style-name="CharStyle16"><text:span text:style-name="T6"> ten gigantický úder</text:span></text:span></text:p>
        <text:p text:style-name="P23"><text:span text:style-name="CharStyle16"><text:span text:style-name="T6">slastiplnej odplaty.</text:span></text:span></text:p>
        <text:p text:style-name="P5"><text:span text:style-name="CharStyle16"><text:span text:style-name="T6"/></text:span></text:p>
        <text:p text:style-name="P23"><text:span text:style-name="CharStyle16"><text:span text:style-name="T6">Betón festungov sa drví.</text:span></text:span></text:p>
        <text:p text:style-name="P23"><text:span text:style-name="CharStyle16"><text:span text:style-name="T6">Zašliapaná na ceste</text:span></text:span></text:p>
        <text:p text:style-name="P23"><text:span text:style-name="CharStyle16"><text:span text:style-name="T6">žerie blato čižma pruská,</text:span></text:span></text:p>
        <text:p text:style-name="P23"><text:span text:style-name="CharStyle16"><text:span text:style-name="T6">švihácka a krvavá.</text:span></text:span></text:p>
        <text:p text:style-name="P23"><text:span text:style-name="CharStyle18"><text:span text:style-name="T1"/></text:span></text:p>
        <text:p text:style-name="P28"><text:span text:style-name="CharStyle16"><text:span text:style-name="T6">Ako veľká neznáma</text:span></text:span></text:p>
        <text:p text:style-name="P23"><text:span text:style-name="CharStyle16"><text:span text:style-name="T6">sála sila Ruska k nám.</text:span></text:span></text:p>
        <text:p text:style-name="P23"><text:span text:style-name="CharStyle16"><text:span text:style-name="T6">Drúzga </text:span></text:span><text:span text:style-name="CharStyle16"><text:span text:style-name="T2">ľ</text:span></text:span><text:span text:style-name="CharStyle16"><text:span text:style-name="T6">ady jarný van</text:span></text:span></text:p>
        <text:p text:style-name="P23"><text:span text:style-name="CharStyle16"><text:span text:style-name="T6">nehou piesne.</text:span></text:span></text:p>
        <text:p text:style-name="P5"><text:span text:style-name="CharStyle16"><text:span text:style-name="T6"/></text:span></text:p>
        <text:p text:style-name="P23"><text:span text:style-name="CharStyle16"><text:span text:style-name="T6">Čo my vieme o hviezde,</text:span></text:span></text:p>
        <text:p text:style-name="P23"><text:span text:style-name="CharStyle16"><text:span text:style-name="T6">o tej prvej hviezde ľudskej,</text:span></text:span></text:p>
        <text:p text:style-name="P23"><text:span text:style-name="CharStyle16"><text:span text:style-name="T6">ktorú s neba ideí</text:span></text:span></text:p>
        <text:p text:style-name="P23"><text:span text:style-name="CharStyle16"><text:span text:style-name="T6">zakotvili na zem</text:span></text:span><text:span text:style-name="CharStyle16"><text:span text:style-name="T1">i</text:span></text:span><text:span text:style-name="CharStyle16"><text:span text:style-name="T6">...</text:span></text:span><text:span text:style-name="CharStyle16"><text:span text:style-name="T1">?</text:span></text:span><text:span text:style-name="CharStyle16"><text:span text:style-name="T10">!</text:span></text:span></text:p>
        <text:p text:style-name="P5"><text:span text:style-name="CharStyle16"><text:span text:style-name="T6"/></text:span></text:p>
        <text:p text:style-name="P23"><text:span text:style-name="CharStyle16"><text:span text:style-name="T6">Vyliahla sa pod čelom</text:span></text:span></text:p>
        <text:p text:style-name="P23"><text:span text:style-name="CharStyle16"><text:span text:style-name="T6">zo snov rabov tejto zeme,</text:span></text:span></text:p>
        <text:p text:style-name="P23"><text:span text:style-name="CharStyle16"><text:span text:style-name="T6">v pirátskom vetre osudov,</text:span></text:span></text:p>
        <text:p text:style-name="P23"><text:span text:style-name="CharStyle16"><text:span text:style-name="T6">ktorý lomcoval mili</text:span></text:span><text:span text:style-name="CharStyle16"><text:span text:style-name="T1">ó</text:span></text:span><text:span text:style-name="CharStyle16"><text:span text:style-name="T6">nami živých,</text:span></text:span></text:p>
        <text:p text:style-name="P23"><text:span text:style-name="CharStyle16"><text:span text:style-name="T6">sotených do podpalubia</text:span></text:span></text:p>
        <text:p text:style-name="P23"><text:soft-page-break/><text:span text:style-name="CharStyle16"><text:span text:style-name="T6">na všetkých moriach a kontinentoch</text:span></text:span></text:p>
        <text:p text:style-name="P23"><text:span text:style-name="CharStyle16"><text:span text:style-name="T6">planéty</text:span></text:span></text:p>
        <text:p text:style-name="P23"><text:span text:style-name="CharStyle16"><text:span text:style-name="T6">v nedozernom čase ľudských dejín.</text:span></text:span></text:p>
        <text:p text:style-name="P5"><text:span text:style-name="CharStyle16"><text:span text:style-name="T6"/></text:span></text:p>
        <text:p text:style-name="P23"><text:span text:style-name="CharStyle16"><text:span text:style-name="T6">V hurtujúcom víchre času</text:span></text:span></text:p>
        <text:p text:style-name="P23"><text:span text:style-name="CharStyle16"><text:span text:style-name="T6">slávožiarou ovenčená </text:span></text:span><text:span text:style-name="CharStyle16"><text:span text:style-name="T1">—</text:span></text:span></text:p>
        <text:p text:style-name="P23"><text:span text:style-name="CharStyle16"><text:span text:style-name="T6">rubínová hviezda horí</text:span></text:span></text:p>
        <text:p text:style-name="P23"><text:span text:style-name="CharStyle16"><text:span text:style-name="T6">na kopuli Kremľu.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3" text:outline-level="1"><text:bookmark-start text:name="bookmark14"/><text:span text:style-name="CharStyle10"><text:span text:style-name="T6">Na 1. máj 1948</text:span></text:span><text:bookmark-end text:name="bookmark14"/></text:h>
        <text:p text:style-name="P5"><text:span text:style-name="CharStyle16"><text:span text:style-name="T6"/></text:span></text:p>
        <text:p text:style-name="P23"><text:span text:style-name="CharStyle16"><text:span text:style-name="T6">Keď vrelo more demonštrantov na miestach dnešných</text:span></text:span></text:p>
        <text:p text:style-name="P23"><text:span text:style-name="CharStyle16"><text:span text:style-name="T6">slávností,</text:span></text:span></text:p>
        <text:p text:style-name="P23"><text:span text:style-name="CharStyle16"><text:span text:style-name="T6">na balkón rečník rozkročil sa, do vetra púšťal pustú reč:</text:span></text:span></text:p>
        <text:p text:style-name="P23"><text:span text:style-name="CharStyle16"><text:span text:style-name="T6">— Rozí</text:span></text:span><text:span text:style-name="CharStyle16"><text:span text:style-name="T1">ď</text:span></text:span><text:span text:style-name="CharStyle16"><text:span text:style-name="T6">te sa. Pod slnkom nič nového! Všetko už bolo,</text:span></text:span></text:p>
        <text:p text:style-name="P23"><text:span text:style-name="CharStyle16"><text:span text:style-name="T6">všetko je a všetko bude ako na počiatku iba pieseň</text:span></text:span></text:p>
        <text:p text:style-name="P23"><text:span text:style-name="CharStyle16"><text:span text:style-name="T6">stará. —</text:span></text:span></text:p>
        <text:p text:style-name="P5"><text:span text:style-name="CharStyle16"><text:span text:style-name="T6">Citoval z biblie i Chaldejského snára.</text:span></text:span></text:p>
        <text:p text:style-name="P5"><text:span text:style-name="CharStyle16"><text:span text:style-name="T6"/></text:span></text:p>
        <text:p text:style-name="P22"><text:span text:style-name="CharStyle16"><text:span text:style-name="T6">Vedy sa dovolával, cisára i Boha:</text:span></text:span></text:p>
        <text:p text:style-name="P28"><text:span text:style-name="CharStyle16"><text:span text:style-name="T6">Na behu sveta nezmeníte ani mačný máčik. Pozrite:</text:span></text:span></text:p>
        <text:p text:style-name="P23"><text:span text:style-name="CharStyle16"><text:span text:style-name="T6">ešte i tento máj na starú tému kvitne vždy presne</text:span></text:span></text:p>
        <text:p text:style-name="P23"><text:span text:style-name="CharStyle16"><text:span text:style-name="T6">pod</text:span></text:span><text:span text:style-name="CharStyle16"><text:span text:style-name="T8">ľa</text:span></text:span><text:span text:style-name="CharStyle16"><text:span text:style-name="T6"> kalendára.</text:span></text:span></text:p>
        <text:p text:style-name="P5"><text:span text:style-name="CharStyle16"><text:span text:style-name="T6"/></text:span></text:p>
        <text:p text:style-name="P23"><text:span text:style-name="CharStyle16"><text:span text:style-name="T6">Na krídlach fraku uletel ten vtáčik. </text:span></text:span><text:span text:style-name="CharStyle16"><text:span text:style-name="T1">—</text:span></text:span><text:span text:style-name="CharStyle16"><text:span text:style-name="T6"> Lebo máj</text:span></text:span></text:p>
        <text:p text:style-name="P23"><text:span text:style-name="CharStyle16"><text:span text:style-name="T6">rozkvitol celkom novým kvetom. A ten kvet prerazil</text:span></text:span></text:p>
        <text:p text:style-name="P23"><text:span text:style-name="CharStyle16"><text:span text:style-name="T6">cez dlažbu, asfalt, betón,</text:span></text:span></text:p>
        <text:p text:style-name="P23"><text:span text:style-name="CharStyle16"><text:span text:style-name="T6">jak hever nadvihol trezory z ocele, prekotil tribúny,</text:span></text:span></text:p>
        <text:p text:style-name="P23"><text:span text:style-name="CharStyle16"><text:span text:style-name="T6">vyplašil z postele</text:span></text:span></text:p>
        <text:p text:style-name="P23"><text:span text:style-name="CharStyle16"><text:span text:style-name="T6">tých, čo sa nazdali, že bude, ako bolo.</text:span></text:span></text:p>
        <text:p text:style-name="P5"><text:span text:style-name="CharStyle16"><text:span text:style-name="T6">Niečo sa zmenilo. Začína nové kolo.</text:span></text:span></text:p>
        <text:p text:style-name="P5"><text:span text:style-name="CharStyle16"><text:span text:style-name="T6"/></text:span></text:p>
        <text:p text:style-name="P23"><text:span text:style-name="CharStyle16"><text:span text:style-name="T6">Na novú tému kvitnú kvety a prvý máj </text:span></text:span><text:span text:style-name="CharStyle16"><text:span text:style-name="T1">je</text:span></text:span><text:span text:style-name="CharStyle16"><text:span text:style-name="T6"> celkom nový,</text:span></text:span></text:p>
        <text:p text:style-name="P23"><text:soft-page-break/><text:span text:style-name="CharStyle16"><text:span text:style-name="T6">a celkom inak slnko svieti na novú cestu človekovi.</text:span></text:span></text:p>
        <text:p text:style-name="P5"><text:span text:style-name="CharStyle16"><text:span text:style-name="T6">Iste sa potkne ešte mnohý na prahu veku nového.</text:span></text:span></text:p>
        <text:p text:style-name="P28"><text:span text:style-name="CharStyle16"><text:span text:style-name="T6">I báseň krátkozrakej slohy nosom zary</text:span></text:span><text:span text:style-name="CharStyle16"><text:span text:style-name="T1">je</text:span></text:span><text:span text:style-name="CharStyle16"><text:span text:style-name="T6"> do neho,</text:span></text:span></text:p>
        <text:p text:style-name="P23"><text:span text:style-name="CharStyle16"><text:span text:style-name="T6">b</text:span></text:span><text:span text:style-name="CharStyle16"><text:span text:style-name="T2">o</text:span></text:span><text:span text:style-name="CharStyle16"><text:span text:style-name="T6"> nové veci nevysloví, kto ide sám a obďaleč.</text:span></text:span></text:p>
        <text:p text:style-name="P5"><text:span text:style-name="CharStyle16"><text:span text:style-name="T6"/></text:span></text:p>
        <text:p text:style-name="P23"><text:span text:style-name="CharStyle16"><text:span text:style-name="T6">Lež námestiami tohto rána už rezonuje nová reč,</text:span></text:span></text:p>
        <text:p text:style-name="P23"><text:span text:style-name="CharStyle16"><text:span text:style-name="T6">zdvihnutá z temníc histórie do vo</text:span></text:span><text:span text:style-name="CharStyle16"><text:span text:style-name="T1">ľ</text:span></text:span><text:span text:style-name="CharStyle16"><text:span text:style-name="T6">ných zástav májových.</text:span></text:span></text:p>
        <text:p text:style-name="P5"><text:span text:style-name="CharStyle16"><text:span text:style-name="T6"/></text:span></text:p>
        <text:p text:style-name="P22"><text:span text:style-name="CharStyle16"><text:span text:style-name="T6">Tá prvú báseň novej éry, tá prvú báseň vysloviť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7" text:outline-level="1"><text:bookmark-start text:name="bookmark16"/><text:span text:style-name="CharStyle10"><text:span text:style-name="T6">Verš vďaky</text:span></text:span><text:bookmark-end text:name="bookmark16"/></text:h>
        <text:p text:style-name="P5"><text:span text:style-name="CharStyle16"><text:span text:style-name="T1"/></text:span></text:p>
        <text:p text:style-name="P23"><text:span text:style-name="CharStyle16"><text:span text:style-name="T1">Za</text:span></text:span><text:span text:style-name="CharStyle16"><text:span text:style-name="T6"> novorozkvitnuté sady</text:span></text:span></text:p>
        <text:p text:style-name="P23"><text:span text:style-name="CharStyle16"><text:span text:style-name="T6">slobody národa,</text:span></text:span></text:p>
        <text:p text:style-name="P23"><text:span text:style-name="CharStyle16"><text:span text:style-name="T6">za rozstrieľané ľady,</text:span></text:span></text:p>
        <text:p text:style-name="P23"><text:span text:style-name="CharStyle16"><text:span text:style-name="T6">čo navždy odchodia,</text:span></text:span></text:p>
        <text:p text:style-name="P5"><text:span text:style-name="CharStyle16"><text:span text:style-name="T6"/></text:span></text:p>
        <text:p text:style-name="P23"><text:span text:style-name="CharStyle16"><text:span text:style-name="T6">za obeť vašich padlých synov,</text:span></text:span></text:p>
        <text:p text:style-name="P23"><text:span text:style-name="CharStyle16"><text:span text:style-name="T6">za drahé semená</text:span></text:span></text:p>
        <text:p text:style-name="P23"><text:span text:style-name="CharStyle16"><text:span text:style-name="T6">rozsiate našou domovinou,</text:span></text:span></text:p>
        <text:p text:style-name="P23"><text:span text:style-name="CharStyle16"><text:span text:style-name="T6">za rovy bez mena,</text:span></text:span></text:p>
        <text:p text:style-name="P5"><text:span text:style-name="CharStyle16"><text:span text:style-name="T6"/></text:span></text:p>
        <text:p text:style-name="P23"><text:span text:style-name="CharStyle16"><text:span text:style-name="T6">za očistný plam vašich zbraní,</text:span></text:span></text:p>
        <text:p text:style-name="P23"><text:span text:style-name="CharStyle16"><text:span text:style-name="T6">za lásku súdružskú,</text:span></text:span></text:p>
        <text:p text:style-name="P23"><text:span text:style-name="CharStyle16"><text:span text:style-name="T6">za ruský pozdrav na svitaní,</text:span></text:span></text:p>
        <text:p text:style-name="P23"><text:span text:style-name="CharStyle16"><text:span text:style-name="T6">za jarnú halúzku,</text:span></text:span></text:p>
        <text:p text:style-name="P5"><text:span text:style-name="CharStyle16"><text:span text:style-name="T6"/></text:span></text:p>
        <text:p text:style-name="P23"><text:span text:style-name="CharStyle16"><text:span text:style-name="T6">za dlhé vlaky vášho zrna,</text:span></text:span></text:p>
        <text:p text:style-name="P23"><text:span text:style-name="CharStyle16"><text:span text:style-name="T6">hučiace do nocí,</text:span></text:span></text:p>
        <text:p text:style-name="P23"><text:span text:style-name="CharStyle16"><text:span text:style-name="T6">za bratskú ruku, danú zplna</text:span></text:span></text:p>
        <text:p text:style-name="P23"><text:span text:style-name="CharStyle16"><text:span text:style-name="T6">k družbe a pomoci,</text:span></text:span></text:p>
        <text:p text:style-name="P3"><text:span text:style-name="CharStyle7"><text:span text:style-name="T6"/></text:span></text:p>
        <text:p text:style-name="P28"><text:span text:style-name="CharStyle16"><text:span text:style-name="T6">za iskru z vašej kovadliny,</text:span></text:span></text:p>
        <text:p text:style-name="P23"><text:soft-page-break/><text:span text:style-name="CharStyle16"><text:span text:style-name="T6">čo preskočila k nám,</text:span></text:span></text:p>
        <text:p text:style-name="P23"><text:span text:style-name="CharStyle16"><text:span text:style-name="T6">za ohne tvorivé a dymy,</text:span></text:span></text:p>
        <text:p text:style-name="P23"><text:span text:style-name="CharStyle16"><text:span text:style-name="T6">rastúce k výšinám,</text:span></text:span></text:p>
        <text:p text:style-name="P5"><text:span text:style-name="CharStyle16"><text:span text:style-name="T6"/></text:span></text:p>
        <text:p text:style-name="P23"><text:span text:style-name="CharStyle16"><text:span text:style-name="T6">za materiál zrazu tvárny</text:span></text:span></text:p>
        <text:p text:style-name="P23"><text:span text:style-name="CharStyle16"><text:span text:style-name="T6">a predsa praveký,</text:span></text:span></text:p>
        <text:p text:style-name="P23"><text:span text:style-name="CharStyle16"><text:span text:style-name="T6">za zemské hviezdy elektrární,</text:span></text:span></text:p>
        <text:p text:style-name="P23"><text:span text:style-name="CharStyle16"><text:span text:style-name="T6">sklonené nad rieky,</text:span></text:span></text:p>
        <text:p text:style-name="P5"><text:span text:style-name="CharStyle16"><text:span text:style-name="T6"/></text:span></text:p>
        <text:p text:style-name="P23"><text:span text:style-name="CharStyle16"><text:span text:style-name="T6">čo pretekaly bez účasti</text:span></text:span></text:p>
        <text:p text:style-name="P23"><text:span text:style-name="CharStyle16"><text:span text:style-name="T6">jak ľahostajný čas</text:span></text:span></text:p>
        <text:p text:style-name="P23"><text:span text:style-name="CharStyle16"><text:span text:style-name="T6">zjazvenou tvárou našej vlasti </text:span></text:span><text:span text:style-name="CharStyle16"><text:span text:style-name="T1">—</text:span></text:span></text:p>
        <text:p text:style-name="P23"><text:span text:style-name="CharStyle16"><text:span text:style-name="T6">dnes spomíname vá</text:span></text:span><text:span text:style-name="CharStyle16"><text:span text:style-name="T1">s</text:span></text:span><text:span text:style-name="CharStyle16"><text:span text:style-name="T6">...</text:span></text:span></text:p>
        <text:p text:style-name="P5"><text:span text:style-name="CharStyle16"><text:span text:style-name="T6"/></text:span></text:p>
        <text:p text:style-name="P22"><text:span text:style-name="CharStyle16"><text:span text:style-name="T6">a </text:span></text:span><text:span text:style-name="CharStyle16"><text:span text:style-name="T8">ď</text:span></text:span><text:span text:style-name="CharStyle16"><text:span text:style-name="T6">ak</text:span></text:span><text:span text:style-name="CharStyle16"><text:span text:style-name="T1">uje</text:span></text:span><text:span text:style-name="CharStyle16"><text:span text:style-name="T6">me v šťastí.</text:span></text:span></text:p>
        <text:p text:style-name="P3"><text:span text:style-name="CharStyle19"><text:span text:style-name="T6"/></text:span></text:p>
        <text:p text:style-name="P19"><text:span text:style-name="CharStyle19"><text:span text:style-name="T6"/></text:span></text:p>
        <text:h text:style-name="P18" text:outline-level="1"><text:bookmark-start text:name="bookmark18"/><text:span text:style-name="CharStyle10"><text:span text:style-name="T6">Na slávu baníkov</text:span></text:span><text:bookmark-end text:name="bookmark18"/></text:h>
        <text:p text:style-name="P5"><text:span text:style-name="CharStyle16"><text:span text:style-name="T6"/></text:span></text:p>
        <text:p text:style-name="P23"><text:span text:style-name="CharStyle16"><text:span text:style-name="T6">Kto leskom pretkal deň</text:span></text:span><text:span text:style-name="CharStyle16"><text:span text:style-name="T1">?</text:span></text:span></text:p>
        <text:p text:style-name="P23"><text:span text:style-name="CharStyle16"><text:span text:style-name="T6">Kto svetlom vyšil noc?</text:span></text:span></text:p>
        <text:p text:style-name="P23"><text:span text:style-name="CharStyle16"><text:span text:style-name="T6">Kto píše túto báseň?</text:span></text:span></text:p>
        <text:p text:style-name="P5"><text:span text:style-name="CharStyle16"><text:span text:style-name="T6"/></text:span></text:p>
        <text:p text:style-name="P23"><text:span text:style-name="CharStyle16"><text:span text:style-name="T6">Deň čo de</text:span></text:span><text:span text:style-name="CharStyle16"><text:span text:style-name="T8">ň</text:span></text:span><text:span text:style-name="CharStyle16"><text:span text:style-name="T6">,</text:span></text:span></text:p>
        <text:p text:style-name="P23"><text:span text:style-name="CharStyle16"><text:span text:style-name="T6">noc čo noc</text:span></text:span></text:p>
        <text:p text:style-name="P23"><text:span text:style-name="CharStyle16"><text:span text:style-name="T6">rozkvitá v prudkom </text:span></text:span><text:span text:style-name="CharStyle16"><text:span text:style-name="T1">ja</text:span></text:span><text:span text:style-name="CharStyle16"><text:span text:style-name="T6">se</text:span></text:span></text:p>
        <text:p text:style-name="P23"><text:span text:style-name="CharStyle16"><text:span text:style-name="T6">banícka čierna práca.</text:span></text:span></text:p>
        <text:p text:style-name="P5"><text:span text:style-name="CharStyle16"><text:span text:style-name="T6"/></text:span></text:p>
        <text:p text:style-name="P23"><text:span text:style-name="CharStyle16"><text:span text:style-name="T6">Do hlbín ponára sa</text:span></text:span></text:p>
        <text:p text:style-name="P23"><text:span text:style-name="CharStyle16"><text:span text:style-name="T6">pre svetlo nášho šťastia,</text:span></text:span></text:p>
        <text:p text:style-name="P23"><text:span text:style-name="CharStyle16"><text:span text:style-name="T6">pre teplo domovov,</text:span></text:span></text:p>
        <text:p text:style-name="P23"><text:span text:style-name="CharStyle16"><text:span text:style-name="T6">pre umenie a vedu,</text:span></text:span></text:p>
        <text:p text:style-name="P23"><text:span text:style-name="CharStyle16"><text:span text:style-name="T6">pre dláto sochárske,</text:span></text:span></text:p>
        <text:p text:style-name="P23"><text:span text:style-name="CharStyle16"><text:span text:style-name="T6">pre Wolframovo vlákno,</text:span></text:span></text:p>
        <text:p text:style-name="P23"><text:soft-page-break/><text:span text:style-name="CharStyle16"><text:span text:style-name="T6">pre chirurgický nôž.</text:span></text:span></text:p>
        <text:p text:style-name="P5"><text:span text:style-name="CharStyle16"><text:span text:style-name="T6"/></text:span></text:p>
        <text:p text:style-name="P23"><text:span text:style-name="CharStyle16"><text:span text:style-name="T6">Pre to, čo súrne treba,</text:span></text:span></text:p>
        <text:p text:style-name="P23"><text:span text:style-name="CharStyle16"><text:span text:style-name="T6">fárajú baníci</text:span></text:span></text:p>
        <text:p text:style-name="P23"><text:span text:style-name="CharStyle16"><text:span text:style-name="T6">za svitu zornice,</text:span></text:span></text:p>
        <text:p text:style-name="P23"><text:span text:style-name="CharStyle16"><text:span text:style-name="T6">ke</text:span></text:span><text:span text:style-name="CharStyle16"><text:span text:style-name="T1">ď</text:span></text:span><text:span text:style-name="CharStyle16"><text:span text:style-name="T6"> sa tak sladko spí,</text:span></text:span></text:p>
        <text:p text:style-name="P23"><text:span text:style-name="CharStyle16"><text:span text:style-name="T6">a v poludňajšom slnci</text:span></text:span></text:p>
        <text:p text:style-name="P23"><text:span text:style-name="CharStyle16"><text:span text:style-name="T6">a po západe zasa,</text:span></text:span></text:p>
        <text:p text:style-name="P23"><text:span text:style-name="CharStyle16"><text:span text:style-name="T6">keď zvonia do kina</text:span></text:span></text:p>
        <text:p text:style-name="P23"><text:span text:style-name="CharStyle16"><text:span text:style-name="T6">a keď sa za</text:span></text:span><text:span text:style-name="CharStyle16"><text:span text:style-name="T1">ž</text:span></text:span><text:span text:style-name="CharStyle16"><text:span text:style-name="T6">íha</text:span></text:span><text:span text:style-name="CharStyle16"><text:span text:style-name="T1">jú</text:span></text:span></text:p>
        <text:p text:style-name="P23"><text:span text:style-name="CharStyle16"><text:span text:style-name="T6">ich vlastné mozole</text:span></text:span></text:p>
        <text:p text:style-name="P23"><text:span text:style-name="CharStyle16"><text:span text:style-name="T6">v miliónoch žiaroviek</text:span></text:span></text:p>
        <text:p text:style-name="P23"><text:span text:style-name="CharStyle16"><text:span text:style-name="T6">po celej škále šťastia.</text:span></text:span></text:p>
        <text:p text:style-name="P5"><text:span text:style-name="CharStyle16"><text:span text:style-name="T6"/></text:span></text:p>
        <text:p text:style-name="P23"><text:span text:style-name="CharStyle16"><text:span text:style-name="T6">Banícka čierna práca</text:span></text:span></text:p>
        <text:p text:style-name="P23"><text:span text:style-name="CharStyle16"><text:span text:style-name="T6">do stredu </text:span></text:span><text:span text:style-name="CharStyle16"><text:span text:style-name="T2">Z</text:span></text:span><text:span text:style-name="CharStyle16"><text:span text:style-name="T6">e</text:span></text:span><text:span text:style-name="CharStyle16"><text:span text:style-name="T1">me</text:span></text:span><text:span text:style-name="CharStyle16"><text:span text:style-name="T6"> vrastá</text:span></text:span></text:p>
        <text:p text:style-name="P23"><text:span text:style-name="CharStyle16"><text:span text:style-name="T6">a ako všetko, čo je</text:span></text:span></text:p>
        <text:p text:style-name="P23"><text:span text:style-name="CharStyle16"><text:span text:style-name="T6">hlboko vkorenené,</text:span></text:span></text:p>
        <text:p text:style-name="P23"><text:span text:style-name="CharStyle16"><text:span text:style-name="T6">velikú ťarchu dvíha</text:span></text:span></text:p>
        <text:p text:style-name="P23"><text:span text:style-name="CharStyle16"><text:span text:style-name="T6">bez známky námahy.</text:span></text:span></text:p>
        <text:p text:style-name="P23"><text:span text:style-name="CharStyle16"><text:span text:style-name="T6">Pozrite, ako ľahko</text:span></text:span></text:p>
        <text:p text:style-name="P23"><text:span text:style-name="CharStyle16"><text:span text:style-name="T6">ten gigantický žeriav</text:span></text:span></text:p>
        <text:p text:style-name="P23"><text:span text:style-name="CharStyle16"><text:span text:style-name="T6">odnáša jeden vek</text:span></text:span></text:p>
        <text:p text:style-name="P23"><text:span text:style-name="CharStyle16"><text:span text:style-name="T6">za obzor krvavý!</text:span></text:span></text:p>
        <text:p text:style-name="P5"><text:span text:style-name="CharStyle16"><text:span text:style-name="T6"/></text:span></text:p>
        <text:p text:style-name="P23"><text:span text:style-name="CharStyle16"><text:span text:style-name="T6">Nevidno nič, len peria</text:span></text:span></text:p>
        <text:p text:style-name="P23"><text:span text:style-name="CharStyle16"><text:span text:style-name="T6">oblakov, ktoré plynú</text:span></text:span></text:p>
        <text:p text:style-name="P23"><text:span text:style-name="CharStyle16"><text:span text:style-name="T6">po modrom blankyte.</text:span></text:span></text:p>
        <text:p text:style-name="P3"><text:span text:style-name="CharStyle7"><text:span text:style-name="T6"/></text:span></text:p>
        <text:p text:style-name="P28"><text:span text:style-name="CharStyle16"><text:span text:style-name="T6">Ba predsa! Pozrite,</text:span></text:span></text:p>
        <text:p text:style-name="P23"><text:span text:style-name="CharStyle16"><text:span text:style-name="T6">franforce černe vejú</text:span></text:span></text:p>
        <text:p text:style-name="P23"><text:span text:style-name="CharStyle16"><text:span text:style-name="T6">na ťažných vežiach šácht</text:span></text:span><text:span text:style-name="CharStyle16"><text:span text:style-name="T1">!</text:span></text:span></text:p>
        <text:p text:style-name="P5"><text:span text:style-name="CharStyle16"><text:span text:style-name="T6"/></text:span></text:p>
        <text:p text:style-name="P22"><text:soft-page-break/><text:span text:style-name="CharStyle16"><text:span text:style-name="T6">Čierna a červená </text:span></text:span><text:span text:style-name="CharStyle16"><text:span text:style-name="T1">—</text:span></text:span><text:span text:style-name="CharStyle16"><text:span text:style-name="T6"> — —</text:span></text:span></text:p>
        <text:p text:style-name="P5"><text:span text:style-name="CharStyle16"><text:span text:style-name="T6"/></text:span></text:p>
        <text:p text:style-name="P23"><text:span text:style-name="CharStyle16"><text:span text:style-name="T6">Lež rušeň-uh</text:span></text:span><text:span text:style-name="CharStyle16"><text:span text:style-name="T2">ľ</text:span></text:span><text:span text:style-name="CharStyle16"><text:span text:style-name="T6">ožráč</text:span></text:span></text:p>
        <text:p text:style-name="P23"><text:span text:style-name="CharStyle16"><text:span text:style-name="T6">do ozónových lesov</text:span></text:span></text:p>
        <text:p text:style-name="P23"><text:span text:style-name="CharStyle16"><text:span text:style-name="T6">vrútil sa zase s nami.</text:span></text:span></text:p>
        <text:p text:style-name="P5"><text:span text:style-name="CharStyle16"><text:span text:style-name="T6"/></text:span></text:p>
        <text:p text:style-name="P23"><text:span text:style-name="CharStyle16"><text:span text:style-name="T6">Banícka čierna práca</text:span></text:span></text:p>
        <text:p text:style-name="P23"><text:span text:style-name="CharStyle16"><text:span text:style-name="T6">roztáča priemysel</text:span></text:span></text:p>
        <text:p text:style-name="P23"><text:span text:style-name="CharStyle16"><text:span text:style-name="T6">a hýbe dejinami.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7" text:outline-level="1"><text:bookmark-start text:name="bookmark20"/><text:span text:style-name="CharStyle10"><text:span text:style-name="T6">Ke</text:span></text:span><text:span text:style-name="CharStyle10"><text:span text:style-name="T1">ď</text:span></text:span><text:span text:style-name="CharStyle10"><text:span text:style-name="T6"> ženci vyjdú</text:span></text:span><text:bookmark-end text:name="bookmark20"/></text:h>
        <text:h text:style-name="P16" text:outline-level="1"><text:span text:style-name="CharStyle10"><text:span text:style-name="T6"/></text:span></text:h>
        <text:p text:style-name="P28"><text:span text:style-name="CharStyle16"><text:span text:style-name="T6">Ke</text:span></text:span><text:span text:style-name="CharStyle16"><text:span text:style-name="T1">ď</text:span></text:span><text:span text:style-name="CharStyle16"><text:span text:style-name="T6"> ženci vy</text:span></text:span><text:span text:style-name="CharStyle16"><text:span text:style-name="T1">jd</text:span></text:span><text:span text:style-name="CharStyle16"><text:span text:style-name="T6">ú s </text:span></text:span><text:span text:style-name="CharStyle16"><text:span text:style-name="T1">ja</text:span></text:span><text:span text:style-name="CharStyle16"><text:span text:style-name="T6">snou zbrojou</text:span></text:span></text:p>
        <text:p text:style-name="P23"><text:span text:style-name="CharStyle16"><text:span text:style-name="T6">poľnohospodárskych strojov</text:span></text:span></text:p>
        <text:p text:style-name="P23"><text:span text:style-name="CharStyle16"><text:span text:style-name="T6">na šíre pole za rána</text:span></text:span><text:span text:style-name="CharStyle16"><text:span text:style-name="T1">,</text:span></text:span></text:p>
        <text:p text:style-name="P23"><text:span text:style-name="CharStyle16"><text:span text:style-name="T1"/></text:span></text:p>
        <text:p text:style-name="P23"><text:span text:style-name="CharStyle16"><text:span text:style-name="T6">na starej medzi ktosi stojí,</text:span></text:span></text:p>
        <text:p text:style-name="P23"><text:span text:style-name="CharStyle16"><text:span text:style-name="T6">širák mu oči zacláňa.</text:span></text:span></text:p>
        <text:p text:style-name="P5"><text:span text:style-name="CharStyle16"><text:span text:style-name="T1"/></text:span></text:p>
        <text:p text:style-name="P23"><text:span text:style-name="CharStyle16"><text:span text:style-name="T1">Z</text:span></text:span><text:span text:style-name="CharStyle16"><text:span text:style-name="T6">húžvaný, biedny, hrčovitý</text:span></text:span></text:p>
        <text:p text:style-name="P23"><text:span text:style-name="CharStyle16"><text:span text:style-name="T6">temno sa díva na </text:span></text:span><text:span text:style-name="CharStyle16"><text:span text:style-name="T1">ja</text:span></text:span><text:span text:style-name="CharStyle16"><text:span text:style-name="T6">s žn</text:span></text:span><text:span text:style-name="CharStyle16"><text:span text:style-name="T8">í</text:span></text:span></text:p>
        <text:p text:style-name="P23"><text:span text:style-name="CharStyle16"><text:span text:style-name="T6">a potom zájde, vlnou skrytý,</text:span></text:span></text:p>
        <text:p text:style-name="P23"><text:span text:style-name="CharStyle16"><text:span text:style-name="T6">klasnatou vlnou zaliaty,</text:span></text:span></text:p>
        <text:p text:style-name="P23"><text:span text:style-name="CharStyle16"><text:span text:style-name="T6">ku svojej vlastnej úvrati.</text:span></text:span></text:p>
        <text:p text:style-name="P5"><text:span text:style-name="CharStyle16"><text:span text:style-name="T6"/></text:span></text:p>
        <text:p text:style-name="P23"><text:span text:style-name="CharStyle16"><text:span text:style-name="T6">Ku svojej vlastnej bolesti,</text:span></text:span></text:p>
        <text:p text:style-name="P23"><text:span text:style-name="CharStyle16"><text:span text:style-name="T6">k starému strachu pred mračnami,</text:span></text:span></text:p>
        <text:p text:style-name="P23"><text:span text:style-name="CharStyle16"><text:span text:style-name="T6">k osudu, ktorý päsťou blesku roztriešti —</text:span></text:span></text:p>
        <text:p text:style-name="P23"><text:span text:style-name="CharStyle16"><text:span text:style-name="T6">ak sa mu zachce —</text:span></text:span></text:p>
        <text:p text:style-name="P23"><text:span text:style-name="CharStyle16"><text:span text:style-name="T6">osamotené</text:span></text:span></text:p>
        <text:p text:style-name="P23"><text:span text:style-name="CharStyle16"><text:span text:style-name="T6">gazdovské hniezdo vrabčie,</text:span></text:span></text:p>
        <text:p text:style-name="P23"><text:span text:style-name="CharStyle16"><text:span text:style-name="T6">stodolu, sýpku i stoh slamy.</text:span></text:span></text:p>
        <text:p text:style-name="P3"><text:span text:style-name="CharStyle7"><text:span text:style-name="T6"/></text:span></text:p>
        <text:p text:style-name="P28"><text:soft-page-break/><text:span text:style-name="CharStyle16"><text:span text:style-name="T6">Keď ženci vyjdú s jasnou zbrojou</text:span></text:span></text:p>
        <text:p text:style-name="P23"><text:span text:style-name="CharStyle16"><text:span text:style-name="T6">do zlatých lánov sjednotených rolí,</text:span></text:span></text:p>
        <text:p text:style-name="P23"><text:span text:style-name="CharStyle16"><text:span text:style-name="T6">on kráča ešte starou medzou svojou</text:span></text:span></text:p>
        <text:p text:style-name="P23"><text:span text:style-name="CharStyle16"><text:span text:style-name="T6">a naša radosť bezmedzná</text:span></text:span></text:p>
        <text:p text:style-name="P23"><text:span text:style-name="CharStyle16"><text:span text:style-name="T6">umára ho a bolí.</text:span></text:span></text:p>
        <text:p text:style-name="P5"><text:span text:style-name="CharStyle16"><text:span text:style-name="T6"/></text:span></text:p>
        <text:p text:style-name="P23"><text:span text:style-name="CharStyle16"><text:span text:style-name="T6">Nenecháme ho blúdiť v samote.</text:span></text:span></text:p>
        <text:p text:style-name="P23"><text:span text:style-name="CharStyle16"><text:span text:style-name="T6">Kde medze zaorú,</text:span></text:span></text:p>
        <text:p text:style-name="P23"><text:span text:style-name="CharStyle16"><text:span text:style-name="T6">je mnoho miesta pri spoločnom stole.</text:span></text:span></text:p>
        <text:p text:style-name="P5"><text:span text:style-name="CharStyle16"><text:span text:style-name="T6"/></text:span></text:p>
        <text:p text:style-name="P23"><text:span text:style-name="CharStyle16"><text:span text:style-name="T6">Nech beží</text:span></text:span></text:p>
        <text:p text:style-name="P23"><text:span text:style-name="CharStyle16"><text:span text:style-name="T6">po čiaru obzoru</text:span></text:span></text:p>
        <text:p text:style-name="P23"><text:span text:style-name="CharStyle16"><text:span text:style-name="T6">družstevné pole.</text:span></text:span></text:p>
        <text:h text:style-name="P13" text:outline-level="1"><text:span text:style-name="CharStyle10"><text:span text:style-name="T6"/></text:span></text:h>
        <text:h text:style-name="P14" text:outline-level="1"><text:span text:style-name="CharStyle10"><text:span text:style-name="T6"/></text:span></text:h>
        <text:h text:style-name="P14" text:outline-level="1"><text:bookmark-start text:name="bookmark22"/><text:span text:style-name="CharStyle10"><text:span text:style-name="T6">TM</text:span></text:span><text:bookmark-end text:name="bookmark22"/></text:h>
        <text:p text:style-name="P5"><text:span text:style-name="CharStyle16"><text:span text:style-name="T6"/></text:span></text:p>
        <text:p text:style-name="P23"><text:span text:style-name="CharStyle16"><text:span text:style-name="T6">Trať mládeže je linka,</text:span></text:span></text:p>
        <text:p text:style-name="P23"><text:span text:style-name="CharStyle16"><text:span text:style-name="T6">ktorá koriguje starú cestu.</text:span></text:span></text:p>
        <text:p text:style-name="P23"><text:span text:style-name="CharStyle16"><text:span text:style-name="T6">Mašinka sa možno hnevá na vás,</text:span></text:span></text:p>
        <text:p text:style-name="P23"><text:span text:style-name="CharStyle16"><text:span text:style-name="T6">chlapci a dievčatá,</text:span></text:span></text:p>
        <text:p text:style-name="P23"><text:span text:style-name="CharStyle16"><text:span text:style-name="T6">že ju chcete poslať do starého železa,</text:span></text:span></text:p>
        <text:p text:style-name="P23"><text:span text:style-name="CharStyle16"><text:span text:style-name="T6">a že sa </text:span></text:span><text:span text:style-name="CharStyle16"><text:span text:style-name="T8">č</text:span></text:span><text:span text:style-name="CharStyle16"><text:span text:style-name="T6">akanmi a lopatami</text:span></text:span></text:p>
        <text:p text:style-name="P23"><text:span text:style-name="CharStyle16"><text:span text:style-name="T6">vrývate do údolia jej starosvetskej idyly,</text:span></text:span></text:p>
        <text:p text:style-name="P23"><text:span text:style-name="CharStyle16"><text:span text:style-name="T6">vyvraciate stromy a balvany</text:span></text:span></text:p>
        <text:p text:style-name="P23"><text:span text:style-name="CharStyle16"><text:span text:style-name="T6">a podľa vyznačenej trasy</text:span></text:span></text:p>
        <text:p text:style-name="P23"><text:span text:style-name="CharStyle16"><text:span text:style-name="T6">formujete terén:</text:span></text:span></text:p>
        <text:p text:style-name="P23"><text:span text:style-name="CharStyle16"><text:span text:style-name="T6">tu zárez do vrchu,</text:span></text:span></text:p>
        <text:p text:style-name="P23"><text:span text:style-name="CharStyle16"><text:span text:style-name="T6">tu násyp, tunel, most</text:span></text:span></text:p>
        <text:p text:style-name="P23"><text:span text:style-name="CharStyle16"><text:span text:style-name="T6">a všade prevrat ruch a práca.</text:span></text:span></text:p>
        <text:p text:style-name="P23"><text:span text:style-name="CharStyle16"><text:span text:style-name="T6">Mašinka Anča — zdá sa </text:span></text:span><text:span text:style-name="CharStyle16"><text:span text:style-name="T1">—</text:span></text:span></text:p>
        <text:p text:style-name="P23"><text:span text:style-name="CharStyle16"><text:span text:style-name="T6">má na vás veľkú zlosť.</text:span></text:span></text:p>
        <text:p text:style-name="P5"><text:span text:style-name="CharStyle16"><text:span text:style-name="T6"/></text:span></text:p>
        <text:p text:style-name="P23"><text:soft-page-break/><text:span text:style-name="CharStyle16"><text:span text:style-name="T6">A možno sa ani nehnevá,</text:span></text:span></text:p>
        <text:p text:style-name="P23"><text:span text:style-name="CharStyle16"><text:span text:style-name="T6">iba sa posmieva,</text:span></text:span></text:p>
        <text:p text:style-name="P28"><text:span text:style-name="CharStyle16"><text:span text:style-name="T6">lebo staré v mladosť neverí,</text:span></text:span></text:p>
        <text:p text:style-name="P23"><text:span text:style-name="CharStyle16"><text:span text:style-name="T6">že má silu podľa svojich plánov,</text:span></text:span></text:p>
        <text:p text:style-name="P23"><text:span text:style-name="CharStyle16"><text:span text:style-name="T6">podľa svojich predstáv</text:span></text:span></text:p>
        <text:p text:style-name="P23"><text:span text:style-name="CharStyle16"><text:span text:style-name="T6">premieňať pomery.</text:span></text:span></text:p>
        <text:p text:style-name="P5"><text:span text:style-name="CharStyle16"><text:span text:style-name="T6"/></text:span></text:p>
        <text:p text:style-name="P23"><text:span text:style-name="CharStyle16"><text:span text:style-name="T6">Trať mládeže je linka,</text:span></text:span></text:p>
        <text:p text:style-name="P23"><text:span text:style-name="CharStyle16"><text:span text:style-name="T6">ktorá vedie k lepšej budúcnosti.</text:span></text:span></text:p>
        <text:p text:style-name="P23"><text:span text:style-name="CharStyle16"><text:span text:style-name="T6">A preto mnohý strýc a mnohá strynká</text:span></text:span></text:p>
        <text:p text:style-name="P23"><text:span text:style-name="CharStyle16"><text:span text:style-name="T6">zazlievajú vám, chlapci a dievčatá,</text:span></text:span></text:p>
        <text:p text:style-name="P23"><text:span text:style-name="CharStyle16"><text:span text:style-name="T6">že sa rúhate ich predstave sveta,</text:span></text:span></text:p>
        <text:p text:style-name="P23"><text:span text:style-name="CharStyle16"><text:span text:style-name="T6">ktorú si prišpendlíkovali</text:span></text:span></text:p>
        <text:p text:style-name="P23"><text:span text:style-name="CharStyle16"><text:span text:style-name="T6">na staré šaty svojich mladých liet:</text:span></text:span></text:p>
        <text:p text:style-name="P23"><text:span text:style-name="CharStyle16"><text:span text:style-name="T6">„Ej, vtedy boly časy,</text:span></text:span></text:p>
        <text:p text:style-name="P23"><text:span text:style-name="CharStyle16"><text:span text:style-name="T6">už ich niet,</text:span></text:span></text:p>
        <text:p text:style-name="P23"><text:span text:style-name="CharStyle16"><text:span text:style-name="T6">a nebudú viacej.“</text:span></text:span></text:p>
        <text:p text:style-name="P28"><text:span text:style-name="CharStyle16"><text:span text:style-name="T6">Ako tá mašinka ma</text:span></text:span><text:span text:style-name="CharStyle16"><text:span text:style-name="T1">jú</text:span></text:span><text:span text:style-name="CharStyle16"><text:span text:style-name="T6"> na vás zlosť.</text:span></text:span></text:p>
        <text:p text:style-name="P23"><text:span text:style-name="CharStyle16"><text:span text:style-name="T6">Upierajú vašej práci</text:span></text:span></text:p>
        <text:p text:style-name="P23"><text:span text:style-name="CharStyle16"><text:span text:style-name="T6">požehnanie božie.</text:span></text:span></text:p>
        <text:p text:style-name="P29"><text:span text:style-name="CharStyle16"><text:span text:style-name="T6">„Ktože to slýchal </text:span></text:span><text:span text:style-name="CharStyle16"><text:span text:style-name="T1">—</text:span></text:span><text:span text:style-name="CharStyle16"><text:span text:style-name="T6"> nová spoločnosť?“</text:span></text:span></text:p>
        <text:p text:style-name="P24"><text:span text:style-name="CharStyle16"><text:span text:style-name="T6">Ale vy sa vrývate</text:span></text:span></text:p>
        <text:p text:style-name="P24"><text:span text:style-name="CharStyle16"><text:span text:style-name="T6">čakanmi a lopatami</text:span></text:span></text:p>
        <text:p text:style-name="P24"><text:span text:style-name="CharStyle16"><text:span text:style-name="T6">do usadenín predsudkov,</text:span></text:span></text:p>
        <text:p text:style-name="P24"><text:span text:style-name="CharStyle16"><text:span text:style-name="T6">do geologických vrstiev povier,</text:span></text:span></text:p>
        <text:p text:style-name="P24"><text:span text:style-name="CharStyle16"><text:span text:style-name="T6">vyvraciate z koreňov</text:span></text:span></text:p>
        <text:p text:style-name="P24"><text:span text:style-name="CharStyle16"><text:span text:style-name="T6">prekážky nástupu nových čias</text:span></text:span></text:p>
        <text:p text:style-name="P24"><text:span text:style-name="CharStyle16"><text:span text:style-name="T6">a budujete cestu družnosti</text:span></text:span></text:p>
        <text:p text:style-name="P24"><text:span text:style-name="CharStyle16"><text:span text:style-name="T6">nových ľudí.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7" text:outline-level="1"><text:bookmark-start text:name="bookmark24"/><text:span text:style-name="CharStyle10"><text:span text:style-name="T6">Nové ráno</text:span></text:span><text:bookmark-end text:name="bookmark24"/></text:h>
        <text:p text:style-name="P5"><text:span text:style-name="CharStyle16"><text:span text:style-name="T6"/></text:span></text:p>
        <text:p text:style-name="P23"><text:soft-page-break/><text:span text:style-name="CharStyle16"><text:span text:style-name="T6">Videl som dneska sprievod májový</text:span></text:span></text:p>
        <text:p text:style-name="P23"><text:span text:style-name="CharStyle16"><text:span text:style-name="T6">a na ňom mládež. Celkom novú.</text:span></text:span></text:p>
        <text:p text:style-name="P23"><text:span text:style-name="CharStyle16"><text:span text:style-name="T6">Dievčatá, chlapci </text:span></text:span><text:span text:style-name="CharStyle16"><text:span text:style-name="T1">—</text:span></text:span><text:span text:style-name="CharStyle16"><text:span text:style-name="T6"> jak z ľahkého kovu</text:span></text:span><text:span text:style-name="CharStyle16"><text:span text:style-name="T1">.</text:span></text:span></text:p>
        <text:p text:style-name="P23"><text:span text:style-name="CharStyle16"><text:span text:style-name="T2">Z</text:span></text:span><text:span text:style-name="CharStyle16"><text:span text:style-name="T6">unely hudbou ich prekrásne telá.</text:span></text:span></text:p>
        <text:p text:style-name="P23"><text:span text:style-name="CharStyle16"><text:span text:style-name="T6">Po starej dlažbe, starej biede našej,</text:span></text:span></text:p>
        <text:p text:style-name="P23"><text:span text:style-name="CharStyle16"><text:span text:style-name="T6">ako prúd vlnily sa blízko cieľa</text:span></text:span></text:p>
        <text:p text:style-name="P23"><text:span text:style-name="CharStyle16"><text:span text:style-name="T6">v ťažko vysloviteľnej kráse.</text:span></text:span></text:p>
        <text:p text:style-name="P5"><text:span text:style-name="CharStyle16"><text:span text:style-name="T6"/></text:span></text:p>
        <text:p text:style-name="P23"><text:span text:style-name="CharStyle16"><text:span text:style-name="T6">Zem padla pod ich elastické nohy.</text:span></text:span></text:p>
        <text:p text:style-name="P23"><text:span text:style-name="CharStyle16"><text:span text:style-name="T6">Ich čelá niesly slnce, vesmír celý</text:span></text:span></text:p>
        <text:p text:style-name="P23"><text:span text:style-name="CharStyle16"><text:span text:style-name="T6">a zdalo sa mi, že tam na zákrute</text:span></text:span></text:p>
        <text:p text:style-name="P23"><text:span text:style-name="CharStyle16"><text:span text:style-name="T6">vpochodúva</text:span></text:span><text:span text:style-name="CharStyle16"><text:span text:style-name="T1">jú</text:span></text:span><text:span text:style-name="CharStyle16"><text:span text:style-name="T6"> priamo do oblohy,</text:span></text:span></text:p>
        <text:p text:style-name="P23"><text:span text:style-name="CharStyle16"><text:span text:style-name="T6">ktorá je celá ich. Veliké, šíre plató,</text:span></text:span></text:p>
        <text:p text:style-name="P23"><text:span text:style-name="CharStyle16"><text:span text:style-name="T6">kde my už presne nevidíme ani,</text:span></text:span></text:p>
        <text:p text:style-name="P23"><text:span text:style-name="CharStyle16"><text:span text:style-name="T6">shromaž</text:span></text:span><text:span text:style-name="CharStyle16"><text:span text:style-name="T1">ď</text:span></text:span><text:span text:style-name="CharStyle16"><text:span text:style-name="T6">u</text:span></text:span><text:span text:style-name="CharStyle16"><text:span text:style-name="T1">je</text:span></text:span><text:span text:style-name="CharStyle16"><text:span text:style-name="T6"> ich k štartu veľkých letov.</text:span></text:span></text:p>
        <text:p text:style-name="P5"><text:span text:style-name="CharStyle16"><text:span text:style-name="T6"/></text:span></text:p>
        <text:p text:style-name="P23"><text:span text:style-name="CharStyle16"><text:span text:style-name="T6">Videl som dneska sprievod rozjasaný</text:span></text:span></text:p>
        <text:p text:style-name="P23"><text:span text:style-name="CharStyle16"><text:span text:style-name="T6">a závrat krásy zmocnil sa ma</text:span></text:span></text:p>
        <text:p text:style-name="P23"><text:span text:style-name="CharStyle16"><text:span text:style-name="T6">z nového rána nad planétou.</text:span></text:span></text:p>
        <text:p text:style-name="P23"><text:span text:style-name="CharStyle7"><text:span text:style-name="T6"/></text:span></text:p>
        <text:p text:style-name="P23"><text:span text:style-name="CharStyle7"><text:span text:style-name="T8">II</text:span></text:span></text:p>
        <text:p text:style-name="P23"><text:span text:style-name="CharStyle7"><text:span text:style-name="T8"/></text:span></text:p>
        <text:h text:style-name="P18" text:outline-level="1"><text:bookmark-start text:name="bookmark26"/><text:span text:style-name="CharStyle10"><text:span text:style-name="T6">K obrazom Cypriána Majerníka</text:span></text:span><text:bookmark-end text:name="bookmark26"/></text:h>
        <text:p text:style-name="P5"><text:span text:style-name="CharStyle16"><text:span text:style-name="T1"/></text:span></text:p>
        <text:p text:style-name="P23"><text:span text:style-name="CharStyle16"><text:span text:style-name="T2">1</text:span></text:span></text:p>
        <text:p text:style-name="P23"><text:span text:style-name="CharStyle16"><text:span text:style-name="T2"/></text:span></text:p>
        <text:p text:style-name="P28"><text:span text:style-name="CharStyle16"><text:span text:style-name="T6">Spálenou zemou idú príšery</text:span></text:span></text:p>
        <text:p text:style-name="P23"><text:span text:style-name="CharStyle16"><text:span text:style-name="T6">Hlad</text:span></text:span><text:span text:style-name="CharStyle16"><text:span text:style-name="T1">,</text:span></text:span><text:span text:style-name="CharStyle16"><text:span text:style-name="T6"> Vojna, Smrť,</text:span></text:span></text:p>
        <text:p text:style-name="P23"><text:span text:style-name="CharStyle16"><text:span text:style-name="T6">až po zotreté bezútešné obzory,</text:span></text:span></text:p>
        <text:p text:style-name="P23"><text:span text:style-name="CharStyle16"><text:span text:style-name="T6">v divokom cvale,</text:span></text:span></text:p>
        <text:p text:style-name="P23"><text:span text:style-name="CharStyle16"><text:span text:style-name="T6">pomaly, chladno</text:span></text:span></text:p>
        <text:p text:style-name="P23"><text:span text:style-name="CharStyle16"><text:span text:style-name="T6">ako ukrutnosť.</text:span></text:span></text:p>
        <text:p text:style-name="P5"><text:span text:style-name="CharStyle16"><text:span text:style-name="T6"/></text:span></text:p>
        <text:p text:style-name="P23"><text:span text:style-name="CharStyle16"><text:span text:style-name="T6">Ty si ich videl,</text:span></text:span></text:p>
        <text:p text:style-name="P23"><text:soft-page-break/><text:span text:style-name="CharStyle16"><text:span text:style-name="T6">už jednou nohou mimo tejto Zeme,</text:span></text:span></text:p>
        <text:p text:style-name="P23"><text:span text:style-name="CharStyle16"><text:span text:style-name="T6">sprznenej ako ani jedna</text:span></text:span></text:p>
        <text:p text:style-name="P23"><text:span text:style-name="CharStyle16"><text:span text:style-name="T6">hviezda vo vesmíre,</text:span></text:span></text:p>
        <text:p text:style-name="P23"><text:span text:style-name="CharStyle16"><text:span text:style-name="T6">vývrhe</text:span></text:span><text:span text:style-name="CharStyle16"><text:span text:style-name="T2">ľ</text:span></text:span><text:span text:style-name="CharStyle16"><text:span text:style-name="T6">om živých </text:span></text:span><text:span text:style-name="CharStyle16"><text:span text:style-name="T1">—</text:span></text:span></text:p>
        <text:p text:style-name="P23"><text:span text:style-name="CharStyle16"><text:span text:style-name="T6">zveročlovekom.</text:span></text:span></text:p>
        <text:p text:style-name="P5"><text:span text:style-name="CharStyle16"><text:span text:style-name="T6"/></text:span></text:p>
        <text:p text:style-name="P22"><text:span text:style-name="CharStyle16"><text:span text:style-name="T6">Prašivá. Prašivá.</text:span></text:span></text:p>
        <text:p text:style-name="P3"><text:span text:style-name="CharStyle18"><text:span text:style-name="T6"/></text:span></text:p>
        <text:p text:style-name="P28"><text:span text:style-name="CharStyle16"><text:span text:style-name="T6">A tak si hľadel chladno na tvár hrôzy,</text:span></text:span></text:p>
        <text:p text:style-name="P23"><text:span text:style-name="CharStyle16"><text:span text:style-name="T6">že nezachvel sa štetec v tvojej ruke</text:span></text:span></text:p>
        <text:p text:style-name="P23"><text:span text:style-name="CharStyle16"><text:span text:style-name="T6">a portréty desu</text:span></text:span></text:p>
        <text:p text:style-name="P23"><text:span text:style-name="CharStyle16"><text:span text:style-name="T6">mraziť nás budú</text:span></text:span></text:p>
        <text:p text:style-name="P23"><text:span text:style-name="CharStyle16"><text:span text:style-name="T6">dlho</text:span></text:span></text:p>
        <text:p text:style-name="P23"><text:span text:style-name="CharStyle16"><text:span text:style-name="T6">do vekov.</text:span></text:span></text:p>
        <text:p text:style-name="P5"><text:span text:style-name="CharStyle16"><text:span text:style-name="T6"/></text:span></text:p>
        <text:p text:style-name="P23"><text:span text:style-name="CharStyle16"><text:span text:style-name="T6">Cyprián Ma</text:span></text:span><text:span text:style-name="CharStyle16"><text:span text:style-name="T1">jerník</text:span></text:span><text:span text:style-name="CharStyle16"><text:span text:style-name="T6">,</text:span></text:span></text:p>
        <text:p text:style-name="P23"><text:span text:style-name="CharStyle16"><text:span text:style-name="T6">hosť zeme tejto rozčarovaný,</text:span></text:span></text:p>
        <text:p text:style-name="P23"><text:span text:style-name="CharStyle16"><text:span text:style-name="T6">prečo si odišiel,</text:span></text:span></text:p>
        <text:p text:style-name="P23"><text:span text:style-name="CharStyle16"><text:span text:style-name="T6">ke</text:span></text:span><text:span text:style-name="CharStyle16"><text:span text:style-name="T8">ď</text:span></text:span><text:span text:style-name="CharStyle16"><text:span text:style-name="T6"> máj sa rozžal</text:span></text:span></text:p>
        <text:p text:style-name="P23"><text:span text:style-name="CharStyle16"><text:span text:style-name="T6">v kalendári doby</text:span></text:span></text:p>
        <text:p text:style-name="P23"><text:span text:style-name="CharStyle16"><text:span text:style-name="T6">a všetci tvoji bratia</text:span></text:span></text:p>
        <text:p text:style-name="P23"><text:span text:style-name="CharStyle16"><text:span text:style-name="T6">zdvihli hlavy</text:span></text:span></text:p>
        <text:p text:style-name="P23"><text:span text:style-name="CharStyle16"><text:span text:style-name="T6">do čistého vzduchu nádejí,</text:span></text:span></text:p>
        <text:p text:style-name="P23"><text:span text:style-name="CharStyle16"><text:span text:style-name="T6">odhodlaní</text:span></text:span></text:p>
        <text:p text:style-name="P23"><text:span text:style-name="CharStyle16"><text:span text:style-name="T6">striehnuť lono hliny,</text:span></text:span></text:p>
        <text:p text:style-name="P23"><text:span text:style-name="CharStyle16"><text:span text:style-name="T6">aby nikdy viacej</text:span></text:span></text:p>
        <text:p text:style-name="P23"><text:span text:style-name="CharStyle16"><text:span text:style-name="T6">nevyvrhlo</text:span></text:span></text:p>
        <text:p text:style-name="P23"><text:span text:style-name="CharStyle16"><text:span text:style-name="T6">Hitlera.</text:span></text:span></text:p>
        <text:p text:style-name="P5"><text:span text:style-name="CharStyle16"><text:span text:style-name="T1"/></text:span></text:p>
        <text:p text:style-name="P22"><text:span text:style-name="CharStyle16"><text:span text:style-name="T1">2</text:span></text:span></text:p>
        <text:p text:style-name="P5"><text:span text:style-name="CharStyle16"><text:span text:style-name="T6"/></text:span></text:p>
        <text:p text:style-name="P23"><text:span text:style-name="CharStyle16"><text:span text:style-name="T6">Kam sa to náhlia hordy nepriateľa?</text:span></text:span></text:p>
        <text:p text:style-name="P23"><text:span text:style-name="CharStyle16"><text:span text:style-name="T6">O čom sa radia na rázcestiach desu?</text:span></text:span></text:p>
        <text:p text:style-name="P23"><text:soft-page-break/><text:span text:style-name="CharStyle16"><text:span text:style-name="T6">Akú to ťarchu tie koníčky nesú?</text:span></text:span></text:p>
        <text:p text:style-name="P23"><text:span text:style-name="CharStyle16"><text:span text:style-name="T6">Na koho brúsia pod šišakom čela</text:span></text:span></text:p>
        <text:p text:style-name="P23"><text:span text:style-name="CharStyle16"><text:span text:style-name="T6">zas čepeľ vraždy po</text:span></text:span><text:span text:style-name="CharStyle16"><text:span text:style-name="T2">s</text:span></text:span><text:span text:style-name="CharStyle16"><text:span text:style-name="T6">li tyranovi?</text:span></text:span></text:p>
        <text:p text:style-name="P3"><text:span text:style-name="CharStyle20"><text:span text:style-name="T6"/></text:span></text:p>
        <text:p text:style-name="P28"><text:span text:style-name="CharStyle16"><text:span text:style-name="T2">Č</text:span></text:span><text:span text:style-name="CharStyle16"><text:span text:style-name="T6">o sa to deje na planéte </text:span></text:span><text:span text:style-name="CharStyle16"><text:span text:style-name="T2">Z</text:span></text:span><text:span text:style-name="CharStyle16"><text:span text:style-name="T6">emi</text:span></text:span><text:span text:style-name="CharStyle16"><text:span text:style-name="T1">,</text:span></text:span></text:p>
        <text:p text:style-name="P23"><text:span text:style-name="CharStyle16"><text:span text:style-name="T6">že ani kvietok maliar nevysloví</text:span></text:span></text:p>
        <text:p text:style-name="P23"><text:span text:style-name="CharStyle16"><text:span text:style-name="T6">paletou farieb nevýslovnej ceny</text:span></text:span></text:p>
        <text:p text:style-name="P5"><text:span text:style-name="CharStyle16"><text:span text:style-name="T6"/></text:span></text:p>
        <text:p text:style-name="P22"><text:span text:style-name="CharStyle16"><text:span text:style-name="T6">a zahynúť si radšej zaumieni?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8" text:outline-level="1"><text:bookmark-start text:name="bookmark28"/><text:span text:style-name="CharStyle10"><text:span text:style-name="T6">Petrovi Jilemnickému</text:span></text:span><text:bookmark-end text:name="bookmark28"/></text:h>
        <text:p text:style-name="P5"><text:span text:style-name="CharStyle16"><text:span text:style-name="T6"/></text:span></text:p>
        <text:p text:style-name="P25"><text:span text:style-name="CharStyle16"><text:span text:style-name="T6">Ty nevieš, aký telegram</text:span></text:span></text:p>
        <text:p text:style-name="P25"><text:span text:style-name="CharStyle16"><text:span text:style-name="T1">z</text:span></text:span><text:span text:style-name="CharStyle16"><text:span text:style-name="T6"> ďalekej Moskvy prišiel dnes.</text:span></text:span></text:p>
        <text:p text:style-name="P25"><text:span text:style-name="CharStyle16"><text:span text:style-name="T3">Z</text:span></text:span><text:span text:style-name="CharStyle16"><text:span text:style-name="T6">omrel si, Peter.</text:span></text:span></text:p>
        <text:p text:style-name="P25"><text:span text:style-name="CharStyle16"><text:span text:style-name="T6"/></text:span></text:p>
        <text:p text:style-name="P30"><text:span text:style-name="CharStyle16"><text:span text:style-name="T6">Ty nevieš, aký obrázok</text:span></text:span></text:p>
        <text:p text:style-name="P25"><text:span text:style-name="CharStyle16"><text:span text:style-name="T6">uverejnili v Pravde dnes.</text:span></text:span></text:p>
        <text:p text:style-name="P25"><text:span text:style-name="CharStyle16"><text:span text:style-name="T6">Teba </text:span></text:span><text:span text:style-name="CharStyle16"><text:span text:style-name="T1">—</text:span></text:span><text:span text:style-name="CharStyle16"><text:span text:style-name="T6"> a vôkol černe rám.</text:span></text:span></text:p>
        <text:p text:style-name="P25"><text:span text:style-name="CharStyle16"><text:span text:style-name="T6">Ach, Ty sa iste vysmeješ.</text:span></text:span></text:p>
        <text:p text:style-name="P25"><text:span text:style-name="CharStyle16"><text:span text:style-name="T3">Z</text:span></text:span><text:span text:style-name="CharStyle16"><text:span text:style-name="T6">omrel si, Peter.</text:span></text:span></text:p>
        <text:p text:style-name="P5"><text:span text:style-name="CharStyle16"><text:span text:style-name="T6"/></text:span></text:p>
        <text:p text:style-name="P25"><text:span text:style-name="CharStyle16"><text:span text:style-name="T6">Lež</text:span></text:span></text:p>
        <text:p text:style-name="P25"><text:span text:style-name="CharStyle16"><text:span text:style-name="T6">májové ráno opak hlása!</text:span></text:span></text:p>
        <text:p text:style-name="P30"><text:span text:style-name="CharStyle16"><text:span text:style-name="T6">Májové ráno našej histórie</text:span></text:span></text:p>
        <text:p text:style-name="P25"><text:span text:style-name="CharStyle16"><text:span text:style-name="T6">len rosu striasa:</text:span></text:span></text:p>
        <text:p text:style-name="P25"><text:span text:style-name="CharStyle16"><text:span text:style-name="T6">Táto smrť</text:span></text:span></text:p>
        <text:p text:style-name="P30"><text:span text:style-name="CharStyle16"><text:span text:style-name="T6">je prestúpenie v život prudký.</text:span></text:span></text:p>
        <text:p text:style-name="P25"><text:span text:style-name="CharStyle16"><text:span text:style-name="T6">Veď Peter Jilemnický žije,</text:span></text:span></text:p>
        <text:p text:style-name="P25"><text:span text:style-name="CharStyle16"><text:span text:style-name="T6">s úsmevom prekračuje smútky</text:span></text:span></text:p>
        <text:p text:style-name="P3"><text:span text:style-name="CharStyle7"><text:span text:style-name="T6"/></text:span></text:p>
        <text:p text:style-name="P30"><text:span text:style-name="CharStyle16"><text:span text:style-name="T1">n</text:span></text:span><text:span text:style-name="CharStyle16"><text:span text:style-name="T6">a pohraničí telesného</text:span></text:span></text:p>
        <text:p text:style-name="P25"><text:span text:style-name="CharStyle16"><text:span text:style-name="T6">a zmnohonásobený v nás</text:span></text:span></text:p>
        <text:p text:style-name="P25"><text:soft-page-break/><text:span text:style-name="CharStyle16"><text:span text:style-name="T6">nedočkavo sa chystá k dielu</text:span></text:span></text:p>
        <text:p text:style-name="P25"><text:span text:style-name="CharStyle16"><text:span text:style-name="T6">spôsobom novým zas.</text:span></text:span></text:p>
        <text:p text:style-name="P30"><text:span text:style-name="CharStyle16"><text:span text:style-name="T6">Je teraz všade. Na širokom fronte.</text:span></text:span></text:p>
        <text:p text:style-name="P25"><text:span text:style-name="CharStyle16"><text:span text:style-name="T6">V línii prvej. Predsunutú stráž</text:span></text:span></text:p>
        <text:p text:style-name="P25"><text:span text:style-name="CharStyle16"><text:span text:style-name="T6">drží v nás</text:span></text:span></text:p>
        <text:p text:style-name="P25"><text:span text:style-name="CharStyle16"><text:span text:style-name="T6">bdelú.</text:span></text:span></text:p>
        <text:p text:style-name="P25"><text:span text:style-name="CharStyle16"><text:span text:style-name="T6"/></text:span></text:p>
        <text:p text:style-name="P5"><text:span text:style-name="CharStyle16"><text:span text:style-name="T6">Lež predsa, predsa v žiali zbrane skloňte.</text:span></text:span></text:p>
        <text:p text:style-name="P5"><text:span text:style-name="CharStyle16"><text:span text:style-name="T6"/></text:span></text:p>
        <text:p text:style-name="P22"><text:span text:style-name="CharStyle16"><text:span text:style-name="T6">Zomrel si, Peter</text:span></text:span><text:span text:style-name="CharStyle16"><text:span text:style-name="T1">!</text:span></text:span></text:p>
        <text:p text:style-name="P22"><text:span text:style-name="CharStyle16"><text:span text:style-name="T1"/></text:span></text:p>
        <text:p text:style-name="P30"><text:span text:style-name="CharStyle16"><text:span text:style-name="T6">Ako by mohol zomrieť on,</text:span></text:span></text:p>
        <text:p text:style-name="P25"><text:span text:style-name="CharStyle16"><text:span text:style-name="T6">čo neúnavnou silou začal</text:span></text:span></text:p>
        <text:p text:style-name="P25"><text:span text:style-name="CharStyle16"><text:span text:style-name="T6">rozkolembávať ťažký zvon,</text:span></text:span></text:p>
        <text:p text:style-name="P25"><text:span text:style-name="CharStyle16"><text:span text:style-name="T6">ktorý dnes mocne zuní v masách?</text:span></text:span></text:p>
        <text:p text:style-name="P5"><text:span text:style-name="CharStyle16"><text:span text:style-name="T6"/></text:span></text:p>
        <text:p text:style-name="P25"><text:span text:style-name="CharStyle16"><text:span text:style-name="T6">Ako by mohol zomrieť ten,</text:span></text:span></text:p>
        <text:p text:style-name="P25"><text:span text:style-name="CharStyle16"><text:span text:style-name="T6">ktorého nesie pohyb žitia</text:span></text:span></text:p>
        <text:p text:style-name="P25"><text:span text:style-name="CharStyle16"><text:span text:style-name="T6">jak vlastné krídlo? V smrti tieň</text:span></text:span></text:p>
        <text:p text:style-name="P25"><text:span text:style-name="CharStyle16"><text:span text:style-name="T6">sa komunisti nezachytia.</text:span></text:span></text:p>
        <text:p text:style-name="P5"><text:span text:style-name="CharStyle16"><text:span text:style-name="T6"/></text:span></text:p>
        <text:p text:style-name="P25"><text:span text:style-name="CharStyle16"><text:span text:style-name="T6">Snáď praskne cieva. Môže byť.</text:span></text:span></text:p>
        <text:p text:style-name="P25"><text:span text:style-name="CharStyle16"><text:span text:style-name="T6">Prestane človek v jednej forme.</text:span></text:span></text:p>
        <text:p text:style-name="P30"><text:span text:style-name="CharStyle16"><text:span text:style-name="T6">No v druhej bude ďalej žiť</text:span></text:span></text:p>
        <text:p text:style-name="P25"><text:span text:style-name="CharStyle16"><text:span text:style-name="T6">i cez pohreby slzotvorné.</text:span></text:span></text:p>
        <text:p text:style-name="P5"><text:span text:style-name="CharStyle16"><text:span text:style-name="T6"/></text:span></text:p>
        <text:p text:style-name="P25"><text:span text:style-name="CharStyle16"><text:span text:style-name="T6">A Ty si taký. Preto dnes</text:span></text:span></text:p>
        <text:p text:style-name="P25"><text:span text:style-name="CharStyle16"><text:span text:style-name="T6">viac ako kedykoľvek predtým</text:span></text:span></text:p>
        <text:p text:style-name="P25"><text:span text:style-name="CharStyle16"><text:span text:style-name="T6">ruku ti stíska naša päsť,</text:span></text:span></text:p>
        <text:p text:style-name="P25"><text:span text:style-name="CharStyle16"><text:span text:style-name="T6">tvoj úsmev na nás prudšie svieti</text:span></text:span></text:p>
        <text:p text:style-name="P5"><text:span text:style-name="CharStyle16"><text:span text:style-name="T6"/></text:span></text:p>
        <text:p text:style-name="P25"><text:span text:style-name="CharStyle16"><text:span text:style-name="T6">a vidíme </text:span></text:span><text:span text:style-name="CharStyle16"><text:span text:style-name="T3">Ť</text:span></text:span><text:span text:style-name="CharStyle16"><text:span text:style-name="T6">a zpod obŕv,</text:span></text:span></text:p>
        <text:p text:style-name="P25"><text:span text:style-name="CharStyle16"><text:span text:style-name="T6">priclonených pred silným </text:span></text:span><text:span text:style-name="CharStyle16"><text:span text:style-name="T1">ja</text:span></text:span><text:span text:style-name="CharStyle16"><text:span text:style-name="T6">som,</text:span></text:span></text:p>
        <text:p text:style-name="P25"><text:span text:style-name="CharStyle16"><text:span text:style-name="T6">skutočnejšieho ako prv</text:span></text:span></text:p>
        <text:p text:style-name="P25"><text:soft-page-break/><text:span text:style-name="CharStyle16"><text:span text:style-name="T6">pracovať v Moskve, srdci našom.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3" text:outline-level="1"><text:bookmark-start text:name="bookmark30"/><text:span text:style-name="CharStyle10"><text:span text:style-name="T6">J. </text:span></text:span><text:span text:style-name="CharStyle10"><text:span text:style-name="T9">W</text:span></text:span><text:span text:style-name="CharStyle10"><text:span text:style-name="T6">.</text:span></text:span><text:bookmark-end text:name="bookmark30"/></text:h>
        <text:p text:style-name="P5"><text:span text:style-name="CharStyle21"><text:span text:style-name="T6"/></text:span></text:p>
        <text:p text:style-name="P22"><text:span text:style-name="CharStyle21"><text:span text:style-name="T6">1</text:span></text:span></text:p>
        <text:p text:style-name="P5"><text:span text:style-name="CharStyle16"><text:span text:style-name="T6"/></text:span></text:p>
        <text:p text:style-name="P25"><text:span text:style-name="CharStyle16"><text:span text:style-name="T6">To bolo v decembrový večer. Popri železnici</text:span></text:span></text:p>
        <text:p text:style-name="P25"><text:span text:style-name="CharStyle16"><text:span text:style-name="T6">svietily v oknách Vianoce.</text:span></text:span></text:p>
        <text:p text:style-name="P30"><text:span text:style-name="CharStyle16"><text:span text:style-name="T6">Na oceľových koľajniciach</text:span></text:span></text:p>
        <text:p text:style-name="P25"><text:span text:style-name="CharStyle16"><text:span text:style-name="T6">do noci rýchlik dupoce.</text:span></text:span></text:p>
        <text:p text:style-name="P5"><text:span text:style-name="CharStyle16"><text:span text:style-name="T1"/></text:span></text:p>
        <text:p text:style-name="P25"><text:span text:style-name="CharStyle16"><text:span text:style-name="T1">Z</text:span></text:span><text:span text:style-name="CharStyle16"><text:span text:style-name="T6"> Tatranskej Polianky ho vezú</text:span></text:span></text:p>
        <text:p text:style-name="P25"><text:span text:style-name="CharStyle16"><text:span text:style-name="T6">v batožinovom vagóne</text:span></text:span></text:p>
        <text:p text:style-name="P25"><text:span text:style-name="CharStyle16"><text:span text:style-name="T6">vystretého na nosidlách v agónii</text:span></text:span></text:p>
        <text:p text:style-name="P25"><text:span text:style-name="CharStyle16"><text:span text:style-name="T6">po našom slovenskom záhumn</text:span></text:span><text:span text:style-name="CharStyle16"><text:span text:style-name="T1">í</text:span></text:span><text:span text:style-name="CharStyle16"><text:span text:style-name="T6">.</text:span></text:span></text:p>
        <text:p text:style-name="P5"><text:span text:style-name="CharStyle16"><text:span text:style-name="T6"/></text:span></text:p>
        <text:p text:style-name="P25"><text:span text:style-name="CharStyle16"><text:span text:style-name="T6">Bolestiplná matka ľudská</text:span></text:span></text:p>
        <text:p text:style-name="P25"><text:span text:style-name="CharStyle16"><text:span text:style-name="T6">má jeho hlavu na lone.</text:span></text:span></text:p>
        <text:p text:style-name="P5"><text:span text:style-name="CharStyle16"><text:span text:style-name="T6"/></text:span></text:p>
        <text:p text:style-name="P25"><text:span text:style-name="CharStyle16"><text:span text:style-name="T6">Ani žeriavy, ani slová</text:span></text:span></text:p>
        <text:p text:style-name="P25"><text:span text:style-name="CharStyle16"><text:span text:style-name="T6">nezdvihnú ťarchu bolesti.</text:span></text:span></text:p>
        <text:p text:style-name="P25"><text:span text:style-name="CharStyle16"><text:span text:style-name="T6">Len tepna zeme oceľová,</text:span></text:span></text:p>
        <text:p text:style-name="P25"><text:span text:style-name="CharStyle16"><text:span text:style-name="T6">jediná matka básnikova,</text:span></text:span></text:p>
        <text:p text:style-name="P25"><text:span text:style-name="CharStyle16"><text:span text:style-name="T6">tú bolesť roztriešti.</text:span></text:span></text:p>
        <text:p text:style-name="P3"><text:span text:style-name="CharStyle7"><text:span text:style-name="T6"/></text:span></text:p>
        <text:p text:style-name="P6"><text:span text:style-name="CharStyle24"><text:span text:style-name="T6">2</text:span></text:span></text:p>
        <text:p text:style-name="P30"><text:span text:style-name="CharStyle16"><text:span text:style-name="T6">Nadvihnúc hlavu, klesajúcu do tmy,</text:span></text:span></text:p>
        <text:p text:style-name="P25"><text:span text:style-name="CharStyle16"><text:span text:style-name="T6">počúval, ako idú do boja</text:span></text:span></text:p>
        <text:p text:style-name="P25"><text:span text:style-name="CharStyle16"><text:span text:style-name="T6">prívaly krvi v rozpálenom tele</text:span></text:span></text:p>
        <text:p text:style-name="P25"><text:span text:style-name="CharStyle16"><text:span text:style-name="T6">i v chorom svete všetky zdravé sily</text:span></text:span></text:p>
        <text:p text:style-name="P25"><text:span text:style-name="CharStyle16"><text:span text:style-name="T6">revolučného príboja.</text:span></text:span></text:p>
        <text:p text:style-name="P5"><text:span text:style-name="CharStyle16"><text:span text:style-name="T6"/></text:span></text:p>
        <text:p text:style-name="P22"><text:span text:style-name="CharStyle16"><text:span text:style-name="T6">Prehráva telo v páľach horúčky.</text:span></text:span></text:p>
        <text:p text:style-name="P5"><text:soft-page-break/><text:span text:style-name="CharStyle16"><text:span text:style-name="T6">Na nemoc proletárov Wolker umiera.</text:span></text:span></text:p>
        <text:p text:style-name="P30"><text:span text:style-name="CharStyle16"><text:span text:style-name="T6">Dvíha sa ešte s podušky</text:span></text:span></text:p>
        <text:p text:style-name="P25"><text:span text:style-name="CharStyle16"><text:span text:style-name="T6">proti tme bezhviezdneho večera,</text:span></text:span></text:p>
        <text:p text:style-name="P25"><text:span text:style-name="CharStyle16"><text:span text:style-name="T6">pokojným písmom píše prosté slová:</text:span></text:span></text:p>
        <text:p text:style-name="P5"><text:span text:style-name="CharStyle25"><text:span text:style-name="T6"/></text:span></text:p>
        <text:p text:style-name="P22"><text:span text:style-name="CharStyle25"><text:span text:style-name="T11">&lt;lang CS&gt;</text:span></text:span><text:span text:style-name="CharStyle25"><text:span text:style-name="T6">Zde leží Ji</text:span></text:span><text:span text:style-name="CharStyle25"><text:span text:style-name="T1">fí</text:span></text:span><text:span text:style-name="CharStyle25"><text:span text:style-name="T6"> Wolker, básnik jenž miloval svet a pro spravedlnost jeho </text:span></text:span><text:span text:style-name="CharStyle25"><text:span text:style-name="T1">š</text:span></text:span><text:span text:style-name="CharStyle25"><text:span text:style-name="T6">el se bít</text:span></text:span><text:span text:style-name="CharStyle25"><text:span text:style-name="T1">.</text:span></text:span></text:p>
        <text:p text:style-name="P5"><text:span text:style-name="CharStyle25"><text:span text:style-name="T6">D</text:span></text:span><text:span text:style-name="CharStyle25"><text:span text:style-name="T1">ŕ</text:span></text:span><text:span text:style-name="CharStyle25"><text:span text:style-name="T6">ív než moh</text:span></text:span><text:span text:style-name="CharStyle25"><text:span text:style-name="T1">’</text:span></text:span><text:span text:style-name="CharStyle25"><text:span text:style-name="T6"> srd</text:span></text:span><text:span text:style-name="CharStyle25"><text:span text:style-name="T1">c</text:span></text:span><text:span text:style-name="CharStyle25"><text:span text:style-name="T6">e k boji vy</text:span></text:span><text:span text:style-name="CharStyle25"><text:span text:style-name="T1">t</text:span></text:span><text:span text:style-name="CharStyle25"><text:span text:style-name="T6">asit, zemrel — mlád dvacetčty</text:span></text:span><text:span text:style-name="CharStyle25"><text:span text:style-name="T1">f</text:span></text:span><text:span text:style-name="CharStyle25"><text:span text:style-name="T6">i let</text:span></text:span><text:span text:style-name="CharStyle25"><text:span text:style-name="T1">.</text:span></text:span><text:span text:style-name="CharStyle25"><text:span text:style-name="T5">&lt;/lang&gt;</text:span></text:span></text:p>
        <text:p text:style-name="P5"><text:span text:style-name="CharStyle16"><text:span text:style-name="T6">Pokojným písmom píše prosté slová.</text:span></text:span></text:p>
        <text:p text:style-name="P5"><text:span text:style-name="CharStyle16"><text:span text:style-name="T6"/></text:span></text:p>
        <text:p text:style-name="P25"><text:span text:style-name="CharStyle16"><text:span text:style-name="T6">A potom</text:span></text:span></text:p>
        <text:p text:style-name="P25"><text:span text:style-name="CharStyle16"><text:span text:style-name="T6">bohumínsky rýchlik</text:span></text:span></text:p>
        <text:p text:style-name="P25"><text:span text:style-name="CharStyle16"><text:span text:style-name="T6">vezie ho umrieť</text:span></text:span></text:p>
        <text:p text:style-name="P25"><text:span text:style-name="CharStyle16"><text:span text:style-name="T6">do rodného Prost</text:span></text:span><text:span text:style-name="CharStyle16"><text:span text:style-name="T9">ě</text:span></text:span><text:span text:style-name="CharStyle16"><text:span text:style-name="T6">jova.</text:span></text:span></text:p>
        <text:p text:style-name="P3"><text:span text:style-name="CharStyle7"><text:span text:style-name="T6"/></text:span></text:p>
        <text:p text:style-name="P6"><text:span text:style-name="CharStyle26"><text:span text:style-name="T1">3</text:span></text:span></text:p>
        <text:p text:style-name="P30"><text:span text:style-name="CharStyle16"><text:span text:style-name="T6">Hrdinskou smrťou básnik Wolker padol.</text:span></text:span></text:p>
        <text:p text:style-name="P25"><text:span text:style-name="CharStyle16"><text:span text:style-name="T6">Kým telo-nástroj klesá nadol,</text:span></text:span></text:p>
        <text:p text:style-name="P25"><text:span text:style-name="CharStyle16"><text:span text:style-name="T6">on sklenul k hviezdam budúcnosti</text:span></text:span></text:p>
        <text:p text:style-name="P25"><text:span text:style-name="CharStyle16"><text:span text:style-name="T6">za život a svet spravodlivý</text:span></text:span></text:p>
        <text:p text:style-name="P25"><text:span text:style-name="CharStyle16"><text:span text:style-name="T6">oblúk dúhy.</text:span></text:span></text:p>
        <text:p text:style-name="P5"><text:span text:style-name="CharStyle16"><text:span text:style-name="T6"/></text:span></text:p>
        <text:p text:style-name="P25"><text:span text:style-name="CharStyle16"><text:span text:style-name="T6">Tá dúha pije z hlbokosti</text:span></text:span></text:p>
        <text:p text:style-name="P25"><text:span text:style-name="CharStyle16"><text:span text:style-name="T6">nešťastia súkromného.</text:span></text:span></text:p>
        <text:p text:style-name="P30"><text:span text:style-name="CharStyle16"><text:span text:style-name="T6">A druhým koncom pije z nivy</text:span></text:span></text:p>
        <text:p text:style-name="P25"><text:span text:style-name="CharStyle16"><text:span text:style-name="T6">večitých ľudských zakvietených brehov.</text:span></text:span></text:p>
        <text:p text:style-name="P5"><text:span text:style-name="CharStyle21"><text:span text:style-name="T6"/></text:span></text:p>
        <text:p text:style-name="P22"><text:span text:style-name="CharStyle21"><text:span text:style-name="T6">4</text:span></text:span></text:p>
        <text:p text:style-name="P30"><text:span text:style-name="CharStyle16"><text:span text:style-name="T6">Za čistý život, za statočnú smrť</text:span></text:span></text:p>
        <text:p text:style-name="P25"><text:span text:style-name="CharStyle16"><text:span text:style-name="T6">ďakujeme ti, básnik bojujúci.</text:span></text:span></text:p>
        <text:p text:style-name="P30"><text:span text:style-name="CharStyle16"><text:span text:style-name="T6">Za verše, ktoré ako kvety z jarných</text:span></text:span></text:p>
        <text:p text:style-name="P25"><text:span text:style-name="CharStyle16"><text:span text:style-name="T6">hrúd nanovo rozkvita</text:span></text:span><text:span text:style-name="CharStyle16"><text:span text:style-name="T1">jú</text:span></text:span><text:span text:style-name="CharStyle16"><text:span text:style-name="T6"> v našom srdci,</text:span></text:span></text:p>
        <text:p text:style-name="P5"><text:span text:style-name="CharStyle16"><text:span text:style-name="T6"/></text:span></text:p>
        <text:p text:style-name="P22"><text:soft-page-break/><text:span text:style-name="CharStyle16"><text:span text:style-name="T6">ďakujeme ti, Ji</text:span></text:span><text:span text:style-name="CharStyle16"><text:span text:style-name="T3">ř</text:span></text:span><text:span text:style-name="CharStyle16"><text:span text:style-name="T6">í Wolker.</text:span></text:span></text:p>
        <text:p text:style-name="P5"><text:span text:style-name="CharStyle16"><text:span text:style-name="T6"/></text:span></text:p>
        <text:p text:style-name="P25"><text:span text:style-name="CharStyle16"><text:span text:style-name="T6">Za hrdinský boj proti temnotám</text:span></text:span></text:p>
        <text:p text:style-name="P25"><text:span text:style-name="CharStyle16"><text:span text:style-name="T6">bezhviezdnych nebies, ktorý na nás čaká</text:span></text:span></text:p>
        <text:p text:style-name="P25"><text:span text:style-name="CharStyle16"><text:span text:style-name="T6">a v ktorom každý bude ešte dlho sám,</text:span></text:span></text:p>
        <text:p text:style-name="P25"><text:span text:style-name="CharStyle16"><text:span text:style-name="T6">patrí ti naša vďaka —</text:span></text:span></text:p>
        <text:p text:style-name="P5"><text:span text:style-name="CharStyle16"><text:span text:style-name="T6"/></text:span></text:p>
        <text:p text:style-name="P22"><text:span text:style-name="CharStyle16"><text:span text:style-name="T6">básnik Wolker.</text:span></text:span></text:p>
        <text:p text:style-name="P3"><text:span text:style-name="CharStyle7"><text:span text:style-name="T6"/></text:span></text:p>
        <text:p text:style-name="P30"><text:span text:style-name="CharStyle16"><text:span text:style-name="T1">Za</text:span></text:span><text:span text:style-name="CharStyle16"><text:span text:style-name="T6"> dúhu</text:span></text:span><text:span text:style-name="CharStyle16"><text:span text:style-name="T1">,</text:span></text:span><text:span text:style-name="CharStyle16"><text:span text:style-name="T6"> ktorou preklenul si svet</text:span></text:span></text:p>
        <text:p text:style-name="P25"><text:span text:style-name="CharStyle16"><text:span text:style-name="T6">súkromných žiaľov k pospolitým métam,</text:span></text:span></text:p>
        <text:p text:style-name="P25"><text:span text:style-name="CharStyle16"><text:span text:style-name="T6">za ten lúč </text:span></text:span><text:span text:style-name="CharStyle16"><text:span text:style-name="T1">ja</text:span></text:span><text:span text:style-name="CharStyle16"><text:span text:style-name="T6">su, ktorý páli vpred,</text:span></text:span></text:p>
        <text:p text:style-name="P25"><text:span text:style-name="CharStyle16"><text:span text:style-name="T9">ď</text:span></text:span><text:span text:style-name="CharStyle16"><text:span text:style-name="T6">akujeme ti — pracujúci sveta </text:span></text:span><text:span text:style-name="CharStyle16"><text:span text:style-name="T1">—</text:span></text:span></text:p>
        <text:p text:style-name="P5"><text:span text:style-name="CharStyle16"><text:span text:style-name="T6"/></text:span></text:p>
        <text:p text:style-name="P22"><text:span text:style-name="CharStyle16"><text:span text:style-name="T6">súdruh Wolker.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7" text:outline-level="1"><text:bookmark-start text:name="bookmark32"/><text:span text:style-name="CharStyle10"><text:span text:style-name="T6">Z nemocnice</text:span></text:span><text:bookmark-end text:name="bookmark32"/></text:h>
        <text:p text:style-name="P30"><text:span text:style-name="CharStyle21"><text:span text:style-name="T3"/></text:span></text:p>
        <text:p text:style-name="P25"><text:span text:style-name="CharStyle21"><text:span text:style-name="T3">1</text:span></text:span></text:p>
        <text:p text:style-name="P5"><text:span text:style-name="CharStyle16"><text:span text:style-name="T6"/></text:span></text:p>
        <text:p text:style-name="P25"><text:span text:style-name="CharStyle16"><text:span text:style-name="T6">Už v nemocničnej záhrade</text:span></text:span></text:p>
        <text:p text:style-name="P25"><text:span text:style-name="CharStyle16"><text:span text:style-name="T6">sráža čas listy jesenné.</text:span></text:span></text:p>
        <text:p text:style-name="P30"><text:span text:style-name="CharStyle16"><text:span text:style-name="T6">A mnohý ešte chorý </text:span></text:span><text:span text:style-name="CharStyle16"><text:span text:style-name="T1">je</text:span></text:span><text:span text:style-name="CharStyle16"><text:span text:style-name="T6">,</text:span></text:span></text:p>
        <text:p text:style-name="P25"><text:span text:style-name="CharStyle16"><text:span text:style-name="T6">kto písal domov z jari listy.</text:span></text:span></text:p>
        <text:p text:style-name="P5"><text:span text:style-name="CharStyle16"><text:span text:style-name="T6"/></text:span></text:p>
        <text:p text:style-name="P25"><text:span text:style-name="CharStyle16"><text:span text:style-name="T6">Cez daždivý deň dlhý, hmlistý,</text:span></text:span></text:p>
        <text:p text:style-name="P25"><text:span text:style-name="CharStyle16"><text:span text:style-name="T6">jak nekonečná nevidená a</text:span></text:span><text:span text:style-name="CharStyle16"><text:span text:style-name="T1">ut</text:span></text:span><text:span text:style-name="CharStyle16"><text:span text:style-name="T6">okolóna</text:span></text:span></text:p>
        <text:p text:style-name="P25"><text:span text:style-name="CharStyle16"><text:span text:style-name="T6">za múrom plotu život uniká.</text:span></text:span></text:p>
        <text:p text:style-name="P30"><text:span text:style-name="CharStyle16"><text:span text:style-name="T6">Vrčia a hučia dobré stroje</text:span></text:span></text:p>
        <text:p text:style-name="P25"><text:span text:style-name="CharStyle16"><text:span text:style-name="T6">do ticha chorých.</text:span></text:span></text:p>
        <text:p text:style-name="P5"><text:span text:style-name="CharStyle16"><text:span text:style-name="T6"/></text:span></text:p>
        <text:p text:style-name="P25"><text:span text:style-name="CharStyle16"><text:span text:style-name="T6">Ako zakotviť do života verše</text:span></text:span></text:p>
        <text:p text:style-name="P25"><text:span text:style-name="CharStyle16"><text:span text:style-name="T6">netrpezlivých túžob po práci?</text:span></text:span></text:p>
        <text:p text:style-name="P5"><text:soft-page-break/><text:span text:style-name="CharStyle16"><text:span text:style-name="T6"/></text:span></text:p>
        <text:p text:style-name="P25"><text:span text:style-name="CharStyle16"><text:span text:style-name="T6">Elasticky a v zdravom rytme</text:span></text:span></text:p>
        <text:p text:style-name="P25"><text:span text:style-name="CharStyle16"><text:span text:style-name="T6">cez naše tiché, m</text:span></text:span><text:span text:style-name="CharStyle16"><text:span text:style-name="T9">ĺ</text:span></text:span><text:span text:style-name="CharStyle16"><text:span text:style-name="T6">kve prítmie</text:span></text:span></text:p>
        <text:p text:style-name="P25"><text:span text:style-name="CharStyle16"><text:span text:style-name="T6">prepochod</text:span></text:span><text:span text:style-name="CharStyle16"><text:span text:style-name="T1">ujú</text:span></text:span><text:span text:style-name="CharStyle16"><text:span text:style-name="T6"> každé ráno</text:span></text:span></text:p>
        <text:p text:style-name="P25"><text:span text:style-name="CharStyle16"><text:span text:style-name="T6">neviditeľní vojaci.</text:span></text:span></text:p>
        <text:p text:style-name="P3"><text:span text:style-name="CharStyle7"><text:span text:style-name="T6"/></text:span></text:p>
        <text:p text:style-name="P30"><text:span text:style-name="CharStyle16"><text:span text:style-name="T6">Ako povedať svoje áno</text:span></text:span></text:p>
        <text:p text:style-name="P25"><text:span text:style-name="CharStyle16"><text:span text:style-name="T6">z tejto záhrady,</text:span></text:span></text:p>
        <text:p text:style-name="P25"><text:span text:style-name="CharStyle16"><text:span text:style-name="T6">keď v lístí neuskutočnených plánov</text:span></text:span></text:p>
        <text:p text:style-name="P25"><text:span text:style-name="CharStyle16"><text:span text:style-name="T6">tle</text:span></text:span><text:span text:style-name="CharStyle16"><text:span text:style-name="T1">jú</text:span></text:span><text:span text:style-name="CharStyle16"><text:span text:style-name="T6"> rozpady</text:span></text:span><text:span text:style-name="CharStyle16"><text:span text:style-name="T1">?</text:span></text:span></text:p>
        <text:p text:style-name="P5"><text:span text:style-name="CharStyle16"><text:span text:style-name="T1"/></text:span></text:p>
        <text:p text:style-name="P22"><text:span text:style-name="CharStyle16"><text:span text:style-name="T1">2</text:span></text:span></text:p>
        <text:p text:style-name="P30"><text:span text:style-name="CharStyle16"><text:span text:style-name="T6">Krásna si zdravá sila napružená</text:span></text:span></text:p>
        <text:p text:style-name="P25"><text:span text:style-name="CharStyle16"><text:span text:style-name="T6">spoločnou našou ľudskou myšlienkou.</text:span></text:span></text:p>
        <text:p text:style-name="P25"><text:span text:style-name="CharStyle16"><text:span text:style-name="T6">Pozdravujem ťa, práca neskončená,</text:span></text:span></text:p>
        <text:p text:style-name="P25"><text:span text:style-name="CharStyle16"><text:span text:style-name="T6">padajúc s podenkou.</text:span></text:span></text:p>
        <text:p text:style-name="P5"><text:span text:style-name="CharStyle16"><text:span text:style-name="T1"/></text:span></text:p>
        <text:p text:style-name="P25"><text:span text:style-name="CharStyle16"><text:span text:style-name="T3">Z</text:span></text:span><text:span text:style-name="CharStyle16"><text:span text:style-name="T1">a</text:span></text:span><text:span text:style-name="CharStyle16"><text:span text:style-name="T6"> všetky chvíle premárnené</text:span></text:span></text:p>
        <text:p text:style-name="P25"><text:span text:style-name="CharStyle16"><text:span text:style-name="T6">v chaose bludných ciest,</text:span></text:span></text:p>
        <text:p text:style-name="P25"><text:span text:style-name="CharStyle16"><text:span text:style-name="T6">za slová, slepo vystrelené,</text:span></text:span></text:p>
        <text:p text:style-name="P25"><text:span text:style-name="CharStyle16"><text:span text:style-name="T6">za márnosť prázdnych giest,</text:span></text:span></text:p>
        <text:p text:style-name="P5"><text:span text:style-name="CharStyle16"><text:span text:style-name="T6"/></text:span></text:p>
        <text:p text:style-name="P22"><text:span text:style-name="CharStyle16"><text:span text:style-name="T6">odpustenie si pýtam, zdraví.</text:span></text:span></text:p>
        <text:p text:style-name="P5"><text:span text:style-name="CharStyle16"><text:span text:style-name="T6"/></text:span></text:p>
        <text:p text:style-name="P25"><text:span text:style-name="CharStyle16"><text:span text:style-name="T6">Už v nemocničnej záhrade</text:span></text:span></text:p>
        <text:p text:style-name="P25"><text:span text:style-name="CharStyle16"><text:span text:style-name="T6">povieva vetrík hravý,</text:span></text:span></text:p>
        <text:p text:style-name="P25"><text:span text:style-name="CharStyle16"><text:span text:style-name="T6">ráňajúc listy, slová, ľudí.</text:span></text:span></text:p>
        <text:p text:style-name="P5"><text:span text:style-name="CharStyle16"><text:span text:style-name="T6"/></text:span></text:p>
        <text:p text:style-name="P25"><text:span text:style-name="CharStyle16"><text:span text:style-name="T6">Ponad zlomené umučené hlavy</text:span></text:span></text:p>
        <text:p text:style-name="P25"><text:span text:style-name="CharStyle16"><text:span text:style-name="T6">veliký jasný život prúdi.</text:span></text:span></text:p>
        <text:p text:style-name="P30"><text:span text:style-name="CharStyle16"><text:span text:style-name="T6">Do spánku padám od únavy</text:span></text:span><text:span text:style-name="CharStyle16"><text:span text:style-name="T1">,</text:span></text:span></text:p>
        <text:p text:style-name="P25"><text:span text:style-name="CharStyle16"><text:span text:style-name="T6">ale sa vzbudím</text:span></text:span></text:p>
        <text:p text:style-name="P25"><text:span text:style-name="CharStyle16"><text:span text:style-name="T6">na budík hrkotavý</text:span></text:span></text:p>
        <text:p text:style-name="P25"><text:span text:style-name="CharStyle16"><text:span text:style-name="T6">do všetkých rán, čo prídu ešte</text:span></text:span></text:p>
        <text:p text:style-name="P25"><text:soft-page-break/><text:span text:style-name="CharStyle16"><text:span text:style-name="T6">po hroboch rosou k vášmu bytu.</text:span></text:span></text:p>
        <text:p text:style-name="P5"><text:span text:style-name="CharStyle16"><text:span text:style-name="T6"/></text:span></text:p>
        <text:p text:style-name="P25"><text:span text:style-name="CharStyle16"><text:span text:style-name="T6">Do cieľa dô</text:span></text:span><text:span text:style-name="CharStyle16"><text:span text:style-name="T1">jd</text:span></text:span><text:span text:style-name="CharStyle16"><text:span text:style-name="T6">em s vami spolu</text:span></text:span></text:p>
        <text:p text:style-name="P25"><text:span text:style-name="CharStyle16"><text:span text:style-name="T6">a navrátený k svojmu stolu</text:span></text:span></text:p>
        <text:p text:style-name="P25"><text:span text:style-name="CharStyle16"><text:span text:style-name="T6">napíšem báseň ešte raz</text:span></text:span></text:p>
        <text:p text:style-name="P25"><text:span text:style-name="CharStyle16"><text:span text:style-name="T6">na kartu smrti odokrytú.</text:span></text:span></text:p>
        <text:p text:style-name="P3"><text:span text:style-name="CharStyle7"><text:span text:style-name="T6"/></text:span></text:p>
        <text:p text:style-name="P20"><text:span text:style-name="CharStyle7"><text:span text:style-name="T9">III</text:span></text:span></text:p>
        <text:p text:style-name="P20"><text:span text:style-name="CharStyle7"><text:span text:style-name="T9"/></text:span></text:p>
        <text:h text:style-name="P17" text:outline-level="1"><text:bookmark-start text:name="bookmark34"/><text:span text:style-name="CharStyle10"><text:span text:style-name="T6">Zlomený riadok</text:span></text:span><text:bookmark-end text:name="bookmark34"/></text:h>
        <text:p text:style-name="P5"><text:span text:style-name="CharStyle16"><text:span text:style-name="T6"/></text:span></text:p>
        <text:p text:style-name="P25"><text:span text:style-name="CharStyle16"><text:span text:style-name="T6">Let divých husí v súmraku,</text:span></text:span></text:p>
        <text:p text:style-name="P25"><text:span text:style-name="CharStyle16"><text:span text:style-name="T6">jak zlomený riadok verša</text:span></text:span></text:p>
        <text:p text:style-name="P25"><text:span text:style-name="CharStyle16"><text:span text:style-name="T6">stráca sa v nedopovedanom.</text:span></text:span></text:p>
        <text:p text:style-name="P5"><text:span text:style-name="CharStyle16"><text:span text:style-name="T6"/></text:span></text:p>
        <text:p text:style-name="P22"><text:span text:style-name="CharStyle16"><text:span text:style-name="T6">Clivota bez konca.</text:span></text:span></text:p>
        <text:p text:style-name="P5"><text:span text:style-name="CharStyle16"><text:span text:style-name="T6"/></text:span></text:p>
        <text:p text:style-name="P25"><text:span text:style-name="CharStyle16"><text:span text:style-name="T6">Rozdeľme spravodlivo</text:span></text:span></text:p>
        <text:p text:style-name="P25"><text:span text:style-name="CharStyle16"><text:span text:style-name="T6">svetlá teplej družnosti</text:span></text:span></text:p>
        <text:p text:style-name="P25"><text:span text:style-name="CharStyle16"><text:span text:style-name="T6">v tento sychravý dlhý večer jesene.</text:span></text:span></text:p>
        <text:p text:style-name="P25"><text:span text:style-name="CharStyle16"><text:span text:style-name="T6">Nech nikto neblúdi popod obloky</text:span></text:span></text:p>
        <text:p text:style-name="P25"><text:span text:style-name="CharStyle16"><text:span text:style-name="T6">ako za starých čias</text:span></text:span></text:p>
        <text:p text:style-name="P25"><text:span text:style-name="CharStyle16"><text:span text:style-name="T6">zavrhnutých.</text:span></text:span></text:p>
        <text:p text:style-name="P5"><text:span text:style-name="CharStyle16"><text:span text:style-name="T6"/></text:span></text:p>
        <text:p text:style-name="P25"><text:span text:style-name="CharStyle16"><text:span text:style-name="T6">Let divých husí v súmraku,</text:span></text:span></text:p>
        <text:p text:style-name="P25"><text:span text:style-name="CharStyle16"><text:span text:style-name="T6">ako šipka</text:span></text:span></text:p>
        <text:p text:style-name="P25"><text:span text:style-name="CharStyle16"><text:span text:style-name="T6">zacielená</text:span></text:span></text:p>
        <text:p text:style-name="P5"><text:span text:style-name="CharStyle16"><text:span text:style-name="T6">k láskavejším dobám sveta.</text:span></text:span></text:p>
        <text:p text:style-name="P3"><text:span text:style-name="CharStyle18"><text:span text:style-name="T6"/></text:span></text:p>
        <text:p text:style-name="P19"><text:span text:style-name="CharStyle18"><text:span text:style-name="T6"/></text:span></text:p>
        <text:h text:style-name="P17" text:outline-level="1"><text:bookmark-start text:name="bookmark36"/><text:span text:style-name="CharStyle10"><text:span text:style-name="T6">Nočn</text:span></text:span><text:span text:style-name="CharStyle10"><text:span text:style-name="T1">á</text:span></text:span><text:span text:style-name="CharStyle10"><text:span text:style-name="T6"> ruža</text:span></text:span><text:bookmark-end text:name="bookmark36"/></text:h>
        <text:p text:style-name="P5"><text:span text:style-name="CharStyle16"><text:span text:style-name="T6"/></text:span></text:p>
        <text:p text:style-name="P22"><text:span text:style-name="CharStyle16"><text:span text:style-name="T6">Preplávať v spánku úsek k ránu.</text:span></text:span></text:p>
        <text:p text:style-name="P5"><text:span text:style-name="CharStyle16"><text:span text:style-name="T6">Až rannej zore odkryť ranu.</text:span></text:span></text:p>
        <text:p text:style-name="P5"><text:soft-page-break/><text:span text:style-name="CharStyle16"><text:span text:style-name="T6">Vtedy sa rana zaviera.</text:span></text:span></text:p>
        <text:p text:style-name="P30"><text:span text:style-name="CharStyle16"><text:span text:style-name="T6">Otvorená je iba za tmy, za šera.</text:span></text:span></text:p>
        <text:p text:style-name="P25"><text:span text:style-name="CharStyle16"><text:span text:style-name="T6">Otvorená je iba do noci,</text:span></text:span></text:p>
        <text:p text:style-name="P25"><text:span text:style-name="CharStyle16"><text:span text:style-name="T6">keď darmo hľadá ruku pomoci.</text:span></text:span></text:p>
        <text:p text:style-name="P5"><text:span text:style-name="CharStyle16"><text:span text:style-name="T6"/></text:span></text:p>
        <text:p text:style-name="P25"><text:span text:style-name="CharStyle16"><text:span text:style-name="T6">Keď vystrie ju k nej slnko pracu</text:span></text:span><text:span text:style-name="CharStyle16"><text:span text:style-name="T1">jú</text:span></text:span><text:span text:style-name="CharStyle16"><text:span text:style-name="T6">cich,</text:span></text:span></text:p>
        <text:p text:style-name="P25"><text:span text:style-name="CharStyle16"><text:span text:style-name="T6">tisíce kladív do bolesti búši</text:span></text:span></text:p>
        <text:p text:style-name="P25"><text:span text:style-name="CharStyle16"><text:span text:style-name="T6">a zabije </text:span></text:span><text:span text:style-name="CharStyle16"><text:span text:style-name="T1">ju</text:span></text:span><text:span text:style-name="CharStyle16"><text:span text:style-name="T6">. </text:span></text:span><text:span text:style-name="CharStyle16"><text:span text:style-name="T3">Ľ</text:span></text:span><text:span text:style-name="CharStyle16"><text:span text:style-name="T6">ahkí, po svojom</text:span></text:span></text:p>
        <text:p text:style-name="P25"><text:span text:style-name="CharStyle16"><text:span text:style-name="T6">kráčame k večným láskam — nástrojom.</text:span></text:span></text:p>
        <text:p text:style-name="P25"><text:span text:style-name="CharStyle16"><text:span text:style-name="T6">V jeden deň </text:span></text:span><text:span text:style-name="CharStyle16"><text:span text:style-name="T1">ra</text:span></text:span><text:span text:style-name="CharStyle16"><text:span text:style-name="T6">na-nočná ruža</text:span></text:span></text:p>
        <text:p text:style-name="P25"><text:span text:style-name="CharStyle16"><text:span text:style-name="T6">nacelkom zaspí v srdci muža.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8" text:outline-level="1"><text:bookmark-start text:name="bookmark38"/><text:span text:style-name="CharStyle10"><text:span text:style-name="T6">Priezračný jesenný deň</text:span></text:span><text:bookmark-end text:name="bookmark38"/></text:h>
        <text:p text:style-name="P5"><text:span text:style-name="CharStyle16"><text:span text:style-name="T6"/></text:span></text:p>
        <text:p text:style-name="P25"><text:span text:style-name="CharStyle16"><text:span text:style-name="T6">Keď včela zuní popri hrozne</text:span></text:span></text:p>
        <text:p text:style-name="P25"><text:span text:style-name="CharStyle16"><text:span text:style-name="T6">a slnce stelie slamu lúčov,</text:span></text:span></text:p>
        <text:p text:style-name="P25"><text:span text:style-name="CharStyle16"><text:span text:style-name="T6">na záhumní zun</text:span></text:span><text:span text:style-name="CharStyle16"><text:span text:style-name="T1">í</text:span></text:span><text:span text:style-name="CharStyle16"><text:span text:style-name="T6"> stroj,</text:span></text:span></text:p>
        <text:p text:style-name="P25"><text:span text:style-name="CharStyle16"><text:span text:style-name="T6">do modra miznú rýchlikové vozne</text:span></text:span></text:p>
        <text:p text:style-name="P25"><text:span text:style-name="CharStyle16"><text:span text:style-name="T6">život môj.</text:span></text:span></text:p>
        <text:p text:style-name="P5"><text:span text:style-name="CharStyle16"><text:span text:style-name="T6"/></text:span></text:p>
        <text:p text:style-name="P25"><text:span text:style-name="CharStyle16"><text:span text:style-name="T6">Belasú klenbu jesene,</text:span></text:span></text:p>
        <text:p text:style-name="P25"><text:span text:style-name="CharStyle16"><text:span text:style-name="T6">od starej hrušky nášho sadu</text:span></text:span></text:p>
        <text:p text:style-name="P25"><text:span text:style-name="CharStyle16"><text:span text:style-name="T6">po transformátor na obzore,</text:span></text:span></text:p>
        <text:p text:style-name="P25"><text:span text:style-name="CharStyle16"><text:span text:style-name="T6">povedľa zrúcaniny hradu</text:span></text:span></text:p>
        <text:p text:style-name="P25"><text:span text:style-name="CharStyle16"><text:span text:style-name="T6">o tomto čase prereže iný stroj</text:span></text:span></text:p>
        <text:p text:style-name="P25"><text:span text:style-name="CharStyle16"><text:span text:style-name="T6">a zuní, zuní ako včela</text:span></text:span></text:p>
        <text:p text:style-name="P25"><text:span text:style-name="CharStyle16"><text:span text:style-name="T6">v dozretých plodoch čela.</text:span></text:span></text:p>
        <text:p text:style-name="P5"><text:span text:style-name="CharStyle16"><text:span text:style-name="T6"/></text:span></text:p>
        <text:p text:style-name="P25"><text:span text:style-name="CharStyle16"><text:span text:style-name="T6">Ak by som teraz odísť mal,</text:span></text:span></text:p>
        <text:p text:style-name="P25"><text:span text:style-name="CharStyle16"><text:span text:style-name="T6">ke</text:span></text:span><text:span text:style-name="CharStyle16"><text:span text:style-name="T1">ď</text:span></text:span><text:span text:style-name="CharStyle16"><text:span text:style-name="T6"> z puzdra orech vyskočí,</text:span></text:span></text:p>
        <text:p text:style-name="P25"><text:span text:style-name="CharStyle16"><text:span text:style-name="T6">a gaštan,</text:span></text:span></text:p>
        <text:p text:style-name="P25"><text:span text:style-name="CharStyle16"><text:span text:style-name="T6">gaštan si oči vyočí</text:span></text:span></text:p>
        <text:p text:style-name="P3"><text:soft-page-break/><text:span text:style-name="CharStyle7"><text:span text:style-name="T6"/></text:span></text:p>
        <text:p text:style-name="P30"><text:span text:style-name="CharStyle16"><text:span text:style-name="T6">čo je to za svet, ko</text:span></text:span><text:span text:style-name="CharStyle16"><text:span text:style-name="T3">ľ</text:span></text:span><text:span text:style-name="CharStyle16"><text:span text:style-name="T6">ko svetla </text:span></text:span><text:span text:style-name="CharStyle16"><text:span text:style-name="T1">—</text:span></text:span></text:p>
        <text:p text:style-name="P25"><text:span text:style-name="CharStyle16"><text:span text:style-name="T6">ak by som teraz odísť mal,</text:span></text:span></text:p>
        <text:p text:style-name="P25"><text:span text:style-name="CharStyle16"><text:span text:style-name="T6">v plnivom pere by som zanechal</text:span></text:span></text:p>
        <text:p text:style-name="P25"><text:span text:style-name="CharStyle16"><text:span text:style-name="T6">nezaznačenú mnohú krásu:</text:span></text:span></text:p>
        <text:p text:style-name="P25"><text:span text:style-name="CharStyle16"><text:span text:style-name="T6">v orechu nahé jadro </text:span></text:span><text:span text:style-name="CharStyle16"><text:span text:style-name="T1">ja</text:span></text:span><text:span text:style-name="CharStyle16"><text:span text:style-name="T6">su,</text:span></text:span></text:p>
        <text:p text:style-name="P25"><text:span text:style-name="CharStyle16"><text:span text:style-name="T6">v prútených košoch jablká</text:span></text:span></text:p>
        <text:p text:style-name="P25"><text:span text:style-name="CharStyle16"><text:span text:style-name="T6">a toľké veci zhotovené,</text:span></text:span></text:p>
        <text:p text:style-name="P25"><text:span text:style-name="CharStyle16"><text:span text:style-name="T6">v ktorých myšlienka zahrká,</text:span></text:span></text:p>
        <text:p text:style-name="P25"><text:span text:style-name="CharStyle16"><text:span text:style-name="T6">ke</text:span></text:span><text:span text:style-name="CharStyle16"><text:span text:style-name="T1">ď</text:span></text:span><text:span text:style-name="CharStyle16"><text:span text:style-name="T6"> ich zas človek do rúk vezme.</text:span></text:span></text:p>
        <text:p text:style-name="P25"><text:span text:style-name="CharStyle16"><text:span text:style-name="T6">Iba ja by som z te</text:span></text:span><text:span text:style-name="CharStyle16"><text:span text:style-name="T1">jt</text:span></text:span><text:span text:style-name="CharStyle16"><text:span text:style-name="T6">o zeme</text:span></text:span></text:p>
        <text:p text:style-name="P25"><text:span text:style-name="CharStyle16"><text:span text:style-name="T6">odpadol ako nedozretý plod.</text:span></text:span></text:p>
        <text:p text:style-name="P5"><text:span text:style-name="CharStyle16"><text:span text:style-name="T6"/></text:span></text:p>
        <text:p text:style-name="P25"><text:span text:style-name="CharStyle16"><text:span text:style-name="T6">Teraz, ke</text:span></text:span><text:span text:style-name="CharStyle16"><text:span text:style-name="T1">ď</text:span></text:span><text:span text:style-name="CharStyle16"><text:span text:style-name="T6"> som už zistil, kde sme</text:span></text:span></text:p>
        <text:p text:style-name="P25"><text:span text:style-name="CharStyle16"><text:span text:style-name="T6">a k čomu cieli ľudský rod,</text:span></text:span></text:p>
        <text:p text:style-name="P25"><text:span text:style-name="CharStyle16"><text:span text:style-name="T6">sná</text:span></text:span><text:span text:style-name="CharStyle16"><text:span text:style-name="T1">ď</text:span></text:span><text:span text:style-name="CharStyle16"><text:span text:style-name="T6"> vedel by som na slnečné</text:span></text:span></text:p>
        <text:p text:style-name="P25"><text:span text:style-name="CharStyle16"><text:span text:style-name="T6">hodiny zapäť strojček môj,</text:span></text:span></text:p>
        <text:p text:style-name="P25"><text:span text:style-name="CharStyle16"><text:span text:style-name="T6">len dožičte mi ešte takých dní,</text:span></text:span></text:p>
        <text:p text:style-name="P25"><text:span text:style-name="CharStyle16"><text:span text:style-name="T6">o aké básnik prosil v </text:span></text:span><text:span text:style-name="CharStyle16"><text:span text:style-name="T1">je</text:span></text:span><text:span text:style-name="CharStyle16"><text:span text:style-name="T6">seni,</text:span></text:span></text:p>
        <text:p text:style-name="P25"><text:span text:style-name="CharStyle16"><text:span text:style-name="T6">ke</text:span></text:span><text:span text:style-name="CharStyle16"><text:span text:style-name="T9">ď</text:span></text:span><text:span text:style-name="CharStyle16"><text:span text:style-name="T6"> pritkol ucho na úľ zeme</text:span></text:span></text:p>
        <text:p text:style-name="P25"><text:span text:style-name="CharStyle16"><text:span text:style-name="T6">a počul zunieť roj.</text:span></text:span></text:p>
        <text:p text:style-name="P5"><text:span text:style-name="CharStyle16"><text:span text:style-name="T6"/></text:span></text:p>
        <text:p text:style-name="P25"><text:span text:style-name="CharStyle16"><text:span text:style-name="T6">Len dožičte mi ešte slnných dní,</text:span></text:span></text:p>
        <text:p text:style-name="P25"><text:span text:style-name="CharStyle16"><text:span text:style-name="T6">o aké básnik prosil v </text:span></text:span><text:span text:style-name="CharStyle16"><text:span text:style-name="T1">je</text:span></text:span><text:span text:style-name="CharStyle16"><text:span text:style-name="T6">seni,</text:span></text:span></text:p>
        <text:p text:style-name="P25"><text:span text:style-name="CharStyle16"><text:span text:style-name="T6">ke</text:span></text:span><text:span text:style-name="CharStyle16"><text:span text:style-name="T9">ď</text:span></text:span><text:span text:style-name="CharStyle16"><text:span text:style-name="T6"> mlynček čela noril do hudby</text:span></text:span></text:p>
        <text:p text:style-name="P25"><text:span text:style-name="CharStyle16"><text:span text:style-name="T6">dozrievania.</text:span></text:span></text:p>
        <text:p text:style-name="P3"><text:span text:style-name="CharStyle7"><text:span text:style-name="T6"/></text:span></text:p>
        <text:p text:style-name="P30"><text:span text:style-name="CharStyle16"><text:span text:style-name="T6">Cítim zem ako mladú plodnú </text:span></text:span><text:span text:style-name="CharStyle16"><text:span text:style-name="T1">ž</text:span></text:span><text:span text:style-name="CharStyle16"><text:span text:style-name="T6">enu</text:span></text:span></text:p>
        <text:p text:style-name="P25"><text:span text:style-name="CharStyle16"><text:span text:style-name="T6">a robotníka v množnom čísle,</text:span></text:span></text:p>
        <text:p text:style-name="P25"><text:span text:style-name="CharStyle16"><text:span text:style-name="T6">milenca, ktorý snesie pre ňu</text:span></text:span></text:p>
        <text:p text:style-name="P25"><text:span text:style-name="CharStyle16"><text:span text:style-name="T6">i modré s neba.</text:span></text:span></text:p>
        <text:p text:style-name="P7"><text:span text:style-name="CharStyle28"><text:span text:style-name="T1"/></text:span></text:p>
        <text:p text:style-name="P30"><text:span text:style-name="CharStyle16"><text:span text:style-name="T6">Verklík verše vymieľa:</text:span></text:span></text:p>
        <text:p text:style-name="P25"><text:soft-page-break/><text:span text:style-name="CharStyle16"><text:span text:style-name="T6">včela zuní popri hrozne,</text:span></text:span></text:p>
        <text:p text:style-name="P25"><text:span text:style-name="CharStyle16"><text:span text:style-name="T6">mláťačka i lietadlo,</text:span></text:span></text:p>
        <text:p text:style-name="P25"><text:span text:style-name="CharStyle16"><text:span text:style-name="T6">slnce zuní nadovšetko</text:span></text:span></text:p>
        <text:p text:style-name="P25"><text:span text:style-name="CharStyle16"><text:span text:style-name="T6">a </text:span></text:span><text:span text:style-name="CharStyle16"><text:span text:style-name="T1">je</text:span></text:span><text:span text:style-name="CharStyle16"><text:span text:style-name="T6">dno sme,</text:span></text:span></text:p>
        <text:p text:style-name="P25"><text:span text:style-name="CharStyle16"><text:span text:style-name="T6">smrť je pletkou.</text:span></text:span></text:p>
        <text:p text:style-name="P30"><text:span text:style-name="CharStyle16"><text:span text:style-name="T1">Z</text:span></text:span><text:span text:style-name="CharStyle16"><text:span text:style-name="T6"> tejto hudby večný život</text:span></text:span></text:p>
        <text:p text:style-name="P25"><text:span text:style-name="CharStyle16"><text:span text:style-name="T6">vyviera.</text:span></text:span></text:p>
        <text:p text:style-name="P5"><text:span text:style-name="CharStyle16"><text:span text:style-name="T6"/></text:span></text:p>
        <text:p text:style-name="P25"><text:span text:style-name="CharStyle16"><text:span text:style-name="T6">Bežia rýchlikové vozn</text:span></text:span><text:span text:style-name="CharStyle16"><text:span text:style-name="T9">e</text:span></text:span></text:p>
        <text:p text:style-name="P25"><text:span text:style-name="CharStyle16"><text:span text:style-name="T6">do cieľa.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3" text:outline-level="1"><text:bookmark-start text:name="bookmark40"/><text:span text:style-name="CharStyle10"><text:span text:style-name="T6">Jesenná prechádzka</text:span></text:span><text:bookmark-end text:name="bookmark40"/></text:h>
        <text:h text:style-name="P14" text:outline-level="1"><text:span text:style-name="CharStyle10"><text:span text:style-name="T6"/></text:span></text:h>
        <text:p text:style-name="P30"><text:span text:style-name="CharStyle16"><text:span text:style-name="T6">Cinóber šípok v opustenom poli.</text:span></text:span></text:p>
        <text:p text:style-name="P25"><text:span text:style-name="CharStyle16"><text:span text:style-name="T6">A jarabiny. Samá krv.</text:span></text:span></text:p>
        <text:p text:style-name="P30"><text:span text:style-name="CharStyle16"><text:span text:style-name="T6">Horlivý holič-vietor holí</text:span></text:span></text:p>
        <text:p text:style-name="P25"><text:span text:style-name="CharStyle16"><text:span text:style-name="T6">tvár zeme bradatú.</text:span></text:span></text:p>
        <text:p text:style-name="P5"><text:span text:style-name="CharStyle16"><text:span text:style-name="T6"/></text:span></text:p>
        <text:p text:style-name="P25"><text:span text:style-name="CharStyle16"><text:span text:style-name="T6">Nevediac presne, koho hľadám,</text:span></text:span></text:p>
        <text:p text:style-name="P25"><text:span text:style-name="CharStyle16"><text:span text:style-name="T6">túlam sa poľným chodníkom.</text:span></text:span></text:p>
        <text:p text:style-name="P30"><text:span text:style-name="CharStyle16"><text:span text:style-name="T6">Otázku na kohosi spriadam.</text:span></text:span></text:p>
        <text:p text:style-name="P25"><text:span text:style-name="CharStyle16"><text:span text:style-name="T6">Nik nevie o nikom.</text:span></text:span></text:p>
        <text:p text:style-name="P5"><text:span text:style-name="CharStyle16"><text:span text:style-name="T6"/></text:span></text:p>
        <text:p text:style-name="P25"><text:span text:style-name="CharStyle16"><text:span text:style-name="T6">Ako som mohol takto zblúdiť</text:span></text:span></text:p>
        <text:p text:style-name="P25"><text:span text:style-name="CharStyle16"><text:span text:style-name="T6">do nálad, známych z poetík?</text:span></text:span></text:p>
        <text:p text:style-name="P25"><text:span text:style-name="CharStyle16"><text:span text:style-name="T6">Pomrzli v novoveku trúdi.</text:span></text:span></text:p>
        <text:p text:style-name="P5"><text:span text:style-name="CharStyle16"><text:span text:style-name="T6">Zakapal spleenu vzlyk.</text:span></text:span></text:p>
        <text:p text:style-name="P5"><text:span text:style-name="CharStyle16"><text:span text:style-name="T6"/></text:span></text:p>
        <text:p text:style-name="P25"><text:span text:style-name="CharStyle16"><text:span text:style-name="T6">A predsa niečo veľmi bolí,</text:span></text:span></text:p>
        <text:p text:style-name="P25"><text:span text:style-name="CharStyle16"><text:span text:style-name="T6">čo nestalo sa a či bolo prv.</text:span></text:span></text:p>
        <text:p text:style-name="P25"><text:span text:style-name="CharStyle16"><text:span text:style-name="T6">Cinóber šípok v opustenom poli.</text:span></text:span></text:p>
        <text:p text:style-name="P25"><text:span text:style-name="CharStyle16"><text:span text:style-name="T6">A jarabiny. Samá krv.</text:span></text:span></text:p>
        <text:p text:style-name="P3"><text:span text:style-name="CharStyle7"><text:span text:style-name="T6"/></text:span></text:p>
        <text:p text:style-name="P19"><text:soft-page-break/><text:span text:style-name="CharStyle7"><text:span text:style-name="T6"/></text:span></text:p>
        <text:h text:style-name="P17" text:outline-level="1"><text:bookmark-start text:name="bookmark42"/><text:span text:style-name="CharStyle10"><text:span text:style-name="T6">Telefón, zazvoň</text:span></text:span><text:bookmark-end text:name="bookmark42"/></text:h>
        <text:h text:style-name="P16" text:outline-level="1"><text:span text:style-name="CharStyle10"><text:span text:style-name="T6"/></text:span></text:h>
        <text:p text:style-name="P30"><text:span text:style-name="CharStyle16"><text:span text:style-name="T6">Telefón, zazvoň, po</text:span></text:span><text:span text:style-name="CharStyle16"><text:span text:style-name="T1">š</text:span></text:span><text:span text:style-name="CharStyle16"><text:span text:style-name="T6">m</text:span></text:span><text:span text:style-name="CharStyle16"><text:span text:style-name="T1">ú</text:span></text:span><text:span text:style-name="CharStyle16"><text:span text:style-name="T6">rno </text:span></text:span><text:span text:style-name="CharStyle16"><text:span text:style-name="T1">je</text:span></text:span><text:span text:style-name="CharStyle16"><text:span text:style-name="T6">,</text:span></text:span></text:p>
        <text:p text:style-name="P25"><text:span text:style-name="CharStyle16"><text:span text:style-name="T6">padáme zasa do tôní.</text:span></text:span></text:p>
        <text:p text:style-name="P25"><text:span text:style-name="CharStyle16"><text:span text:style-name="T6">Nebuďte smutné, veci moje,</text:span></text:span></text:p>
        <text:p text:style-name="P25"><text:span text:style-name="CharStyle16"><text:span text:style-name="T6">telef</text:span></text:span><text:span text:style-name="CharStyle16"><text:span text:style-name="T1">ó</text:span></text:span><text:span text:style-name="CharStyle16"><text:span text:style-name="T6">n, druh váš, zazvoní.</text:span></text:span></text:p>
        <text:p text:style-name="P25"><text:span text:style-name="CharStyle16"><text:span text:style-name="T6"/></text:span></text:p>
        <text:p text:style-name="P30"><text:span text:style-name="CharStyle16"><text:span text:style-name="T6">Cez oblok vidím mesto dolu</text:span></text:span></text:p>
        <text:p text:style-name="P25"><text:span text:style-name="CharStyle16"><text:span text:style-name="T6">v súmračnom plášti pršania.</text:span></text:span></text:p>
        <text:p text:style-name="P25"><text:span text:style-name="CharStyle16"><text:span text:style-name="T6">My sme tu v suchu všetci spolu,</text:span></text:span></text:p>
        <text:p text:style-name="P25"><text:span text:style-name="CharStyle16"><text:span text:style-name="T6">len ešte ktosi chýba nám.</text:span></text:span></text:p>
        <text:p text:style-name="P5"><text:span text:style-name="CharStyle16"><text:span text:style-name="T6"/></text:span></text:p>
        <text:p text:style-name="P25"><text:span text:style-name="CharStyle16"><text:span text:style-name="T6">Ale už vidím, ako beží</text:span></text:span></text:p>
        <text:p text:style-name="P25"><text:span text:style-name="CharStyle16"><text:span text:style-name="T6">cez prudkú sprchu do búdky,</text:span></text:span></text:p>
        <text:p text:style-name="P25"><text:span text:style-name="CharStyle16"><text:span text:style-name="T6">(je v celofáne, ako cukrík,</text:span></text:span></text:p>
        <text:p text:style-name="P25"><text:span text:style-name="CharStyle16"><text:span text:style-name="T6">ako najsladšie pochúťky)</text:span></text:span></text:p>
        <text:p text:style-name="P25"><text:span text:style-name="CharStyle16"><text:span text:style-name="T6"/></text:span></text:p>
        <text:p text:style-name="P25"><text:span text:style-name="CharStyle16"><text:span text:style-name="T6">a nahou rukou mincu sunie</text:span></text:span></text:p>
        <text:p text:style-name="P25"><text:span text:style-name="CharStyle16"><text:span text:style-name="T6">do otvoru a automat</text:span></text:span></text:p>
        <text:p text:style-name="P25"><text:span text:style-name="CharStyle16"><text:span text:style-name="T6">vyhrávať začne na a-strune.</text:span></text:span></text:p>
        <text:p text:style-name="P25"><text:span text:style-name="CharStyle16"><text:span text:style-name="T6">Ach, ako veľmi mám ťa rád,</text:span></text:span></text:p>
        <text:p text:style-name="P3"><text:span text:style-name="CharStyle7"><text:span text:style-name="T6"/></text:span></text:p>
        <text:p text:style-name="P33"><text:span text:style-name="CharStyle16"><text:span text:style-name="T6">ach, ako veľmi čakám na to,</text:span></text:span></text:p>
        <text:p text:style-name="P35"><text:span text:style-name="CharStyle16"><text:span text:style-name="T6">kým moje číslo vytočíš.</text:span></text:span></text:p>
        <text:p text:style-name="P33"><text:span text:style-name="CharStyle16"><text:span text:style-name="T1">I</text:span></text:span><text:span text:style-name="CharStyle16"><text:span text:style-name="T6"> všetky veci za</text:span></text:span><text:span text:style-name="CharStyle16"><text:span text:style-name="T1">uja</text:span></text:span><text:span text:style-name="CharStyle16"><text:span text:style-name="T6">to</text:span></text:span></text:p>
        <text:p text:style-name="P35"><text:span text:style-name="CharStyle16"><text:span text:style-name="T6">čakaním prestupujú tíš.</text:span></text:span></text:p>
        <text:p text:style-name="P10"><text:span text:style-name="CharStyle16"><text:span text:style-name="T6"/></text:span></text:p>
        <text:p text:style-name="P35"><text:span text:style-name="CharStyle16"><text:span text:style-name="T6">Keď potom cinkne na stolíku,</text:span></text:span></text:p>
        <text:p text:style-name="P35"><text:span text:style-name="CharStyle16"><text:span text:style-name="T6">rozozvučí sa celý byt</text:span></text:span></text:p>
        <text:p text:style-name="P35"><text:span text:style-name="CharStyle16"><text:span text:style-name="T6">a odpočúva v náhlom tichu</text:span></text:span></text:p>
        <text:p text:style-name="P35"><text:span text:style-name="CharStyle16"><text:span text:style-name="T6">ako ti vravím: </text:span></text:span><text:span text:style-name="CharStyle16"><text:span text:style-name="T3">Á</text:span></text:span><text:span text:style-name="CharStyle16"><text:span text:style-name="T6">no, áno, príď.</text:span></text:span></text:p>
        <text:p text:style-name="P10"><text:span text:style-name="CharStyle16"><text:span text:style-name="T1"/></text:span></text:p>
        <text:p text:style-name="P35"><text:span text:style-name="CharStyle16"><text:span text:style-name="T1">A</text:span></text:span><text:span text:style-name="CharStyle16"><text:span text:style-name="T6"> od tej chvíle sústredene,</text:span></text:span></text:p>
        <text:p text:style-name="P35"><text:soft-page-break/><text:span text:style-name="CharStyle16"><text:span text:style-name="T6">cez dlhú chvíľu nedočkavú,</text:span></text:span></text:p>
        <text:p text:style-name="P35"><text:span text:style-name="CharStyle16"><text:span text:style-name="T6">túžime uzrieť na prahu</text:span></text:span></text:p>
        <text:p text:style-name="P35"><text:span text:style-name="CharStyle16"><text:span text:style-name="T6">zmoknutú, smiešnu, predrahú,</text:span></text:span></text:p>
        <text:p text:style-name="P35"><text:span text:style-name="CharStyle16"><text:span text:style-name="T6">strapatú tvoju sladkú hlavu.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7" text:outline-level="1"><text:bookmark-start text:name="bookmark44"/><text:span text:style-name="CharStyle10"><text:span text:style-name="T6">Rozchod milencov</text:span></text:span><text:bookmark-end text:name="bookmark44"/></text:h>
        <text:p text:style-name="P5"><text:span text:style-name="CharStyle16"><text:span text:style-name="T6"/></text:span></text:p>
        <text:p text:style-name="P25"><text:span text:style-name="CharStyle16"><text:span text:style-name="T6">Mrazivé ticho zaplavilo byt.</text:span></text:span></text:p>
        <text:p text:style-name="P25"><text:span text:style-name="CharStyle16"><text:span text:style-name="T6">Toto je teda koniec medzi nami</text:span></text:span></text:p>
        <text:p text:style-name="P25"><text:span text:style-name="CharStyle16"><text:span text:style-name="T6">a na smetisko možno vyhodiť</text:span></text:span></text:p>
        <text:p text:style-name="P25"><text:span text:style-name="CharStyle16"><text:span text:style-name="T6">to najsvetlejšie medzi spomienkami.</text:span></text:span></text:p>
        <text:p text:style-name="P5"><text:span text:style-name="CharStyle16"><text:span text:style-name="T6"/></text:span></text:p>
        <text:p text:style-name="P25"><text:span text:style-name="CharStyle16"><text:span text:style-name="T6">Taký je život: nesmie ustrnúť</text:span></text:span></text:p>
        <text:p text:style-name="P25"><text:span text:style-name="CharStyle16"><text:span text:style-name="T6">pri jednom kríku rozkvitnutých ruží</text:span></text:span></text:p>
        <text:p text:style-name="P25"><text:span text:style-name="CharStyle16"><text:span text:style-name="T6">a bzučať monotónne ako trúd.</text:span></text:span></text:p>
        <text:p text:style-name="P5"><text:span text:style-name="CharStyle16"><text:span text:style-name="T6">To zdravý človek predsa nevydrží.</text:span></text:span></text:p>
        <text:p text:style-name="P5"><text:span text:style-name="CharStyle16"><text:span text:style-name="T6"/></text:span></text:p>
        <text:p text:style-name="P25"><text:span text:style-name="CharStyle16"><text:span text:style-name="T6">Ak teda jeden v šťastí zlenivie,</text:span></text:span></text:p>
        <text:p text:style-name="P25"><text:span text:style-name="CharStyle16"><text:span text:style-name="T6">ten druhý posotiť ho musí k prúdu.</text:span></text:span></text:p>
        <text:p text:style-name="P25"><text:span text:style-name="CharStyle16"><text:span text:style-name="T6">Písali o tom verše plesnivé</text:span></text:span></text:p>
        <text:p text:style-name="P25"><text:span text:style-name="CharStyle16"><text:span text:style-name="T6">poeti lásky — a ešte aj budú —</text:span></text:span></text:p>
        <text:p text:style-name="P5"><text:span text:style-name="CharStyle16"><text:span text:style-name="T6"/></text:span></text:p>
        <text:p text:style-name="P25"><text:span text:style-name="CharStyle16"><text:span text:style-name="T6">v tom smysle, že ich bolia rozchody,</text:span></text:span></text:p>
        <text:p text:style-name="P25"><text:span text:style-name="CharStyle16"><text:span text:style-name="T6">že ťažko obanuje milú milý.</text:span></text:span></text:p>
        <text:p text:style-name="P30"><text:span text:style-name="CharStyle16"><text:span text:style-name="T6">Ako ke</text:span></text:span><text:span text:style-name="CharStyle16"><text:span text:style-name="T9">ď</text:span></text:span><text:span text:style-name="CharStyle16"><text:span text:style-name="T6"> kameň hodíš do vody</text:span></text:span></text:p>
        <text:p text:style-name="P25"><text:span text:style-name="CharStyle16"><text:span text:style-name="T6">minie sa ľúbosť v jednej drsnej chvíli.</text:span></text:span></text:p>
        <text:p text:style-name="P3"><text:span text:style-name="CharStyle7"><text:span text:style-name="T6"/></text:span></text:p>
        <text:p text:style-name="P10"><text:span text:style-name="CharStyle16"><text:span text:style-name="T6">Tak veru: bo</text:span></text:span><text:span text:style-name="CharStyle16"><text:span text:style-name="T9">ľ</text:span></text:span><text:span text:style-name="CharStyle16"><text:span text:style-name="T1">av</text:span></text:span><text:span text:style-name="CharStyle16"><text:span text:style-name="T6">é je </text:span></text:span><text:span text:style-name="CharStyle16"><text:span text:style-name="T1">ra</text:span></text:span><text:span text:style-name="CharStyle16"><text:span text:style-name="T6">stenie.</text:span></text:span></text:p>
        <text:p text:style-name="P33"><text:span text:style-name="CharStyle16"><text:span text:style-name="T6">Tak ver</text:span></text:span><text:span text:style-name="CharStyle16"><text:span text:style-name="T1">u</text:span></text:span><text:span text:style-name="CharStyle16"><text:span text:style-name="T6">: bo</text:span></text:span><text:span text:style-name="CharStyle16"><text:span text:style-name="T3">l</text:span></text:span><text:span text:style-name="CharStyle16"><text:span text:style-name="T6">í predierať sa napred.</text:span></text:span></text:p>
        <text:p text:style-name="P35"><text:span text:style-name="CharStyle16"><text:span text:style-name="T6">Samoúčelné lásky</text:span></text:span><text:span text:style-name="CharStyle16"><text:span text:style-name="T1">?</text:span></text:span><text:span text:style-name="CharStyle16"><text:span text:style-name="T6"> Bezcenné.</text:span></text:span></text:p>
        <text:p text:style-name="P10"><text:span text:style-name="CharStyle16"><text:span text:style-name="T1">A</text:span></text:span><text:span text:style-name="CharStyle16"><text:span text:style-name="T6"> žiale po nich neľútostne zaprieť.</text:span></text:span></text:p>
        <text:p text:style-name="P10"><text:span text:style-name="CharStyle16"><text:span text:style-name="T6"/></text:span></text:p>
        <text:p text:style-name="P34"><text:span text:style-name="CharStyle16"><text:span text:style-name="T6">Mrazivé ticho zaplavilo byt.</text:span></text:span></text:p>
        <text:p text:style-name="P33"><text:soft-page-break/><text:span text:style-name="CharStyle16"><text:span text:style-name="T6">Toto je teda koniec medzi nami?</text:span></text:span></text:p>
        <text:p text:style-name="P35"><text:span text:style-name="CharStyle16"><text:span text:style-name="T6">Jeden chce prosiť: zajtra ešte pr</text:span></text:span><text:span text:style-name="CharStyle16"><text:span text:style-name="T1">í</text:span></text:span><text:span text:style-name="CharStyle16"><text:span text:style-name="T3">ď</text:span></text:span><text:span text:style-name="CharStyle16"><text:span text:style-name="T6">.</text:span></text:span></text:p>
        <text:p text:style-name="P35"><text:span text:style-name="CharStyle16"><text:span text:style-name="T9">L</text:span></text:span><text:span text:style-name="CharStyle16"><text:span text:style-name="T6">ež druhý je už dávno za horami.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7" text:outline-level="1"><text:bookmark-start text:name="bookmark46"/><text:span text:style-name="CharStyle10"><text:span text:style-name="T6">Poďme ďalej</text:span></text:span><text:bookmark-end text:name="bookmark46"/></text:h>
        <text:p text:style-name="P5"><text:span text:style-name="CharStyle16"><text:span text:style-name="T1"/></text:span></text:p>
        <text:p text:style-name="P25"><text:span text:style-name="CharStyle16"><text:span text:style-name="T3">1</text:span></text:span></text:p>
        <text:p text:style-name="P30"><text:span text:style-name="CharStyle16"><text:span text:style-name="T6">Zas v poli tvojho magnetu</text:span></text:span></text:p>
        <text:p text:style-name="P25"><text:span text:style-name="CharStyle16"><text:span text:style-name="T6">strácam seba.</text:span></text:span></text:p>
        <text:p text:style-name="P5"><text:span text:style-name="CharStyle16"><text:span text:style-name="T6"/></text:span></text:p>
        <text:p text:style-name="P22"><text:span text:style-name="CharStyle16"><text:span text:style-name="T6">Ešte raz musím odísť,</text:span></text:span></text:p>
        <text:p text:style-name="P5"><text:span text:style-name="CharStyle16"><text:span text:style-name="T6"/></text:span></text:p>
        <text:p text:style-name="P22"><text:span text:style-name="CharStyle16"><text:span text:style-name="T6">nasadnúť na vlak proti vôli</text:span></text:span></text:p>
        <text:p text:style-name="P5"><text:span text:style-name="CharStyle16"><text:span text:style-name="T6">a hlavu o sklo opretú</text:span></text:span></text:p>
        <text:p text:style-name="P5"><text:span text:style-name="CharStyle16"><text:span text:style-name="T6">do tmy noriť</text:span></text:span></text:p>
        <text:p text:style-name="P36"><text:span text:style-name="CharStyle16"><text:span text:style-name="T6">tým smerom, kde sa blyští svetlo tvojho</text:span></text:span></text:p>
        <text:p text:style-name="P37"><text:span text:style-name="CharStyle16"><text:span text:style-name="T6">obloka.</text:span></text:span></text:p>
        <text:p text:style-name="P5"><text:span text:style-name="CharStyle16"><text:span text:style-name="T6"/></text:span></text:p>
        <text:p text:style-name="P25"><text:span text:style-name="CharStyle16"><text:span text:style-name="T6">Ešte raz musím odísť,</text:span></text:span></text:p>
        <text:p text:style-name="P25"><text:span text:style-name="CharStyle16"><text:span text:style-name="T6">nech zhltne bielu korisť</text:span></text:span></text:p>
        <text:p text:style-name="P25"><text:span text:style-name="CharStyle16"><text:span text:style-name="T6">čierna tma hlboká.</text:span></text:span></text:p>
        <text:p text:style-name="P3"><text:span text:style-name="CharStyle7"><text:span text:style-name="T6"/></text:span></text:p>
        <text:p text:style-name="P33"><text:span text:style-name="CharStyle16"><text:span text:style-name="T6">E</text:span></text:span><text:span text:style-name="CharStyle16"><text:span text:style-name="T1">š</text:span></text:span><text:span text:style-name="CharStyle16"><text:span text:style-name="T6">te raz musím v zuboch stískať slová</text:span></text:span></text:p>
        <text:p text:style-name="P35"><text:span text:style-name="CharStyle16"><text:span text:style-name="T6">rozkladnej márnej nehy</text:span></text:span></text:p>
        <text:p text:style-name="P35"><text:span text:style-name="CharStyle16"><text:span text:style-name="T6">a škrtiť túžbu roztrieštiť sa s nimi</text:span></text:span></text:p>
        <text:p text:style-name="P35"><text:span text:style-name="CharStyle16"><text:span text:style-name="T6">o sladké brehy</text:span></text:span></text:p>
        <text:p text:style-name="P35"><text:span text:style-name="CharStyle16"><text:span text:style-name="T6">milovanej ženy.</text:span></text:span></text:p>
        <text:p text:style-name="P10"><text:span text:style-name="CharStyle16"><text:span text:style-name="T6"/></text:span></text:p>
        <text:p text:style-name="P35"><text:span text:style-name="CharStyle16"><text:span text:style-name="T6">Ešte raz musím vydržať</text:span></text:span></text:p>
        <text:p text:style-name="P35"><text:span text:style-name="CharStyle16"><text:span text:style-name="T6">minúty pred odchodom.</text:span></text:span></text:p>
        <text:p text:style-name="P33"><text:span text:style-name="CharStyle16"><text:span text:style-name="T6">Ak by som teraz z vlaku vystúpil,</text:span></text:span></text:p>
        <text:p text:style-name="P35"><text:span text:style-name="CharStyle16"><text:span text:style-name="T6">už nikdy viacej</text:span></text:span></text:p>
        <text:p text:style-name="P35"><text:span text:style-name="CharStyle16"><text:span text:style-name="T6">nedosiahnem vás,</text:span></text:span></text:p>
        <text:p text:style-name="P35"><text:soft-page-break/><text:span text:style-name="CharStyle16"><text:span text:style-name="T6">fronty práce</text:span></text:span></text:p>
        <text:p text:style-name="P10"><text:span text:style-name="CharStyle16"><text:span text:style-name="T6"/></text:span></text:p>
        <text:p text:style-name="P35"><text:span text:style-name="CharStyle16"><text:span text:style-name="T6">a moje riadky odchodiace</text:span></text:span></text:p>
        <text:p text:style-name="P35"><text:span text:style-name="CharStyle16"><text:span text:style-name="T6">zhltne čas.</text:span></text:span></text:p>
        <text:p text:style-name="P5"><text:span text:style-name="CharStyle29"><text:span text:style-name="T6"/></text:span></text:p>
        <text:p text:style-name="P22"><text:span text:style-name="CharStyle29"><text:span text:style-name="T6">2</text:span></text:span></text:p>
        <text:p text:style-name="P10"><text:span text:style-name="CharStyle16"><text:span text:style-name="T6"/></text:span></text:p>
        <text:p text:style-name="P35"><text:span text:style-name="CharStyle16"><text:span text:style-name="T6">Nie, neposmiev</text:span></text:span><text:span text:style-name="CharStyle16"><text:span text:style-name="T1">ajt</text:span></text:span><text:span text:style-name="CharStyle16"><text:span text:style-name="T6">e sa</text:span></text:span></text:p>
        <text:p text:style-name="P35"><text:span text:style-name="CharStyle16"><text:span text:style-name="T6">protikladu</text:span></text:span></text:p>
        <text:p text:style-name="P35"><text:span text:style-name="CharStyle16"><text:span text:style-name="T6">žena-muž.</text:span></text:span></text:p>
        <text:p text:style-name="P10"><text:span text:style-name="CharStyle16"><text:span text:style-name="T6"/></text:span></text:p>
        <text:p text:style-name="P35"><text:span text:style-name="CharStyle16"><text:span text:style-name="T6">Vyriešiť ho môže niekedy</text:span></text:span></text:p>
        <text:p text:style-name="P35"><text:span text:style-name="CharStyle16"><text:span text:style-name="T6">krásny stro</text:span></text:span><text:span text:style-name="CharStyle16"><text:span text:style-name="T1">j</text:span></text:span><text:span text:style-name="CharStyle16"><text:span text:style-name="T6">:</text:span></text:span></text:p>
        <text:p text:style-name="P35"><text:span text:style-name="CharStyle16"><text:span text:style-name="T6">lokomotíva.</text:span></text:span></text:p>
        <text:p text:style-name="P3"><text:span text:style-name="CharStyle7"><text:span text:style-name="T6"/></text:span></text:p>
        <text:p text:style-name="P30"><text:span text:style-name="CharStyle16"><text:span text:style-name="T6">Treba len prekonať čas váhania.</text:span></text:span></text:p>
        <text:p text:style-name="P25"><text:span text:style-name="CharStyle16"><text:span text:style-name="T6">Ona,</text:span></text:span></text:p>
        <text:p text:style-name="P25"><text:span text:style-name="CharStyle16"><text:span text:style-name="T6">obrátená tvárou do budúcnosti,</text:span></text:span></text:p>
        <text:p text:style-name="P25"><text:span text:style-name="CharStyle16"><text:span text:style-name="T6">v staničnej hale čaká na signál.</text:span></text:span></text:p>
        <text:p text:style-name="P5"><text:span text:style-name="CharStyle16"><text:span text:style-name="T6"/></text:span></text:p>
        <text:p text:style-name="P25"><text:span text:style-name="CharStyle16"><text:span text:style-name="T6">Potom sa oprie celou váhou tela</text:span></text:span></text:p>
        <text:p text:style-name="P25"><text:span text:style-name="CharStyle16"><text:span text:style-name="T6">o podklad zeme anarchickej,</text:span></text:span></text:p>
        <text:p text:style-name="P25"><text:span text:style-name="CharStyle16"><text:span text:style-name="T6">tá krásna, organizovaná hmota</text:span></text:span></text:p>
        <text:p text:style-name="P25"><text:span text:style-name="CharStyle16"><text:span text:style-name="T6">ocele, ohňa, vody,</text:span></text:span></text:p>
        <text:p text:style-name="P25"><text:span text:style-name="CharStyle16"><text:span text:style-name="T6">tá krásna, organizovaná hmota</text:span></text:span></text:p>
        <text:p text:style-name="P25"><text:span text:style-name="CharStyle16"><text:span text:style-name="T6">živlov zeme.</text:span></text:span></text:p>
        <text:p text:style-name="P5"><text:span text:style-name="CharStyle16"><text:span text:style-name="T6"/></text:span></text:p>
        <text:p text:style-name="P25"><text:span text:style-name="CharStyle16"><text:span text:style-name="T6">Niet krajšej krásy ako táto chv</text:span></text:span><text:span text:style-name="CharStyle16"><text:span text:style-name="T1">íľ</text:span></text:span><text:span text:style-name="CharStyle16"><text:span text:style-name="T6">a,</text:span></text:span></text:p>
        <text:p text:style-name="P25"><text:span text:style-name="CharStyle16"><text:span text:style-name="T6">ktorá bolí:</text:span></text:span></text:p>
        <text:p text:style-name="P5"><text:span text:style-name="CharStyle16"><text:span text:style-name="T6">nasadnúť na vlak proti vôli.</text:span></text:span></text:p>
        <text:p text:style-name="P5"><text:span text:style-name="CharStyle16"><text:span text:style-name="T6"/></text:span></text:p>
        <text:p text:style-name="P25"><text:span text:style-name="CharStyle16"><text:span text:style-name="T6">Roztrhni sväzky slepých lások!</text:span></text:span></text:p>
        <text:p text:style-name="P25"><text:span text:style-name="CharStyle16"><text:span text:style-name="T6">Po</text:span></text:span><text:span text:style-name="CharStyle16"><text:span text:style-name="T9">ď</text:span></text:span><text:span text:style-name="CharStyle16"><text:span text:style-name="T6">me ďalej.</text:span></text:span></text:p>
        <text:p text:style-name="P3"><text:span text:style-name="CharStyle7"><text:span text:style-name="T6"/></text:span></text:p>
        <text:p text:style-name="P19"><text:soft-page-break/><text:span text:style-name="CharStyle7"><text:span text:style-name="T6"/></text:span></text:p>
        <text:h text:style-name="P13" text:outline-level="1"><text:bookmark-start text:name="bookmark48"/><text:span text:style-name="CharStyle10"><text:span text:style-name="T6">Zhla</text:span></text:span><text:span text:style-name="CharStyle10"><text:span text:style-name="T1">ď</text:span></text:span><text:span text:style-name="CharStyle10"><text:span text:style-name="T6">me vrásky</text:span></text:span><text:bookmark-end text:name="bookmark48"/></text:h>
        <text:p text:style-name="P5"><text:span text:style-name="CharStyle16"><text:span text:style-name="T3"/></text:span></text:p>
        <text:p text:style-name="P25"><text:span text:style-name="CharStyle16"><text:span text:style-name="T3">Z</text:span></text:span><text:span text:style-name="CharStyle16"><text:span text:style-name="T6">hlaďme vrásky tejto lásky,</text:span></text:span></text:p>
        <text:p text:style-name="P25"><text:span text:style-name="CharStyle16"><text:span text:style-name="T6">to bol omyl.</text:span></text:span></text:p>
        <text:p text:style-name="P5"><text:span text:style-name="CharStyle16"><text:span text:style-name="T6"/></text:span></text:p>
        <text:p text:style-name="P25"><text:span text:style-name="CharStyle16"><text:span text:style-name="T6">Ďakujem ti za obrázky,</text:span></text:span></text:p>
        <text:p text:style-name="P25"><text:span text:style-name="CharStyle16"><text:span text:style-name="T6">poučenia, život ťažký,</text:span></text:span></text:p>
        <text:p text:style-name="P25"><text:span text:style-name="CharStyle16"><text:span text:style-name="T6">za bezsenné noci.</text:span></text:span></text:p>
        <text:p text:style-name="P5"><text:span text:style-name="CharStyle16"><text:span text:style-name="T6"/></text:span></text:p>
        <text:p text:style-name="P22"><text:span text:style-name="CharStyle16"><text:span text:style-name="T6">Ubehol som sto m</text:span></text:span><text:span text:style-name="CharStyle16"><text:span text:style-name="T1">í</text:span></text:span><text:span text:style-name="CharStyle16"><text:span text:style-name="T3">ľ</text:span></text:span><text:span text:style-name="CharStyle16"><text:span text:style-name="T6">.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3" text:outline-level="1"><text:bookmark-start text:name="bookmark50"/><text:span text:style-name="CharStyle10"><text:span text:style-name="T6">Rada</text:span></text:span><text:bookmark-end text:name="bookmark50"/></text:h>
        <text:p text:style-name="P5"><text:span text:style-name="CharStyle16"><text:span text:style-name="T6"/></text:span></text:p>
        <text:p text:style-name="P22"><text:span text:style-name="CharStyle16"><text:span text:style-name="T6">Prejdi sa rozkvitnutým sadom.</text:span></text:span></text:p>
        <text:p text:style-name="P30"><text:span text:style-name="CharStyle16"><text:span text:style-name="T6">Zhlboka dýchaj. Postoj. Hlavu zvráť,</text:span></text:span></text:p>
        <text:p text:style-name="P25"><text:span text:style-name="CharStyle16"><text:span text:style-name="T6">korunám nastav. Sad</text:span></text:span></text:p>
        <text:p text:style-name="P25"><text:span text:style-name="CharStyle16"><text:span text:style-name="T6">na teba spustí vo</text:span></text:span><text:span text:style-name="CharStyle16"><text:span text:style-name="T3">ľ</text:span></text:span><text:span text:style-name="CharStyle16"><text:span text:style-name="T6">ným pádom</text:span></text:span></text:p>
        <text:p text:style-name="P5"><text:span text:style-name="CharStyle16"><text:span text:style-name="T6"/></text:span></text:p>
        <text:p text:style-name="P22"><text:span text:style-name="CharStyle16"><text:span text:style-name="T6">lupene, vône, rosu, krásu.</text:span></text:span></text:p>
        <text:p text:style-name="P5"><text:span text:style-name="CharStyle16"><text:span text:style-name="T6"/></text:span></text:p>
        <text:p text:style-name="P25"><text:span text:style-name="CharStyle16"><text:span text:style-name="T6">A vykroč </text:span></text:span><text:span text:style-name="CharStyle16"><text:span text:style-name="T9">ď</text:span></text:span><text:span text:style-name="CharStyle16"><text:span text:style-name="T6">alej. Ako pán,</text:span></text:span></text:p>
        <text:p text:style-name="P25"><text:span text:style-name="CharStyle16"><text:span text:style-name="T6">cez brány roztvorené dokorán.</text:span></text:span></text:p>
        <text:p text:style-name="P5"><text:span text:style-name="CharStyle16"><text:span text:style-name="T6">Pán tejto Zeme, tohto času.</text:span></text:span></text:p>
        <text:p text:style-name="P5"><text:span text:style-name="CharStyle16"><text:span text:style-name="T6"/></text:span></text:p>
        <text:p text:style-name="P25"><text:span text:style-name="CharStyle16"><text:span text:style-name="T6">Naša je. Náš je. Sformujeme</text:span></text:span></text:p>
        <text:p text:style-name="P25"><text:span text:style-name="CharStyle16"><text:span text:style-name="T6">vzpierajúci sa anarchický svet.</text:span></text:span></text:p>
        <text:p text:style-name="P25"><text:span text:style-name="CharStyle16"><text:span text:style-name="T6">Mimo i v sebe. Hore hlavu. Vpred.</text:span></text:span></text:p>
        <text:p text:style-name="P25"><text:span text:style-name="CharStyle16"><text:span text:style-name="T6">Čo pretrpíme nepovieme.</text:span></text:span></text:p>
        <text:p text:style-name="P3"><text:span text:style-name="CharStyle7"><text:span text:style-name="T6"/></text:span></text:p>
        <text:p text:style-name="P30"><text:span text:style-name="CharStyle16"><text:span text:style-name="T6">Hotové dielo poťažkáme v dlani.</text:span></text:span></text:p>
        <text:p text:style-name="P25"><text:span text:style-name="CharStyle16"><text:span text:style-name="T6">Kalený úsmev vyjde </text:span></text:span><text:span text:style-name="CharStyle16"><text:span text:style-name="T3">z</text:span></text:span><text:span text:style-name="CharStyle16"><text:span text:style-name="T6"> bied.</text:span></text:span></text:p>
        <text:p text:style-name="P25"><text:span text:style-name="CharStyle16"><text:span text:style-name="T6">Človek, pán sveta, </text:span></text:span><text:span text:style-name="CharStyle16"><text:span text:style-name="T1">je</text:span></text:span><text:span text:style-name="CharStyle16"><text:span text:style-name="T6">ho stred,</text:span></text:span></text:p>
        <text:p text:style-name="P25"><text:soft-page-break/><text:span text:style-name="CharStyle16"><text:span text:style-name="T6">nebude temným silám daný</text:span></text:span></text:p>
        <text:p text:style-name="P25"><text:span text:style-name="CharStyle16"><text:span text:style-name="T6"/></text:span></text:p>
        <text:p text:style-name="P25"><text:span text:style-name="CharStyle16"><text:span text:style-name="T6">napospas a na pustošenie.</text:span></text:span></text:p>
        <text:p text:style-name="P5"><text:span text:style-name="CharStyle16"><text:span text:style-name="T6"/></text:span></text:p>
        <text:p text:style-name="P22"><text:span text:style-name="CharStyle16"><text:span text:style-name="T6">Zájdi si v rozkvitnutý sad.</text:span></text:span></text:p>
        <text:p text:style-name="P30"><text:span text:style-name="CharStyle16"><text:span text:style-name="T6">Zhlboka dýchaj. Postoj. Hlavu </text:span></text:span><text:span text:style-name="CharStyle16"><text:span text:style-name="T9">z</text:span></text:span><text:span text:style-name="CharStyle16"><text:span text:style-name="T1">v</text:span></text:span><text:span text:style-name="CharStyle16"><text:span text:style-name="T6">ráť</text:span></text:span></text:p>
        <text:p text:style-name="P25"><text:span text:style-name="CharStyle16"><text:span text:style-name="T6">a nastav kráse ako dobrej žene.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7" text:outline-level="1"><text:bookmark-start text:name="bookmark52"/><text:span text:style-name="CharStyle10"><text:span text:style-name="T6">Vidina</text:span></text:span><text:bookmark-end text:name="bookmark52"/></text:h>
        <text:h text:style-name="P16" text:outline-level="1"><text:span text:style-name="CharStyle10"><text:span text:style-name="T6"/></text:span></text:h>
        <text:p text:style-name="P30"><text:span text:style-name="CharStyle16"><text:span text:style-name="T6">Akokoľvek bránim sa,</text:span></text:span></text:p>
        <text:p text:style-name="P25"><text:span text:style-name="CharStyle16"><text:span text:style-name="T6">zaplietam ťa v svoje plány.</text:span></text:span></text:p>
        <text:p text:style-name="P5"><text:span text:style-name="CharStyle16"><text:span text:style-name="T6"/></text:span></text:p>
        <text:p text:style-name="P25"><text:span text:style-name="CharStyle16"><text:span text:style-name="T6">Dneska v noci napríklad</text:span></text:span></text:p>
        <text:p text:style-name="P25"><text:span text:style-name="CharStyle16"><text:span text:style-name="T6">prebudil ma mrazný vietor,</text:span></text:span></text:p>
        <text:p text:style-name="P25"><text:span text:style-name="CharStyle16"><text:span text:style-name="T6">ke</text:span></text:span><text:span text:style-name="CharStyle16"><text:span text:style-name="T9">ď</text:span></text:span><text:span text:style-name="CharStyle16"><text:span text:style-name="T6"> zatriasol oblokami.</text:span></text:span></text:p>
        <text:p text:style-name="P5"><text:span text:style-name="CharStyle16"><text:span text:style-name="T6"/></text:span></text:p>
        <text:p text:style-name="P25"><text:span text:style-name="CharStyle16"><text:span text:style-name="T6">Zahľadený do mrazu,</text:span></text:span></text:p>
        <text:p text:style-name="P25"><text:span text:style-name="CharStyle16"><text:span text:style-name="T6">uvidel som sladký sad</text:span></text:span></text:p>
        <text:p text:style-name="P25"><text:span text:style-name="CharStyle16"><text:span text:style-name="T6">samým kvietím obsypaný.</text:span></text:span></text:p>
        <text:p text:style-name="P5"><text:span text:style-name="CharStyle16"><text:span text:style-name="T6"/></text:span></text:p>
        <text:p text:style-name="P25"><text:span text:style-name="CharStyle16"><text:span text:style-name="T6">Včelín zunel pri plote</text:span></text:span></text:p>
        <text:p text:style-name="P25"><text:span text:style-name="CharStyle16"><text:span text:style-name="T6">a tam ďalej po návrší</text:span></text:span></text:p>
        <text:p text:style-name="P25"><text:span text:style-name="CharStyle16"><text:span text:style-name="T6">veľké sjednotené pole</text:span></text:span></text:p>
        <text:p text:style-name="P25"><text:span text:style-name="CharStyle16"><text:span text:style-name="T6">hnalo vlny k obzoru.</text:span></text:span></text:p>
        <text:p text:style-name="P3"><text:span text:style-name="CharStyle7"><text:span text:style-name="T6"/></text:span></text:p>
        <text:p text:style-name="P5"><text:span text:style-name="CharStyle16"><text:span text:style-name="T6">Všetko zemské bolo naše.</text:span></text:span></text:p>
        <text:p text:style-name="P30"><text:span text:style-name="CharStyle16"><text:span text:style-name="T6">A my sme ním prechádzali</text:span></text:span></text:p>
        <text:p text:style-name="P25"><text:span text:style-name="CharStyle16"><text:span text:style-name="T6">v jarnej kráse</text:span></text:span></text:p>
        <text:p text:style-name="P25"><text:span text:style-name="CharStyle16"><text:span text:style-name="T6">starí, starí,</text:span></text:span></text:p>
        <text:p text:style-name="P25"><text:span text:style-name="CharStyle16"><text:span text:style-name="T6">zostarnutí,</text:span></text:span></text:p>
        <text:p text:style-name="P30"><text:span text:style-name="CharStyle16"><text:span text:style-name="T6">s tou poslednou veľkou vášňou:</text:span></text:span></text:p>
        <text:p text:style-name="P25"><text:span text:style-name="CharStyle16"><text:span text:style-name="T6">dýchať spokojnosť a šťastie</text:span></text:span></text:p>
        <text:p text:style-name="P25"><text:soft-page-break/><text:span text:style-name="CharStyle16"><text:span text:style-name="T6">po búrlivom živote.</text:span></text:span></text:p>
        <text:p text:style-name="P5"><text:span text:style-name="CharStyle16"><text:span text:style-name="T1"/></text:span></text:p>
        <text:p text:style-name="P25"><text:span text:style-name="CharStyle16"><text:span text:style-name="T1">Z</text:span></text:span><text:span text:style-name="CharStyle16"><text:span text:style-name="T6">unel včelín pri plote</text:span></text:span></text:p>
        <text:p text:style-name="P25"><text:span text:style-name="CharStyle16"><text:span text:style-name="T6">samým kvietím obsypaný.</text:span></text:span></text:p>
        <text:p text:style-name="P30"><text:span text:style-name="CharStyle16"><text:span text:style-name="T6">Akokoľvek bránim sa,</text:span></text:span></text:p>
        <text:p text:style-name="P25"><text:span text:style-name="CharStyle16"><text:span text:style-name="T6">zaplietam ťa v svoje plány.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7" text:outline-level="1"><text:bookmark-start text:name="bookmark54"/><text:span text:style-name="CharStyle10"><text:span text:style-name="T6">Ďakujem Ti</text:span></text:span><text:bookmark-end text:name="bookmark54"/></text:h>
        <text:p text:style-name="P5"><text:span text:style-name="CharStyle16"><text:span text:style-name="T6"/></text:span></text:p>
        <text:p text:style-name="P25"><text:span text:style-name="CharStyle16"><text:span text:style-name="T6">Ďaku</text:span></text:span><text:span text:style-name="CharStyle16"><text:span text:style-name="T1">j</text:span></text:span><text:span text:style-name="CharStyle16"><text:span text:style-name="T6">em ti za to svetlo,</text:span></text:span></text:p>
        <text:p text:style-name="P25"><text:span text:style-name="CharStyle16"><text:span text:style-name="T6">za ten </text:span></text:span><text:span text:style-name="CharStyle16"><text:span text:style-name="T1">ja</text:span></text:span><text:span text:style-name="CharStyle16"><text:span text:style-name="T6">s,</text:span></text:span></text:p>
        <text:p text:style-name="P25"><text:span text:style-name="CharStyle16"><text:span text:style-name="T6">za to spievajúce žriedlo,</text:span></text:span></text:p>
        <text:p text:style-name="P25"><text:span text:style-name="CharStyle16"><text:span text:style-name="T6">čo sme našli</text:span></text:span></text:p>
        <text:p text:style-name="P25"><text:span text:style-name="CharStyle16"><text:span text:style-name="T6">nečakane,</text:span></text:span></text:p>
        <text:p text:style-name="P25"><text:span text:style-name="CharStyle16"><text:span text:style-name="T6">celkom blízko —</text:span></text:span></text:p>
        <text:p text:style-name="P25"><text:span text:style-name="CharStyle16"><text:span text:style-name="T6">v nás.</text:span></text:span></text:p>
        <text:p text:style-name="P5"><text:span text:style-name="CharStyle16"><text:span text:style-name="T6"/></text:span></text:p>
        <text:p text:style-name="P25"><text:span text:style-name="CharStyle16"><text:span text:style-name="T6">Ďakujem ti za prechádzku,</text:span></text:span></text:p>
        <text:p text:style-name="P25"><text:span text:style-name="CharStyle16"><text:span text:style-name="T6">za ten dúšok čistej vody,</text:span></text:span></text:p>
        <text:p text:style-name="P25"><text:span text:style-name="CharStyle16"><text:span text:style-name="T6">za tie dlane,</text:span></text:span></text:p>
        <text:p text:style-name="P25"><text:span text:style-name="CharStyle16"><text:span text:style-name="T6">za tvoj inštinkt neomylný,</text:span></text:span></text:p>
        <text:p text:style-name="P25"><text:span text:style-name="CharStyle16"><text:span text:style-name="T6">čo nás vodil.</text:span></text:span></text:p>
        <text:p text:style-name="P5"><text:span text:style-name="CharStyle16"><text:span text:style-name="T1">Z</text:span></text:span><text:span text:style-name="CharStyle16"><text:span text:style-name="T6">a tú lásku.</text:span></text:span></text:p>
        <text:p text:style-name="P3"><text:span text:style-name="CharStyle7"><text:span text:style-name="T6"/></text:span></text:p>
        <text:p text:style-name="P30"><text:span text:style-name="CharStyle16"><text:span text:style-name="T6">Ďakujem t</text:span></text:span><text:span text:style-name="CharStyle16"><text:span text:style-name="T3">i</text:span></text:span><text:span text:style-name="CharStyle16"><text:span text:style-name="T6"> za spokojnosť,</text:span></text:span></text:p>
        <text:p text:style-name="P25"><text:span text:style-name="CharStyle16"><text:span text:style-name="T6">čistú hlavu,</text:span></text:span></text:p>
        <text:p text:style-name="P25"><text:span text:style-name="CharStyle16"><text:span text:style-name="T6">za tvár novú,</text:span></text:span></text:p>
        <text:p text:style-name="P25"><text:span text:style-name="CharStyle16"><text:span text:style-name="T6">za to, že si odmotala</text:span></text:span></text:p>
        <text:p text:style-name="P25"><text:span text:style-name="CharStyle16"><text:span text:style-name="T6">mnohú vrásku</text:span></text:span></text:p>
        <text:p text:style-name="P25"><text:span text:style-name="CharStyle16"><text:span text:style-name="T6">s toho klbka,</text:span></text:span></text:p>
        <text:p text:style-name="P25"><text:span text:style-name="CharStyle16"><text:span text:style-name="T6">ty, čakaná, vytúžená.</text:span></text:span></text:p>
        <text:p text:style-name="P5"><text:span text:style-name="CharStyle16"><text:span text:style-name="T6"/></text:span></text:p>
        <text:p text:style-name="P25"><text:span text:style-name="CharStyle16"><text:span text:style-name="T6">Ďakujem ti za tú lásku,</text:span></text:span></text:p>
        <text:p text:style-name="P25"><text:soft-page-break/><text:span text:style-name="CharStyle16"><text:span text:style-name="T6">zrkadliaca čistá h</text:span></text:span><text:span text:style-name="CharStyle16"><text:span text:style-name="T3">ĺ</text:span></text:span><text:span text:style-name="CharStyle16"><text:span text:style-name="T6">bka —</text:span></text:span></text:p>
        <text:p text:style-name="P25"><text:span text:style-name="CharStyle16"><text:span text:style-name="T6">žena.</text:span></text:span></text:p>
        <text:p text:style-name="P3"><text:span text:style-name="CharStyle7"><text:span text:style-name="T6"/></text:span></text:p>
        <text:p text:style-name="P19"><text:span text:style-name="CharStyle7"><text:span text:style-name="T6"/></text:span></text:p>
        <text:h text:style-name="P13" text:outline-level="1"><text:bookmark-start text:name="bookmark56"/><text:span text:style-name="CharStyle10"><text:span text:style-name="T6">Odpočinok</text:span></text:span><text:bookmark-end text:name="bookmark56"/></text:h>
        <text:p text:style-name="P5"><text:span text:style-name="CharStyle16"><text:span text:style-name="T6"/></text:span></text:p>
        <text:p text:style-name="P25"><text:span text:style-name="CharStyle16"><text:span text:style-name="T6">Deň dobrý ako strapec hrozna.</text:span></text:span></text:p>
        <text:p text:style-name="P25"><text:span text:style-name="CharStyle16"><text:span text:style-name="T6">Tichý jak žena milovaná,</text:span></text:span></text:p>
        <text:p text:style-name="P25"><text:span text:style-name="CharStyle16"><text:span text:style-name="T6">prechádzajúca do polosna</text:span></text:span></text:p>
        <text:p text:style-name="P25"><text:span text:style-name="CharStyle16"><text:span text:style-name="T6">s úsmevom na perách.</text:span></text:span></text:p>
        <text:p text:style-name="P5"><text:span text:style-name="CharStyle16"><text:span text:style-name="T6"/></text:span></text:p>
        <text:p text:style-name="P25"><text:span text:style-name="CharStyle16"><text:span text:style-name="T6">V k</text:span></text:span><text:span text:style-name="CharStyle16"><text:span text:style-name="T1">o</text:span></text:span><text:span text:style-name="CharStyle16"><text:span text:style-name="T6">runách svietia plody sladké</text:span></text:span></text:p>
        <text:p text:style-name="P25"><text:span text:style-name="CharStyle16"><text:span text:style-name="T6">a včely,</text:span></text:span></text:p>
        <text:p text:style-name="P25"><text:span text:style-name="CharStyle16"><text:span text:style-name="T6">sestričky naše vratké,</text:span></text:span></text:p>
        <text:p text:style-name="P25"><text:span text:style-name="CharStyle16"><text:span text:style-name="T6">zarovno s nami pijú</text:span></text:span></text:p>
        <text:p text:style-name="P25"><text:span text:style-name="CharStyle16"><text:span text:style-name="T6">zo všetkých pootvorených perí</text:span></text:span></text:p>
        <text:p text:style-name="P25"><text:span text:style-name="CharStyle16"><text:span text:style-name="T6">poéziu,</text:span></text:span></text:p>
        <text:p text:style-name="P25"><text:span text:style-name="CharStyle16"><text:span text:style-name="T6">ktoréhosi dňa dobrého</text:span></text:span></text:p>
        <text:p text:style-name="P25"><text:span text:style-name="CharStyle16"><text:span text:style-name="T6">pred prvým mrazom.</text:span></text:span></text:p>
        <text:p text:style-name="P25"><text:span text:style-name="CharStyle7"><text:span text:style-name="T6"/></text:span></text:p>
        <text:p text:style-name="P30"><text:span text:style-name="CharStyle16"><text:span text:style-name="T6">V </text:span></text:span><text:span text:style-name="CharStyle16"><text:span text:style-name="T1">je</text:span></text:span><text:span text:style-name="CharStyle16"><text:span text:style-name="T6">seni, kdesi, na okolí Bratislavy,</text:span></text:span></text:p>
        <text:p text:style-name="P25"><text:span text:style-name="CharStyle16"><text:span text:style-name="T6">v sobotu,</text:span></text:span></text:p>
        <text:p text:style-name="P25"><text:span text:style-name="CharStyle16"><text:span text:style-name="T6">keď sme skončili robotu</text:span></text:span></text:p>
        <text:p text:style-name="P25"><text:span text:style-name="CharStyle16"><text:span text:style-name="T6">a Dunaj tiekol trblietavý</text:span></text:span></text:p>
        <text:p text:style-name="P25"><text:span text:style-name="CharStyle16"><text:span text:style-name="T6">poved</text:span></text:span><text:span text:style-name="CharStyle16"><text:span text:style-name="T9">ľ</text:span></text:span><text:span text:style-name="CharStyle16"><text:span text:style-name="T6">a stíchnutého</text:span></text:span></text:p>
        <text:p text:style-name="P25"><text:span text:style-name="CharStyle16"><text:span text:style-name="T6">mlyna mojej hlavy,</text:span></text:span></text:p>
        <text:p text:style-name="P25"><text:span text:style-name="CharStyle16"><text:span text:style-name="T6">ako prúd láskavého šepotu.</text:span></text:span></text:p>
        <text:p text:style-name="P25"><text:span text:style-name="CharStyle7"><text:span text:style-name="T6"/></text:span></text:p>
        <text:p text:style-name="P25"><text:span text:style-name="CharStyle7"><text:span text:style-name="T6"/></text:span></text:p>
        <text:p text:style-name="P11"><text:span text:style-name="CharStyle31"><text:span text:style-name="T6">Dieťa</text:span></text:span></text:p>
        <text:p text:style-name="P6"><text:span text:style-name="CharStyle24"><text:span text:style-name="T1"/></text:span></text:p>
        <text:p text:style-name="P38"><text:span text:style-name="CharStyle24"><text:span text:style-name="T1">1</text:span></text:span></text:p>
        <text:p text:style-name="P5"><text:span text:style-name="CharStyle16"><text:span text:style-name="T6"/></text:span></text:p>
        <text:p text:style-name="P25"><text:span text:style-name="CharStyle16"><text:span text:style-name="T6">Krasopisne, ako do písanky,</text:span></text:span></text:p>
        <text:p text:style-name="P25"><text:soft-page-break/><text:span text:style-name="CharStyle16"><text:span text:style-name="T6">neučesan</text:span></text:span><text:span text:style-name="CharStyle16"><text:span text:style-name="T1">ú</text:span></text:span><text:span text:style-name="CharStyle16"><text:span text:style-name="T6"> tému z dávnoveku nášho detstva</text:span></text:span></text:p>
        <text:p text:style-name="P25"><text:span text:style-name="CharStyle16"><text:span text:style-name="T6">chcel by som položiť,</text:span></text:span></text:p>
        <text:p text:style-name="P25"><text:span text:style-name="CharStyle16"><text:span text:style-name="T6">ale sa rozlieza s krikom popod obloky,</text:span></text:span></text:p>
        <text:p text:style-name="P25"><text:span text:style-name="CharStyle16"><text:span text:style-name="T6">kde žije ďalej pomimo nás.</text:span></text:span></text:p>
        <text:p text:style-name="P5"><text:span text:style-name="CharStyle16"><text:span text:style-name="T6"/></text:span></text:p>
        <text:p text:style-name="P22"><text:span text:style-name="CharStyle16"><text:span text:style-name="T6">Detí ako smetí.</text:span></text:span></text:p>
        <text:p text:style-name="P5"><text:span text:style-name="CharStyle16"><text:span text:style-name="T6"/></text:span></text:p>
        <text:p text:style-name="P25"><text:span text:style-name="CharStyle16"><text:span text:style-name="T6">Ešte nevie ani </text:span></text:span><text:span text:style-name="CharStyle16"><text:span text:style-name="T9">a</text:span></text:span></text:p>
        <text:p text:style-name="P25"><text:span text:style-name="CharStyle16"><text:span text:style-name="T6">a už čmára samé básne</text:span></text:span></text:p>
        <text:p text:style-name="P25"><text:span text:style-name="CharStyle16"><text:span text:style-name="T6">kriedou slnka, kde sa dá</text:span></text:span></text:p>
        <text:p text:style-name="P25"><text:span text:style-name="CharStyle16"><text:span text:style-name="T6">popri domoch.</text:span></text:span></text:p>
        <text:p text:style-name="P5"><text:span text:style-name="CharStyle16"><text:span text:style-name="T6"/></text:span></text:p>
        <text:p text:style-name="P22"><text:span text:style-name="CharStyle16"><text:span text:style-name="T6">Dieťa.</text:span></text:span></text:p>
        <text:p text:style-name="P3"><text:span text:style-name="CharStyle7"><text:span text:style-name="T6"/></text:span></text:p>
        <text:p text:style-name="P31"><text:span text:style-name="CharStyle16"><text:span text:style-name="T6">Presahuje prítomnosť.</text:span></text:span></text:p>
        <text:p text:style-name="P26"><text:span text:style-name="CharStyle16"><text:span text:style-name="T6">Ako konár rozkvitnutý</text:span></text:span></text:p>
        <text:p text:style-name="P26"><text:span text:style-name="CharStyle16"><text:span text:style-name="T6">presahuje ponad plot.</text:span></text:span></text:p>
        <text:p text:style-name="P26"><text:span text:style-name="CharStyle16"><text:span text:style-name="T6">Uvidí tam vysnívané,</text:span></text:span></text:p>
        <text:p text:style-name="P26"><text:span text:style-name="CharStyle16"><text:span text:style-name="T6">ktoré prešlo v čin a dielo.</text:span></text:span></text:p>
        <text:p text:style-name="P26"><text:span text:style-name="CharStyle16"><text:span text:style-name="T6">Bude chodiť po svete,</text:span></text:span></text:p>
        <text:p text:style-name="P26"><text:span text:style-name="CharStyle16"><text:span text:style-name="T6">bude chytať do rúk veci,</text:span></text:span></text:p>
        <text:p text:style-name="P26"><text:span text:style-name="CharStyle16"><text:span text:style-name="T6">ktoré my len tušíme</text:span></text:span></text:p>
        <text:p text:style-name="P26"><text:span text:style-name="CharStyle16"><text:span text:style-name="T6">naklonení nad plánom.</text:span></text:span></text:p>
        <text:p text:style-name="P5"><text:span text:style-name="CharStyle16"><text:span text:style-name="T6"/></text:span></text:p>
        <text:p text:style-name="P22"><text:span text:style-name="CharStyle16"><text:span text:style-name="T6">2</text:span></text:span></text:p>
        <text:p text:style-name="P5"><text:span text:style-name="CharStyle16"><text:span text:style-name="T6"/></text:span></text:p>
        <text:p text:style-name="P26"><text:span text:style-name="CharStyle16"><text:span text:style-name="T6">Už mnohé služby rada vykonáva,</text:span></text:span></text:p>
        <text:p text:style-name="P26"><text:span text:style-name="CharStyle16"><text:span text:style-name="T6">sama mi ide kúpiť cigarety.</text:span></text:span></text:p>
        <text:p text:style-name="P26"><text:span text:style-name="CharStyle16"><text:span text:style-name="T6">O tridsať rokov mladšia hlava</text:span></text:span></text:p>
        <text:p text:style-name="P26"><text:span text:style-name="CharStyle16"><text:span text:style-name="T6">učí sa slabikovať prvé vety:</text:span></text:span></text:p>
        <text:p text:style-name="P26"><text:span text:style-name="CharStyle32"><text:span text:style-name="T4"/></text:span></text:p>
        <text:p text:style-name="P26"><text:span text:style-name="CharStyle32"><text:span text:style-name="T4">r</text:span></text:span><text:span text:style-name="CharStyle32"><text:span text:style-name="T1">án</text:span></text:span><text:span text:style-name="CharStyle32"><text:span text:style-name="T4">o</text:span></text:span><text:span text:style-name="CharStyle32"><text:span text:style-name="T6"> </text:span></text:span><text:span text:style-name="CharStyle32"><text:span text:style-name="T1">ne</text:span></text:span><text:span text:style-name="CharStyle32"><text:span text:style-name="T4">ro</text:span></text:span><text:span text:style-name="CharStyle32"><text:span text:style-name="T6"> </text:span></text:span><text:span text:style-name="CharStyle32"><text:span text:style-name="T1">nú</text:span></text:span><text:span text:style-name="CharStyle32"><text:span text:style-name="T4">ra</text:span></text:span></text:p>
        <text:p text:style-name="P5"><text:span text:style-name="CharStyle16"><text:span text:style-name="T6"/></text:span></text:p>
        <text:p text:style-name="P26"><text:span text:style-name="CharStyle16"><text:span text:style-name="T6">Ke</text:span></text:span><text:span text:style-name="CharStyle16"><text:span text:style-name="T1">ď</text:span></text:span><text:span text:style-name="CharStyle16"><text:span text:style-name="T6"> som ju dneska poslal do trafiky,</text:span></text:span></text:p>
        <text:p text:style-name="P26"><text:soft-page-break/><text:span text:style-name="CharStyle16"><text:span text:style-name="T6">blysla mi mysľou nádej blaživá:</text:span></text:span></text:p>
        <text:p text:style-name="P26"><text:span text:style-name="CharStyle16"><text:span text:style-name="T6">veď ona môže čítať také texty,</text:span></text:span></text:p>
        <text:p text:style-name="P26"><text:span text:style-name="CharStyle16"><text:span text:style-name="T6">na ktoré nedovidím presne za živa.</text:span></text:span></text:p>
        <text:p text:style-name="P5"><text:span text:style-name="CharStyle16"><text:span text:style-name="T6"/></text:span></text:p>
        <text:p text:style-name="P26"><text:span text:style-name="CharStyle16"><text:span text:style-name="T6">Keď bude trhať s kalendára stránku,</text:span></text:span></text:p>
        <text:p text:style-name="P26"><text:span text:style-name="CharStyle16"><text:span text:style-name="T6">na ktorej bude číslo 2000,</text:span></text:span></text:p>
        <text:p text:style-name="P26"><text:span text:style-name="CharStyle16"><text:span text:style-name="T6">môže mať dcéru Janku, vnučku Janku</text:span></text:span></text:p>
        <text:p text:style-name="P26"><text:span text:style-name="CharStyle16"><text:span text:style-name="T6">a ďalej budú snovať pradivá.</text:span></text:span></text:p>
        <text:p text:style-name="P3"><text:span text:style-name="CharStyle7"><text:span text:style-name="T6"/></text:span></text:p>
        <text:p text:style-name="P31"><text:span text:style-name="CharStyle16"><text:span text:style-name="T6">Vtedy už budú mnohé veci skutkom,</text:span></text:span></text:p>
        <text:p text:style-name="P26"><text:span text:style-name="CharStyle16"><text:span text:style-name="T6">ktoré dnes ešte v kuklách mozgov spia</text:span></text:span></text:p>
        <text:p text:style-name="P26"><text:span text:style-name="CharStyle16"><text:span text:style-name="T6">zapavúčené maloverným smútkom</text:span></text:span></text:p>
        <text:p text:style-name="P26"><text:span text:style-name="CharStyle16"><text:span text:style-name="T6">na zarosenom čele predvoja.</text:span></text:span></text:p>
        <text:p text:style-name="P5"><text:span text:style-name="CharStyle16"><text:span text:style-name="T6"/></text:span></text:p>
        <text:p text:style-name="P26"><text:span text:style-name="CharStyle16"><text:span text:style-name="T6">Prítomnosť bude dávno minulosťou</text:span></text:span></text:p>
        <text:p text:style-name="P26"><text:span text:style-name="CharStyle16"><text:span text:style-name="T6">a náš boj bude dávno vyhraný.</text:span></text:span></text:p>
        <text:p text:style-name="P31"><text:span text:style-name="CharStyle16"><text:span text:style-name="T6">Složitosť naša dávno bude prostou,</text:span></text:span></text:p>
        <text:p text:style-name="P26"><text:span text:style-name="CharStyle16"><text:span text:style-name="T6">špendlíkom pripichnutá na strany.</text:span></text:span></text:p>
        <text:p text:style-name="P5"><text:span text:style-name="CharStyle16"><text:span text:style-name="T6"/></text:span></text:p>
        <text:p text:style-name="P26"><text:span text:style-name="CharStyle16"><text:span text:style-name="T6">Nápisy nové budú na trafikách</text:span></text:span></text:p>
        <text:p text:style-name="P26"><text:span text:style-name="CharStyle16"><text:span text:style-name="T6">a nové básne neón vysvieti</text:span></text:span></text:p>
        <text:p text:style-name="P26"><text:span text:style-name="CharStyle16"><text:span text:style-name="T6">do noci mesta snehového ticha,</text:span></text:span></text:p>
        <text:p text:style-name="P26"><text:span text:style-name="CharStyle16"><text:span text:style-name="T6">inscenovaného pre deti.</text:span></text:span></text:p>
        <text:p text:style-name="P5"><text:span text:style-name="CharStyle16"><text:span text:style-name="T6"/></text:span></text:p>
        <text:p text:style-name="P26"><text:span text:style-name="CharStyle16"><text:span text:style-name="T6">Pre deti detí našich, pre ich deti,</text:span></text:span></text:p>
        <text:p text:style-name="P26"><text:span text:style-name="CharStyle16"><text:span text:style-name="T6">ktoré sem prídu prstom po riadku,</text:span></text:span></text:p>
        <text:p text:style-name="P26"><text:span text:style-name="CharStyle16"><text:span text:style-name="T6">po reťazovom moste prvej vety</text:span></text:span></text:p>
        <text:p text:style-name="P26"><text:span text:style-name="CharStyle16"><text:span text:style-name="T6">pohladiť jazvy nášho začiatku.</text:span></text:span></text:p>
        <text:p text:style-name="P3"><text:span text:style-name="CharStyle13"><text:span text:style-name="T6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Sans Serif" svg:font-family="'Microsoft Sans Serif'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Záhlavie_20__23_1" style:display-name="Záhlavie #1" style:family="paragraph" style:list-style-name="" style:master-page-name="">
      <loext:graphic-properties draw:fill="none" draw:fill-color="#729fcf"/>
      <style:paragraph-properties fo:margin-left="0cm" fo:margin-right="0cm" fo:text-indent="0.617cm" style:auto-text-indent="false"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style:page-number="auto" fo:background-color="transparent"/>
    </style:style>
    <style:style style:name="Iné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5_29_" style:display-name="Základný text (5)" style:family="paragraph" style:master-page-name="">
      <loext:graphic-properties draw:fill="none" draw:fill-color="#729fcf"/>
      <style:paragraph-properties fo:margin-left="2.505cm" fo:margin-right="0cm" fo:text-indent="0cm" style:auto-text-indent="false" style:page-number="auto" fo:background-color="transparent"/>
    </style:style>
    <style:style style:name="Základný_20_text_20__28_6_29_" style:display-name="Základný text (6)" style:family="paragraph" style:master-page-name="">
      <loext:graphic-properties draw:fill="none" draw:fill-color="#729fcf"/>
      <style:paragraph-properties fo:margin-left="0cm" fo:margin-right="0cm" fo:text-indent="0.353cm" style:auto-text-indent="false" style:page-number="auto" fo:background-color="transparen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5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7" style:family="text" style:parent-style-name="DefaultFontStyle"/>
    <style:style style:name="CharStyle8" style:family="text" style:parent-style-name="CharStyle7">
      <style:text-properties fo:color="#000000" fo:language="sk" fo:country="SK" style:language-asian="sk" style:country-asian="SK" style:language-complex="sk" style:country-complex="SK"/>
    </style:style>
    <style:style style:name="CharStyle10" style:family="text" style:parent-style-name="DefaultFontStyle"/>
    <style:style style:name="CharStyle12" style:family="text" style:parent-style-name="DefaultFontStyle"/>
    <style:style style:name="CharStyle13" style:family="text" style:parent-style-name="CharStyle12">
      <style:text-properties fo:color="#000000" fo:language="sk" fo:country="SK" style:language-asian="sk" style:country-asian="SK" style:language-complex="sk" style:country-complex="SK"/>
    </style:style>
    <style:style style:name="CharStyle14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16" style:family="text" style:parent-style-name="DefaultFontStyle"/>
    <style:style style:name="CharStyle17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18" style:family="text" style:parent-style-name="CharStyle7">
      <style:text-properties fo:color="#000000" fo:language="sk" fo:country="SK" style:language-asian="sk" style:country-asian="SK" style:language-complex="sk" style:country-complex="SK"/>
    </style:style>
    <style:style style:name="CharStyle19" style:family="text" style:parent-style-name="CharStyle7">
      <style:text-properties fo:color="#000000" fo:language="sk" fo:country="SK" style:language-asian="sk" style:country-asian="SK" style:language-complex="sk" style:country-complex="SK"/>
    </style:style>
    <style:style style:name="CharStyle20" style:family="text" style:parent-style-name="CharStyle7">
      <style:text-properties fo:color="#000000" fo:language="sk" fo:country="SK" style:language-asian="sk" style:country-asian="SK" style:language-complex="sk" style:country-complex="SK"/>
    </style:style>
    <style:style style:name="CharStyle21" style:family="text" style:parent-style-name="CharStyle16">
      <style:text-properties fo:color="#000000" fo:language="sk" fo:country="SK" style:language-asian="sk" style:country-asian="SK" style:language-complex="sk" style:country-complex="SK"/>
    </style:style>
    <style:style style:name="CharStyle23" style:family="text" style:parent-style-name="DefaultFontStyle"/>
    <style:style style:name="CharStyle24" style:family="text" style:parent-style-name="CharStyle23">
      <style:text-properties fo:color="#000000" fo:language="sk" fo:country="SK" style:language-asian="sk" style:country-asian="SK" style:language-complex="sk" style:country-complex="SK"/>
    </style:style>
    <style:style style:name="CharStyle25" style:family="text" style:parent-style-name="CharStyle16">
      <style:text-properties fo:color="#000000" fo:language="sk" fo:country="SK" style:language-asian="sk" style:country-asian="SK" style:language-complex="sk" style:country-complex="SK"/>
    </style:style>
    <style:style style:name="CharStyle26" style:family="text" style:parent-style-name="CharStyle23">
      <style:text-properties fo:color="#000000" fo:language="sk" fo:country="SK" style:language-asian="sk" style:country-asian="SK" style:language-complex="sk" style:country-complex="SK"/>
    </style:style>
    <style:style style:name="CharStyle28" style:family="text" style:parent-style-name="DefaultFontStyle"/>
    <style:style style:name="CharStyle29" style:family="text" style:parent-style-name="CharStyle16">
      <style:text-properties fo:color="#000000" fo:language="sk" fo:country="SK" style:language-asian="sk" style:country-asian="SK" style:language-complex="sk" style:country-complex="SK"/>
    </style:style>
    <style:style style:name="CharStyle31" style:family="text" style:parent-style-name="DefaultFontStyle"/>
    <style:style style:name="CharStyle32" style:family="text" style:parent-style-name="CharStyle16">
      <style:text-properties fo:color="#000000" fo:language="sk" fo:country="SK" style:language-asian="sk" style:country-asian="SK" style:language-complex="sk" style:country-complex="SK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635cm" fo:margin-left="0cm" fo:margin-right="0cm" fo:margin-top="0.635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dc:date>2023-04-08T19:03:42.479000000</dc:date>
    <meta:editing-duration>PT2H35M</meta:editing-duration>
    <meta:editing-cycles>4</meta:editing-cycles>
    <meta:generator>LibreOffice/5.4.2.2$Windows_x86 LibreOffice_project/22b09f6418e8c2d508a9eaf86b2399209b0990f4</meta:generator>
    <meta:document-statistic meta:table-count="0" meta:image-count="0" meta:object-count="0" meta:page-count="35" meta:paragraph-count="912" meta:word-count="3793" meta:character-count="21990" meta:non-whitespace-character-count="19080"/>
  </office:meta>
</office:document-meta>
</file>